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Georgia" svg:font-family="Georgia" style:font-family-generic="roman" style:font-pitch="variable" svg:panose-1="2 4 5 2 5 4 5 2 3 3"/>
    <style:font-face style:name="avenirltstd-light" svg:font-family="avenirltstd-light" style:font-family-generic="roman"/>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text-properties style:font-name="Segoe UI" style:font-name-complex="Segoe UI" fo:color="#172B4D" fo:font-size="10.5pt" style:font-size-asian="10.5pt" style:font-size-complex="10.5pt" fo:background-color="#FFFFFF" fo:language="pl" fo:country="PL"/>
    </style:style>
    <style:style style:name="P2"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3"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4"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5"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6"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7"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8"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9"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10"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11"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12"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13"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14"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15"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16"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17"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18"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19"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20"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21"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22"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23"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24"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25"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26"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27"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28"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29"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30"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31"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32"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33"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34"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35"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36"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37"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38"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39"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40"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41"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42"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43"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T44" style:parent-style-name="Hyperlink" style:family="text">
      <style:text-properties style:font-name="Segoe UI" style:font-name-complex="Segoe UI" fo:font-size="10.5pt" style:font-size-asian="10.5pt" style:font-size-complex="10.5pt" fo:background-color="#FFFFFF" style:text-underline-type="none" fo:language="pl" fo:country="PL"/>
    </style:style>
    <style:style style:name="T45" style:parent-style-name="DefaultParagraphFont" style:family="text">
      <style:text-properties style:font-name="Segoe UI" style:font-name-complex="Segoe UI" fo:color="#172B4D" fo:font-size="10.5pt" style:font-size-asian="10.5pt" style:font-size-complex="10.5pt" fo:background-color="#FFFFFF" fo:language="pl" fo:country="PL"/>
    </style:style>
    <style:style style:name="T46" style:parent-style-name="DefaultParagraphFont" style:family="text">
      <style:text-properties style:font-name="Segoe UI" style:font-name-complex="Segoe UI" fo:color="#172B4D" fo:font-size="10.5pt" style:font-size-asian="10.5pt" style:font-size-complex="10.5pt" fo:background-color="#FFFFFF" fo:language="pl" fo:country="PL"/>
    </style:style>
    <style:style style:name="T47" style:parent-style-name="DefaultParagraphFont" style:family="text">
      <style:text-properties style:font-name="Segoe UI" style:font-name-complex="Segoe UI" fo:color="#172B4D" fo:font-size="10.5pt" style:font-size-asian="10.5pt" style:font-size-complex="10.5pt" fo:background-color="#FFFFFF" fo:language="pl" fo:country="PL"/>
    </style:style>
    <style:style style:name="T48" style:parent-style-name="DefaultParagraphFont" style:family="text">
      <style:text-properties style:font-name="Segoe UI" style:font-name-complex="Segoe UI" fo:color="#172B4D" fo:font-size="10.5pt" style:font-size-asian="10.5pt" style:font-size-complex="10.5pt" fo:background-color="#FFFFFF" fo:language="pl" fo:country="PL"/>
    </style:style>
    <style:style style:name="T49" style:parent-style-name="DefaultParagraphFont" style:family="text">
      <style:text-properties style:font-name="Segoe UI" style:font-name-complex="Segoe UI" fo:color="#172B4D" fo:font-size="10.5pt" style:font-size-asian="10.5pt" style:font-size-complex="10.5pt" fo:background-color="#FFFFFF" fo:language="pl" fo:country="PL"/>
    </style:style>
    <style:style style:name="T50" style:parent-style-name="DefaultParagraphFont" style:family="text">
      <style:text-properties style:font-name="Segoe UI" style:font-name-complex="Segoe UI" fo:color="#172B4D" fo:font-size="10.5pt" style:font-size-asian="10.5pt" style:font-size-complex="10.5pt" fo:background-color="#FFFFFF" fo:language="pl" fo:country="PL"/>
    </style:style>
    <style:style style:name="T51" style:parent-style-name="DefaultParagraphFont" style:family="text">
      <style:text-properties style:font-name="Segoe UI" style:font-name-complex="Segoe UI" fo:color="#172B4D" fo:font-size="10.5pt" style:font-size-asian="10.5pt" style:font-size-complex="10.5pt" fo:background-color="#FFFFFF" fo:language="pl" fo:country="PL"/>
    </style:style>
    <style:style style:name="T52" style:parent-style-name="DefaultParagraphFont" style:family="text">
      <style:text-properties style:font-name="Segoe UI" style:font-name-complex="Segoe UI" fo:color="#172B4D" fo:font-size="10.5pt" style:font-size-asian="10.5pt" style:font-size-complex="10.5pt" fo:background-color="#FFFFFF" fo:language="pl" fo:country="PL"/>
    </style:style>
    <style:style style:name="T53" style:parent-style-name="DefaultParagraphFont" style:family="text">
      <style:text-properties style:font-name="Segoe UI" style:font-name-complex="Segoe UI" fo:color="#172B4D" fo:font-size="10.5pt" style:font-size-asian="10.5pt" style:font-size-complex="10.5pt" fo:background-color="#FFFFFF" fo:language="pl" fo:country="PL"/>
    </style:style>
    <style:style style:name="T54" style:parent-style-name="DefaultParagraphFont" style:family="text">
      <style:text-properties style:font-name="Segoe UI" style:font-name-complex="Segoe UI" fo:color="#172B4D" fo:font-size="10.5pt" style:font-size-asian="10.5pt" style:font-size-complex="10.5pt" fo:background-color="#FFFFFF" fo:language="pl" fo:country="PL"/>
    </style:style>
    <style:style style:name="T55" style:parent-style-name="DefaultParagraphFont" style:family="text">
      <style:text-properties style:font-name="Segoe UI" style:font-name-complex="Segoe UI" fo:color="#172B4D" fo:font-size="10.5pt" style:font-size-asian="10.5pt" style:font-size-complex="10.5pt" fo:background-color="#FFFFFF" fo:language="pl" fo:country="PL"/>
    </style:style>
    <style:style style:name="T56" style:parent-style-name="DefaultParagraphFont" style:family="text">
      <style:text-properties style:font-name="Segoe UI" style:font-name-complex="Segoe UI" fo:color="#172B4D" fo:font-size="10.5pt" style:font-size-asian="10.5pt" style:font-size-complex="10.5pt" fo:background-color="#FFFFFF" fo:language="pl" fo:country="PL"/>
    </style:style>
    <style:style style:name="T57" style:parent-style-name="DefaultParagraphFont" style:family="text">
      <style:text-properties style:font-name="Segoe UI" style:font-name-complex="Segoe UI" fo:color="#172B4D" fo:font-size="10.5pt" style:font-size-asian="10.5pt" style:font-size-complex="10.5pt" fo:background-color="#FFFFFF" fo:language="pl" fo:country="PL"/>
    </style:style>
    <style:style style:name="P58"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59"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60"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61"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62"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63"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64"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65"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66"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67"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68"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69"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70"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71"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72"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73"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74"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75"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76"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77"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78"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79"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80"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81"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82"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83"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84"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85"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86"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87"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88" style:parent-style-name="Normal" style:family="paragraph">
      <style:text-properties style:font-name="Segoe UI" style:font-name-complex="Segoe UI" fo:color="#172B4D" fo:font-size="10.5pt" style:font-size-asian="10.5pt" style:font-size-complex="10.5pt" fo:background-color="#FFFFFF" fo:language="pl" fo:country="PL"/>
    </style:style>
    <style:style style:name="P89" style:parent-style-name="Normal" style:family="paragraph">
      <style:text-properties fo:font-size="12pt" style:font-size-asian="12pt" style:font-size-complex="12pt" fo:language="pl" fo:country="PL"/>
    </style:style>
    <style:style style:name="P90" style:parent-style-name="Normal" style:family="paragraph">
      <style:text-properties fo:font-size="12pt" style:font-size-asian="12pt" style:font-size-complex="12pt" fo:language="pl" fo:country="PL"/>
    </style:style>
    <style:style style:name="P91" style:parent-style-name="Normal" style:family="paragraph">
      <style:text-properties fo:font-size="12pt" style:font-size-asian="12pt" style:font-size-complex="12pt" fo:language="pl" fo:country="PL"/>
    </style:style>
    <style:style style:name="P92" style:parent-style-name="Normal" style:family="paragraph">
      <style:text-properties fo:font-size="12pt" style:font-size-asian="12pt" style:font-size-complex="12pt" fo:language="pl" fo:country="PL"/>
    </style:style>
    <style:style style:name="P93" style:parent-style-name="Normal" style:family="paragraph">
      <style:text-properties fo:font-size="12pt" style:font-size-asian="12pt" style:font-size-complex="12pt" fo:language="pl" fo:country="PL"/>
    </style:style>
    <style:style style:name="P94" style:parent-style-name="Normal" style:family="paragraph">
      <style:text-properties fo:font-size="12pt" style:font-size-asian="12pt" style:font-size-complex="12pt" fo:language="pl" fo:country="PL"/>
    </style:style>
    <style:style style:name="P95" style:parent-style-name="Normal" style:family="paragraph">
      <style:text-properties fo:font-size="12pt" style:font-size-asian="12pt" style:font-size-complex="12pt" fo:language="pl" fo:country="PL"/>
    </style:style>
    <style:style style:name="P96" style:parent-style-name="Normal" style:family="paragraph">
      <style:text-properties fo:font-size="12pt" style:font-size-asian="12pt" style:font-size-complex="12pt" fo:language="pl" fo:country="PL"/>
    </style:style>
    <style:style style:name="P97" style:parent-style-name="Normal" style:family="paragraph">
      <style:text-properties fo:font-size="12pt" style:font-size-asian="12pt" style:font-size-complex="12pt" fo:language="pl" fo:country="PL"/>
    </style:style>
    <style:style style:name="P98" style:parent-style-name="Normal" style:family="paragraph">
      <style:text-properties fo:font-size="12pt" style:font-size-asian="12pt" style:font-size-complex="12pt" fo:language="pl" fo:country="PL"/>
    </style:style>
    <style:style style:name="P99" style:parent-style-name="Normal" style:family="paragraph">
      <style:text-properties fo:font-size="12pt" style:font-size-asian="12pt" style:font-size-complex="12pt" fo:language="pl" fo:country="PL"/>
    </style:style>
    <style:style style:name="P100" style:parent-style-name="Normal" style:family="paragraph">
      <style:text-properties fo:font-size="12pt" style:font-size-asian="12pt" style:font-size-complex="12pt" fo:language="pl" fo:country="PL"/>
    </style:style>
    <style:style style:name="P101" style:parent-style-name="Normal" style:family="paragraph">
      <style:text-properties fo:font-size="12pt" style:font-size-asian="12pt" style:font-size-complex="12pt" fo:language="pl" fo:country="PL"/>
    </style:style>
    <style:style style:name="P102" style:parent-style-name="Normal" style:family="paragraph">
      <style:text-properties fo:font-size="12pt" style:font-size-asian="12pt" style:font-size-complex="12pt" fo:language="pl" fo:country="PL"/>
    </style:style>
    <style:style style:name="P103" style:parent-style-name="Normal" style:family="paragraph">
      <style:text-properties fo:font-size="12pt" style:font-size-asian="12pt" style:font-size-complex="12pt" fo:language="pl" fo:country="PL"/>
    </style:style>
    <style:style style:name="P104" style:parent-style-name="Normal" style:family="paragraph">
      <style:text-properties fo:font-size="12pt" style:font-size-asian="12pt" style:font-size-complex="12pt" fo:language="pl" fo:country="PL"/>
    </style:style>
    <style:style style:name="P105" style:parent-style-name="Normal" style:family="paragraph">
      <style:text-properties fo:font-size="12pt" style:font-size-asian="12pt" style:font-size-complex="12pt" fo:language="pl" fo:country="PL"/>
    </style:style>
    <style:style style:name="P106" style:parent-style-name="Normal" style:family="paragraph">
      <style:text-properties fo:font-size="12pt" style:font-size-asian="12pt" style:font-size-complex="12pt" fo:language="pl" fo:country="PL"/>
    </style:style>
    <style:style style:name="P107" style:parent-style-name="Normal" style:family="paragraph">
      <style:text-properties fo:font-size="12pt" style:font-size-asian="12pt" style:font-size-complex="12pt" fo:language="pl" fo:country="PL"/>
    </style:style>
    <style:style style:name="P108" style:parent-style-name="Normal" style:family="paragraph">
      <style:text-properties fo:font-size="12pt" style:font-size-asian="12pt" style:font-size-complex="12pt" fo:language="pl" fo:country="PL"/>
    </style:style>
    <style:style style:name="P109" style:parent-style-name="Normal" style:family="paragraph">
      <style:text-properties fo:font-size="12pt" style:font-size-asian="12pt" style:font-size-complex="12pt" fo:language="pl" fo:country="PL"/>
    </style:style>
    <style:style style:name="P110" style:parent-style-name="Normal" style:family="paragraph">
      <style:text-properties fo:font-size="12pt" style:font-size-asian="12pt" style:font-size-complex="12pt" fo:language="pl" fo:country="PL"/>
    </style:style>
    <style:style style:name="P111" style:parent-style-name="Normal" style:family="paragraph">
      <style:text-properties fo:font-size="12pt" style:font-size-asian="12pt" style:font-size-complex="12pt" fo:language="pl" fo:country="PL"/>
    </style:style>
    <style:style style:name="P112" style:parent-style-name="Normal" style:family="paragraph">
      <style:text-properties fo:font-size="12pt" style:font-size-asian="12pt" style:font-size-complex="12pt" fo:language="pl" fo:country="PL"/>
    </style:style>
    <style:style style:name="P113" style:parent-style-name="Normal" style:family="paragraph">
      <style:text-properties fo:font-size="12pt" style:font-size-asian="12pt" style:font-size-complex="12pt" fo:language="pl" fo:country="PL"/>
    </style:style>
    <style:style style:name="P114" style:parent-style-name="Normal" style:family="paragraph">
      <style:text-properties fo:font-size="12pt" style:font-size-asian="12pt" style:font-size-complex="12pt" fo:language="pl" fo:country="PL"/>
    </style:style>
    <style:style style:name="P115" style:parent-style-name="Normal" style:family="paragraph">
      <style:text-properties fo:font-size="12pt" style:font-size-asian="12pt" style:font-size-complex="12pt" fo:language="pl" fo:country="PL"/>
    </style:style>
    <style:style style:name="P116" style:parent-style-name="Normal" style:family="paragraph">
      <style:text-properties fo:font-size="12pt" style:font-size-asian="12pt" style:font-size-complex="12pt" fo:language="pl" fo:country="PL"/>
    </style:style>
    <style:style style:name="P117" style:parent-style-name="Normal" style:family="paragraph">
      <style:text-properties fo:font-size="12pt" style:font-size-asian="12pt" style:font-size-complex="12pt" fo:language="pl" fo:country="PL"/>
    </style:style>
    <style:style style:name="P118" style:parent-style-name="Normal" style:family="paragraph">
      <style:text-properties fo:font-size="12pt" style:font-size-asian="12pt" style:font-size-complex="12pt" fo:language="pl" fo:country="PL"/>
    </style:style>
    <style:style style:name="P119" style:parent-style-name="Normal" style:family="paragraph">
      <style:text-properties fo:font-size="12pt" style:font-size-asian="12pt" style:font-size-complex="12pt" fo:language="pl" fo:country="PL"/>
    </style:style>
    <style:style style:name="P120" style:parent-style-name="Normal" style:family="paragraph">
      <style:text-properties fo:font-size="12pt" style:font-size-asian="12pt" style:font-size-complex="12pt" fo:language="pl" fo:country="PL"/>
    </style:style>
    <style:style style:name="P121" style:parent-style-name="Normal" style:family="paragraph">
      <style:text-properties fo:font-size="12pt" style:font-size-asian="12pt" style:font-size-complex="12pt" fo:language="pl" fo:country="PL"/>
    </style:style>
    <style:style style:name="P122" style:parent-style-name="Normal" style:family="paragraph">
      <style:text-properties fo:font-size="12pt" style:font-size-asian="12pt" style:font-size-complex="12pt" fo:language="pl" fo:country="PL"/>
    </style:style>
    <style:style style:name="P123" style:parent-style-name="Normal" style:family="paragraph">
      <style:text-properties fo:font-size="12pt" style:font-size-asian="12pt" style:font-size-complex="12pt" fo:language="pl" fo:country="PL"/>
    </style:style>
    <style:style style:name="P124" style:parent-style-name="Normal" style:family="paragraph">
      <style:text-properties fo:font-size="12pt" style:font-size-asian="12pt" style:font-size-complex="12pt" fo:language="pl" fo:country="PL"/>
    </style:style>
    <style:style style:name="P125" style:parent-style-name="Normal" style:family="paragraph">
      <style:text-properties fo:font-size="12pt" style:font-size-asian="12pt" style:font-size-complex="12pt" fo:language="pl" fo:country="PL"/>
    </style:style>
    <style:style style:name="P126" style:parent-style-name="Normal" style:family="paragraph">
      <style:text-properties fo:font-size="12pt" style:font-size-asian="12pt" style:font-size-complex="12pt" fo:language="pl" fo:country="PL"/>
    </style:style>
    <style:style style:name="P127" style:parent-style-name="Normal" style:family="paragraph">
      <style:text-properties fo:font-size="12pt" style:font-size-asian="12pt" style:font-size-complex="12pt" fo:language="pl" fo:country="PL"/>
    </style:style>
    <style:style style:name="P128" style:parent-style-name="Normal" style:family="paragraph">
      <style:text-properties fo:font-size="12pt" style:font-size-asian="12pt" style:font-size-complex="12pt" fo:language="pl" fo:country="PL"/>
    </style:style>
    <style:style style:name="P129" style:parent-style-name="Normal" style:family="paragraph">
      <style:text-properties fo:font-size="12pt" style:font-size-asian="12pt" style:font-size-complex="12pt" fo:language="pl" fo:country="PL"/>
    </style:style>
    <style:style style:name="P130" style:parent-style-name="Normal" style:family="paragraph">
      <style:text-properties fo:font-size="12pt" style:font-size-asian="12pt" style:font-size-complex="12pt" fo:language="pl" fo:country="PL"/>
    </style:style>
    <style:style style:name="P131" style:parent-style-name="Normal" style:family="paragraph">
      <style:text-properties fo:font-size="12pt" style:font-size-asian="12pt" style:font-size-complex="12pt" fo:language="pl" fo:country="PL"/>
    </style:style>
    <style:style style:name="P132" style:parent-style-name="Normal" style:family="paragraph">
      <style:text-properties fo:font-size="12pt" style:font-size-asian="12pt" style:font-size-complex="12pt" fo:language="pl" fo:country="PL"/>
    </style:style>
    <style:style style:name="P133" style:parent-style-name="Normal" style:family="paragraph">
      <style:text-properties fo:font-size="12pt" style:font-size-asian="12pt" style:font-size-complex="12pt" fo:language="pl" fo:country="PL"/>
    </style:style>
    <style:style style:name="P134" style:parent-style-name="Normal" style:family="paragraph">
      <style:text-properties fo:font-size="12pt" style:font-size-asian="12pt" style:font-size-complex="12pt" fo:language="pl" fo:country="PL"/>
    </style:style>
    <style:style style:name="P135" style:parent-style-name="Normal" style:family="paragraph">
      <style:text-properties fo:font-size="12pt" style:font-size-asian="12pt" style:font-size-complex="12pt" fo:language="pl" fo:country="PL"/>
    </style:style>
    <style:style style:name="P136" style:parent-style-name="Normal" style:family="paragraph">
      <style:text-properties fo:font-size="12pt" style:font-size-asian="12pt" style:font-size-complex="12pt" fo:language="pl" fo:country="PL"/>
    </style:style>
    <style:style style:name="P137" style:parent-style-name="Normal" style:family="paragraph">
      <style:text-properties fo:font-size="12pt" style:font-size-asian="12pt" style:font-size-complex="12pt" fo:language="pl" fo:country="PL"/>
    </style:style>
    <style:style style:name="P138" style:parent-style-name="Normal" style:family="paragraph">
      <style:text-properties fo:font-size="12pt" style:font-size-asian="12pt" style:font-size-complex="12pt" fo:language="pl" fo:country="PL"/>
    </style:style>
    <style:style style:name="P139" style:parent-style-name="Normal" style:family="paragraph">
      <style:text-properties fo:font-size="12pt" style:font-size-asian="12pt" style:font-size-complex="12pt" fo:language="pl" fo:country="PL"/>
    </style:style>
    <style:style style:name="P140" style:parent-style-name="Normal" style:family="paragraph">
      <style:text-properties fo:font-size="12pt" style:font-size-asian="12pt" style:font-size-complex="12pt" fo:language="pl" fo:country="PL"/>
    </style:style>
    <style:style style:name="P141" style:parent-style-name="Normal" style:family="paragraph">
      <style:text-properties fo:font-size="12pt" style:font-size-asian="12pt" style:font-size-complex="12pt" fo:language="pl" fo:country="PL"/>
    </style:style>
    <style:style style:name="P142" style:parent-style-name="Normal" style:family="paragraph">
      <style:text-properties fo:font-size="12pt" style:font-size-asian="12pt" style:font-size-complex="12pt" fo:language="pl" fo:country="PL"/>
    </style:style>
    <style:style style:name="P143" style:parent-style-name="Normal" style:family="paragraph">
      <style:text-properties fo:font-size="12pt" style:font-size-asian="12pt" style:font-size-complex="12pt" fo:language="pl" fo:country="PL"/>
    </style:style>
    <style:style style:name="P144" style:parent-style-name="Normal" style:family="paragraph">
      <style:text-properties fo:font-size="12pt" style:font-size-asian="12pt" style:font-size-complex="12pt" fo:language="pl" fo:country="PL"/>
    </style:style>
    <style:style style:name="P145" style:parent-style-name="Normal" style:family="paragraph">
      <style:text-properties fo:font-size="12pt" style:font-size-asian="12pt" style:font-size-complex="12pt" fo:language="pl" fo:country="PL"/>
    </style:style>
    <style:style style:name="P146" style:parent-style-name="Normal" style:family="paragraph">
      <style:text-properties fo:font-size="12pt" style:font-size-asian="12pt" style:font-size-complex="12pt" fo:language="pl" fo:country="PL"/>
    </style:style>
    <style:style style:name="P147" style:parent-style-name="Normal" style:family="paragraph">
      <style:text-properties fo:font-size="12pt" style:font-size-asian="12pt" style:font-size-complex="12pt" fo:language="pl" fo:country="PL"/>
    </style:style>
    <style:style style:name="P148" style:parent-style-name="Normal" style:family="paragraph">
      <style:text-properties fo:font-size="12pt" style:font-size-asian="12pt" style:font-size-complex="12pt" fo:language="pl" fo:country="PL"/>
    </style:style>
    <style:style style:name="P149" style:parent-style-name="Normal" style:family="paragraph">
      <style:text-properties fo:font-size="12pt" style:font-size-asian="12pt" style:font-size-complex="12pt" fo:language="pl" fo:country="PL"/>
    </style:style>
    <style:style style:name="P150" style:parent-style-name="Normal" style:family="paragraph">
      <style:text-properties fo:font-size="12pt" style:font-size-asian="12pt" style:font-size-complex="12pt" fo:language="pl" fo:country="PL"/>
    </style:style>
    <style:style style:name="P151" style:parent-style-name="Normal" style:family="paragraph">
      <style:text-properties fo:font-size="12pt" style:font-size-asian="12pt" style:font-size-complex="12pt" fo:language="pl" fo:country="PL"/>
    </style:style>
    <style:style style:name="P152" style:parent-style-name="Normal" style:family="paragraph">
      <style:text-properties fo:font-size="12pt" style:font-size-asian="12pt" style:font-size-complex="12pt" fo:language="pl" fo:country="PL"/>
    </style:style>
    <style:style style:name="P153" style:parent-style-name="Normal" style:family="paragraph">
      <style:text-properties fo:font-size="12pt" style:font-size-asian="12pt" style:font-size-complex="12pt" fo:language="pl" fo:country="PL"/>
    </style:style>
    <style:style style:name="P154" style:parent-style-name="Normal" style:family="paragraph">
      <style:text-properties fo:font-size="12pt" style:font-size-asian="12pt" style:font-size-complex="12pt" fo:language="pl" fo:country="PL"/>
    </style:style>
    <style:style style:name="P155" style:parent-style-name="Normal" style:family="paragraph">
      <style:text-properties fo:font-size="12pt" style:font-size-asian="12pt" style:font-size-complex="12pt" fo:language="pl" fo:country="PL"/>
    </style:style>
    <style:style style:name="P156" style:parent-style-name="Normal" style:family="paragraph">
      <style:text-properties fo:font-size="12pt" style:font-size-asian="12pt" style:font-size-complex="12pt" fo:language="pl" fo:country="PL"/>
    </style:style>
    <style:style style:name="P157" style:parent-style-name="Normal" style:family="paragraph">
      <style:text-properties fo:font-size="12pt" style:font-size-asian="12pt" style:font-size-complex="12pt" fo:language="pl" fo:country="PL"/>
    </style:style>
    <style:style style:name="P158" style:parent-style-name="Normal" style:family="paragraph">
      <style:text-properties fo:font-size="12pt" style:font-size-asian="12pt" style:font-size-complex="12pt" fo:language="pl" fo:country="PL"/>
    </style:style>
    <style:style style:name="P159" style:parent-style-name="Normal" style:family="paragraph">
      <style:text-properties fo:font-size="12pt" style:font-size-asian="12pt" style:font-size-complex="12pt" fo:language="pl" fo:country="PL"/>
    </style:style>
    <style:style style:name="P160" style:parent-style-name="Normal" style:family="paragraph">
      <style:text-properties fo:font-size="12pt" style:font-size-asian="12pt" style:font-size-complex="12pt" fo:language="pl" fo:country="PL"/>
    </style:style>
    <style:style style:name="P161" style:parent-style-name="Normal" style:family="paragraph">
      <style:text-properties fo:font-size="12pt" style:font-size-asian="12pt" style:font-size-complex="12pt" fo:language="pl" fo:country="PL"/>
    </style:style>
    <style:style style:name="P162" style:parent-style-name="Normal" style:family="paragraph">
      <style:text-properties fo:font-size="12pt" style:font-size-asian="12pt" style:font-size-complex="12pt" fo:language="pl" fo:country="PL"/>
    </style:style>
    <style:style style:name="P163" style:parent-style-name="Normal" style:family="paragraph">
      <style:text-properties fo:font-size="12pt" style:font-size-asian="12pt" style:font-size-complex="12pt" fo:language="pl" fo:country="PL"/>
    </style:style>
    <style:style style:name="P164" style:parent-style-name="Normal" style:family="paragraph">
      <style:text-properties fo:font-size="12pt" style:font-size-asian="12pt" style:font-size-complex="12pt" fo:language="pl" fo:country="PL"/>
    </style:style>
    <style:style style:name="P165" style:parent-style-name="Normal" style:family="paragraph">
      <style:text-properties fo:font-size="12pt" style:font-size-asian="12pt" style:font-size-complex="12pt" fo:language="pl" fo:country="PL"/>
    </style:style>
    <style:style style:name="P166" style:parent-style-name="Normal" style:family="paragraph">
      <style:text-properties fo:font-size="12pt" style:font-size-asian="12pt" style:font-size-complex="12pt" fo:language="pl" fo:country="PL"/>
    </style:style>
    <style:style style:name="P167" style:parent-style-name="Normal" style:family="paragraph">
      <style:text-properties fo:font-size="12pt" style:font-size-asian="12pt" style:font-size-complex="12pt" fo:language="pl" fo:country="PL"/>
    </style:style>
    <style:style style:name="P168" style:parent-style-name="Normal" style:family="paragraph">
      <style:text-properties fo:font-size="12pt" style:font-size-asian="12pt" style:font-size-complex="12pt" fo:language="pl" fo:country="PL"/>
    </style:style>
    <style:style style:name="P169" style:parent-style-name="Normal" style:family="paragraph">
      <style:text-properties fo:font-size="12pt" style:font-size-asian="12pt" style:font-size-complex="12pt" fo:language="pl" fo:country="PL"/>
    </style:style>
    <style:style style:name="P170" style:parent-style-name="Normal" style:family="paragraph">
      <style:text-properties fo:font-size="12pt" style:font-size-asian="12pt" style:font-size-complex="12pt" fo:language="pl" fo:country="PL"/>
    </style:style>
    <style:style style:name="P171" style:parent-style-name="Normal" style:family="paragraph">
      <style:text-properties fo:font-size="12pt" style:font-size-asian="12pt" style:font-size-complex="12pt" fo:language="pl" fo:country="PL"/>
    </style:style>
    <style:style style:name="P172" style:parent-style-name="Normal" style:family="paragraph">
      <style:text-properties fo:font-size="12pt" style:font-size-asian="12pt" style:font-size-complex="12pt" fo:language="pl" fo:country="PL"/>
    </style:style>
    <style:style style:name="P173" style:parent-style-name="Normal" style:family="paragraph">
      <style:text-properties fo:font-size="12pt" style:font-size-asian="12pt" style:font-size-complex="12pt" fo:language="pl" fo:country="PL"/>
    </style:style>
    <style:style style:name="P174" style:parent-style-name="Normal" style:family="paragraph">
      <style:text-properties fo:font-size="12pt" style:font-size-asian="12pt" style:font-size-complex="12pt" fo:language="pl" fo:country="PL"/>
    </style:style>
    <style:style style:name="P175" style:parent-style-name="Normal" style:family="paragraph">
      <style:text-properties fo:font-size="12pt" style:font-size-asian="12pt" style:font-size-complex="12pt" fo:language="pl" fo:country="PL"/>
    </style:style>
    <style:style style:name="P176" style:parent-style-name="Normal" style:family="paragraph">
      <style:text-properties fo:font-size="12pt" style:font-size-asian="12pt" style:font-size-complex="12pt" fo:language="pl" fo:country="PL"/>
    </style:style>
    <style:style style:name="P177" style:parent-style-name="Normal" style:family="paragraph">
      <style:text-properties fo:font-size="12pt" style:font-size-asian="12pt" style:font-size-complex="12pt" fo:language="pl" fo:country="PL"/>
    </style:style>
    <style:style style:name="P178" style:parent-style-name="Normal" style:family="paragraph">
      <style:text-properties fo:font-size="12pt" style:font-size-asian="12pt" style:font-size-complex="12pt" fo:language="pl" fo:country="PL"/>
    </style:style>
    <style:style style:name="P179" style:parent-style-name="Normal" style:family="paragraph">
      <style:text-properties fo:font-size="12pt" style:font-size-asian="12pt" style:font-size-complex="12pt" fo:language="pl" fo:country="PL"/>
    </style:style>
    <style:style style:name="P180" style:parent-style-name="Normal" style:family="paragraph">
      <style:text-properties fo:font-size="12pt" style:font-size-asian="12pt" style:font-size-complex="12pt" fo:language="pl" fo:country="PL"/>
    </style:style>
    <style:style style:name="P181" style:parent-style-name="Normal" style:family="paragraph">
      <style:text-properties fo:font-size="12pt" style:font-size-asian="12pt" style:font-size-complex="12pt" fo:language="pl" fo:country="PL"/>
    </style:style>
    <style:style style:name="P182" style:parent-style-name="Normal" style:family="paragraph">
      <style:text-properties fo:font-size="12pt" style:font-size-asian="12pt" style:font-size-complex="12pt" fo:language="pl" fo:country="PL"/>
    </style:style>
    <style:style style:name="P183" style:parent-style-name="Normal" style:family="paragraph">
      <style:text-properties fo:font-size="12pt" style:font-size-asian="12pt" style:font-size-complex="12pt" fo:language="pl" fo:country="PL"/>
    </style:style>
    <style:style style:name="P184" style:parent-style-name="Normal" style:family="paragraph">
      <style:text-properties fo:font-size="12pt" style:font-size-asian="12pt" style:font-size-complex="12pt" fo:language="pl" fo:country="PL"/>
    </style:style>
    <style:style style:name="P185" style:parent-style-name="Normal" style:family="paragraph">
      <style:text-properties fo:font-size="12pt" style:font-size-asian="12pt" style:font-size-complex="12pt" fo:language="pl" fo:country="PL"/>
    </style:style>
    <style:style style:name="P186" style:parent-style-name="Normal" style:family="paragraph">
      <style:text-properties fo:font-size="12pt" style:font-size-asian="12pt" style:font-size-complex="12pt" fo:language="pl" fo:country="PL"/>
    </style:style>
    <style:style style:name="P187" style:parent-style-name="Normal" style:family="paragraph">
      <style:text-properties fo:font-size="12pt" style:font-size-asian="12pt" style:font-size-complex="12pt" fo:language="pl" fo:country="PL"/>
    </style:style>
    <style:style style:name="P188" style:parent-style-name="Normal" style:family="paragraph">
      <style:text-properties fo:font-size="12pt" style:font-size-asian="12pt" style:font-size-complex="12pt" fo:language="pl" fo:country="PL"/>
    </style:style>
    <style:style style:name="P189" style:parent-style-name="Normal" style:family="paragraph">
      <style:text-properties fo:font-size="12pt" style:font-size-asian="12pt" style:font-size-complex="12pt" fo:language="pl" fo:country="PL"/>
    </style:style>
    <style:style style:name="P190" style:parent-style-name="Normal" style:family="paragraph">
      <style:text-properties fo:font-size="12pt" style:font-size-asian="12pt" style:font-size-complex="12pt" fo:language="pl" fo:country="PL"/>
    </style:style>
    <style:style style:name="P191" style:parent-style-name="Normal" style:family="paragraph">
      <style:text-properties fo:font-size="12pt" style:font-size-asian="12pt" style:font-size-complex="12pt" fo:language="pl" fo:country="PL"/>
    </style:style>
    <style:style style:name="P192" style:parent-style-name="Normal" style:family="paragraph">
      <style:text-properties fo:font-size="12pt" style:font-size-asian="12pt" style:font-size-complex="12pt" fo:language="pl" fo:country="PL"/>
    </style:style>
    <style:style style:name="P193" style:parent-style-name="Normal" style:family="paragraph">
      <style:text-properties fo:font-size="12pt" style:font-size-asian="12pt" style:font-size-complex="12pt" fo:language="pl" fo:country="PL"/>
    </style:style>
    <style:style style:name="P194" style:parent-style-name="Normal" style:family="paragraph">
      <style:text-properties fo:font-size="12pt" style:font-size-asian="12pt" style:font-size-complex="12pt" fo:language="pl" fo:country="PL"/>
    </style:style>
    <style:style style:name="P195" style:parent-style-name="Normal" style:family="paragraph">
      <style:text-properties fo:font-size="12pt" style:font-size-asian="12pt" style:font-size-complex="12pt" fo:language="pl" fo:country="PL"/>
    </style:style>
    <style:style style:name="P196" style:parent-style-name="Normal" style:family="paragraph">
      <style:text-properties fo:font-size="12pt" style:font-size-asian="12pt" style:font-size-complex="12pt" fo:language="pl" fo:country="PL"/>
    </style:style>
    <style:style style:name="P197" style:parent-style-name="Normal" style:family="paragraph">
      <style:text-properties fo:font-size="12pt" style:font-size-asian="12pt" style:font-size-complex="12pt" fo:language="pl" fo:country="PL"/>
    </style:style>
    <style:style style:name="P198" style:parent-style-name="Normal" style:family="paragraph">
      <style:text-properties fo:font-size="12pt" style:font-size-asian="12pt" style:font-size-complex="12pt" fo:language="pl" fo:country="PL"/>
    </style:style>
    <style:style style:name="P199" style:parent-style-name="Normal" style:family="paragraph">
      <style:text-properties fo:font-size="12pt" style:font-size-asian="12pt" style:font-size-complex="12pt" fo:language="pl" fo:country="PL"/>
    </style:style>
    <style:style style:name="P200" style:parent-style-name="Normal" style:family="paragraph">
      <style:text-properties fo:font-size="12pt" style:font-size-asian="12pt" style:font-size-complex="12pt" fo:language="pl" fo:country="PL"/>
    </style:style>
    <style:style style:name="P201" style:parent-style-name="Normal" style:family="paragraph">
      <style:text-properties fo:font-size="12pt" style:font-size-asian="12pt" style:font-size-complex="12pt" fo:language="pl" fo:country="PL"/>
    </style:style>
    <style:style style:name="P202" style:parent-style-name="Normal" style:family="paragraph">
      <style:text-properties fo:font-size="12pt" style:font-size-asian="12pt" style:font-size-complex="12pt" fo:language="pl" fo:country="PL"/>
    </style:style>
    <style:style style:name="P203" style:parent-style-name="Normal" style:family="paragraph">
      <style:text-properties fo:font-size="12pt" style:font-size-asian="12pt" style:font-size-complex="12pt" fo:language="pl" fo:country="PL"/>
    </style:style>
    <style:style style:name="P204" style:parent-style-name="Normal" style:family="paragraph">
      <style:text-properties fo:font-size="12pt" style:font-size-asian="12pt" style:font-size-complex="12pt" fo:language="pl" fo:country="PL"/>
    </style:style>
    <style:style style:name="P205" style:parent-style-name="Normal" style:family="paragraph">
      <style:text-properties fo:font-size="12pt" style:font-size-asian="12pt" style:font-size-complex="12pt" fo:language="pl" fo:country="PL"/>
    </style:style>
    <style:style style:name="P206" style:parent-style-name="Normal" style:family="paragraph">
      <style:text-properties fo:font-size="12pt" style:font-size-asian="12pt" style:font-size-complex="12pt" fo:language="pl" fo:country="PL"/>
    </style:style>
    <style:style style:name="P207" style:parent-style-name="Normal" style:family="paragraph">
      <style:text-properties fo:font-size="12pt" style:font-size-asian="12pt" style:font-size-complex="12pt" fo:language="pl" fo:country="PL"/>
    </style:style>
    <style:style style:name="P208" style:parent-style-name="Normal" style:family="paragraph">
      <style:text-properties fo:font-size="12pt" style:font-size-asian="12pt" style:font-size-complex="12pt" fo:language="pl" fo:country="PL"/>
    </style:style>
    <style:style style:name="P209" style:parent-style-name="Normal" style:family="paragraph">
      <style:text-properties fo:font-size="12pt" style:font-size-asian="12pt" style:font-size-complex="12pt" fo:language="pl" fo:country="PL"/>
    </style:style>
    <style:style style:name="P210" style:parent-style-name="Normal" style:family="paragraph">
      <style:text-properties fo:font-size="12pt" style:font-size-asian="12pt" style:font-size-complex="12pt" fo:language="pl" fo:country="PL"/>
    </style:style>
    <style:style style:name="P211" style:parent-style-name="Normal" style:family="paragraph">
      <style:text-properties fo:font-size="12pt" style:font-size-asian="12pt" style:font-size-complex="12pt" fo:language="pl" fo:country="PL"/>
    </style:style>
    <style:style style:name="P212" style:parent-style-name="Normal" style:family="paragraph">
      <style:text-properties fo:font-size="12pt" style:font-size-asian="12pt" style:font-size-complex="12pt" fo:language="pl" fo:country="PL"/>
    </style:style>
    <style:style style:name="P213" style:parent-style-name="Normal" style:family="paragraph">
      <style:text-properties fo:font-size="12pt" style:font-size-asian="12pt" style:font-size-complex="12pt" fo:language="pl" fo:country="PL"/>
    </style:style>
    <style:style style:name="P214" style:parent-style-name="Normal" style:family="paragraph">
      <style:text-properties fo:font-size="12pt" style:font-size-asian="12pt" style:font-size-complex="12pt" fo:language="pl" fo:country="PL"/>
    </style:style>
    <style:style style:name="P215" style:parent-style-name="Normal" style:family="paragraph">
      <style:text-properties fo:font-size="12pt" style:font-size-asian="12pt" style:font-size-complex="12pt" fo:language="pl" fo:country="PL"/>
    </style:style>
    <style:style style:name="P216" style:parent-style-name="Normal" style:family="paragraph">
      <style:text-properties fo:font-size="12pt" style:font-size-asian="12pt" style:font-size-complex="12pt" fo:language="pl" fo:country="PL"/>
    </style:style>
    <style:style style:name="P217" style:parent-style-name="Normal" style:family="paragraph">
      <style:text-properties fo:font-size="12pt" style:font-size-asian="12pt" style:font-size-complex="12pt" fo:language="pl" fo:country="PL"/>
    </style:style>
    <style:style style:name="P218" style:parent-style-name="Normal" style:family="paragraph">
      <style:text-properties fo:font-size="12pt" style:font-size-asian="12pt" style:font-size-complex="12pt" fo:language="pl" fo:country="PL"/>
    </style:style>
    <style:style style:name="P219" style:parent-style-name="Normal" style:family="paragraph">
      <style:text-properties fo:font-size="12pt" style:font-size-asian="12pt" style:font-size-complex="12pt" fo:language="pl" fo:country="PL"/>
    </style:style>
    <style:style style:name="P220" style:parent-style-name="Normal" style:family="paragraph">
      <style:text-properties fo:font-size="12pt" style:font-size-asian="12pt" style:font-size-complex="12pt" fo:language="pl" fo:country="PL"/>
    </style:style>
    <style:style style:name="P221" style:parent-style-name="Normal" style:family="paragraph">
      <style:text-properties fo:font-size="12pt" style:font-size-asian="12pt" style:font-size-complex="12pt" fo:language="pl" fo:country="PL"/>
    </style:style>
    <style:style style:name="P222" style:parent-style-name="Normal" style:family="paragraph">
      <style:text-properties fo:font-size="12pt" style:font-size-asian="12pt" style:font-size-complex="12pt" fo:language="pl" fo:country="PL"/>
    </style:style>
    <style:style style:name="P223" style:parent-style-name="Normal" style:family="paragraph">
      <style:text-properties fo:font-size="12pt" style:font-size-asian="12pt" style:font-size-complex="12pt" fo:language="pl" fo:country="PL"/>
    </style:style>
    <style:style style:name="P224" style:parent-style-name="Normal" style:family="paragraph">
      <style:text-properties fo:font-size="12pt" style:font-size-asian="12pt" style:font-size-complex="12pt" fo:language="pl" fo:country="PL"/>
    </style:style>
    <style:style style:name="P225" style:parent-style-name="Normal" style:family="paragraph">
      <style:text-properties fo:font-size="12pt" style:font-size-asian="12pt" style:font-size-complex="12pt" fo:language="pl" fo:country="PL"/>
    </style:style>
    <style:style style:name="P226" style:parent-style-name="Normal" style:family="paragraph">
      <style:text-properties fo:font-size="12pt" style:font-size-asian="12pt" style:font-size-complex="12pt" fo:language="pl" fo:country="PL"/>
    </style:style>
    <style:style style:name="P227" style:parent-style-name="Normal" style:family="paragraph">
      <style:text-properties fo:font-size="12pt" style:font-size-asian="12pt" style:font-size-complex="12pt" fo:language="pl" fo:country="PL"/>
    </style:style>
    <style:style style:name="P228" style:parent-style-name="Normal" style:family="paragraph">
      <style:text-properties fo:font-size="12pt" style:font-size-asian="12pt" style:font-size-complex="12pt" fo:language="pl" fo:country="PL"/>
    </style:style>
    <style:style style:name="P229" style:parent-style-name="Normal" style:family="paragraph">
      <style:text-properties fo:font-size="12pt" style:font-size-asian="12pt" style:font-size-complex="12pt" fo:language="pl" fo:country="PL"/>
    </style:style>
    <style:style style:name="P230" style:parent-style-name="Normal" style:family="paragraph">
      <style:text-properties fo:font-size="12pt" style:font-size-asian="12pt" style:font-size-complex="12pt" fo:language="pl" fo:country="PL"/>
    </style:style>
    <style:style style:name="P231" style:parent-style-name="Normal" style:family="paragraph">
      <style:text-properties fo:font-size="12pt" style:font-size-asian="12pt" style:font-size-complex="12pt" fo:language="pl" fo:country="PL"/>
    </style:style>
    <style:style style:name="P232" style:parent-style-name="Normal" style:family="paragraph">
      <style:text-properties fo:color="#FF0000" fo:font-size="12pt" style:font-size-asian="12pt" style:font-size-complex="12pt" fo:language="pl" fo:country="PL"/>
    </style:style>
    <style:style style:name="P233" style:parent-style-name="Normal" style:family="paragraph">
      <style:text-properties fo:color="#FF0000" fo:font-size="12pt" style:font-size-asian="12pt" style:font-size-complex="12pt" fo:language="pl" fo:country="PL"/>
    </style:style>
    <style:style style:name="P234" style:parent-style-name="Normal" style:family="paragraph">
      <style:text-properties fo:color="#FF0000" fo:font-size="12pt" style:font-size-asian="12pt" style:font-size-complex="12pt" fo:language="pl" fo:country="PL"/>
    </style:style>
    <style:style style:name="P235" style:parent-style-name="Normal" style:family="paragraph">
      <style:text-properties fo:font-size="12pt" style:font-size-asian="12pt" style:font-size-complex="12pt" fo:language="pl" fo:country="PL"/>
    </style:style>
    <style:style style:name="P236" style:parent-style-name="Normal" style:family="paragraph">
      <style:text-properties fo:font-size="12pt" style:font-size-asian="12pt" style:font-size-complex="12pt" fo:language="pl" fo:country="PL"/>
    </style:style>
    <style:style style:name="P237" style:parent-style-name="Normal" style:family="paragraph">
      <style:text-properties fo:font-size="12pt" style:font-size-asian="12pt" style:font-size-complex="12pt" fo:language="pl" fo:country="PL"/>
    </style:style>
    <style:style style:name="P238" style:parent-style-name="Normal" style:family="paragraph">
      <style:text-properties fo:font-size="12pt" style:font-size-asian="12pt" style:font-size-complex="12pt" fo:language="pl" fo:country="PL"/>
    </style:style>
    <style:style style:name="P239" style:parent-style-name="Normal" style:family="paragraph">
      <style:text-properties fo:font-size="12pt" style:font-size-asian="12pt" style:font-size-complex="12pt" fo:language="pl" fo:country="PL"/>
    </style:style>
    <style:style style:name="P240" style:parent-style-name="Normal" style:family="paragraph">
      <style:text-properties fo:font-size="12pt" style:font-size-asian="12pt" style:font-size-complex="12pt" fo:language="pl" fo:country="PL"/>
    </style:style>
    <style:style style:name="T241" style:parent-style-name="DefaultParagraphFont" style:family="text">
      <style:text-properties fo:font-size="12pt" style:font-size-asian="12pt" style:font-size-complex="12pt" fo:language="pl" fo:country="PL"/>
    </style:style>
    <style:style style:name="T242" style:parent-style-name="DefaultParagraphFont" style:family="text">
      <style:text-properties fo:font-size="12pt" style:font-size-asian="12pt" style:font-size-complex="12pt" fo:language="pl" fo:country="PL"/>
    </style:style>
    <style:style style:name="T243" style:parent-style-name="DefaultParagraphFont" style:family="text">
      <style:text-properties fo:font-size="12pt" style:font-size-asian="12pt" style:font-size-complex="12pt" fo:language="pl" fo:country="PL"/>
    </style:style>
    <style:style style:name="T244" style:parent-style-name="DefaultParagraphFont" style:family="text">
      <style:text-properties fo:font-size="12pt" style:font-size-asian="12pt" style:font-size-complex="12pt" fo:language="pl" fo:country="PL"/>
    </style:style>
    <style:style style:name="T245" style:parent-style-name="DefaultParagraphFont" style:family="text">
      <style:text-properties fo:font-size="12pt" style:font-size-asian="12pt" style:font-size-complex="12pt" fo:language="pl" fo:country="PL"/>
    </style:style>
    <style:style style:name="T246" style:parent-style-name="DefaultParagraphFont" style:family="text">
      <style:text-properties fo:font-size="12pt" style:font-size-asian="12pt" style:font-size-complex="12pt" fo:language="pl" fo:country="PL"/>
    </style:style>
    <style:style style:name="T247" style:parent-style-name="Hyperlink" style:family="text">
      <style:text-properties fo:font-size="12pt" style:font-size-asian="12pt" style:font-size-complex="12pt" fo:language="pl" fo:country="PL"/>
    </style:style>
    <style:style style:name="T248" style:parent-style-name="DefaultParagraphFont" style:family="text">
      <style:text-properties fo:font-size="12pt" style:font-size-asian="12pt" style:font-size-complex="12pt" fo:language="pl" fo:country="PL"/>
    </style:style>
    <style:style style:name="T249" style:parent-style-name="DefaultParagraphFont" style:family="text">
      <style:text-properties fo:font-size="12pt" style:font-size-asian="12pt" style:font-size-complex="12pt" fo:language="pl" fo:country="PL"/>
    </style:style>
    <style:style style:name="P250" style:parent-style-name="Normal" style:family="paragraph">
      <style:text-properties fo:font-size="12pt" style:font-size-asian="12pt" style:font-size-complex="12pt" fo:language="pl" fo:country="PL"/>
    </style:style>
    <style:style style:name="P251" style:parent-style-name="Normal" style:family="paragraph">
      <style:text-properties fo:font-size="12pt" style:font-size-asian="12pt" style:font-size-complex="12pt" fo:language="pl" fo:country="PL"/>
    </style:style>
    <style:style style:name="P252" style:parent-style-name="Normal" style:family="paragraph">
      <style:text-properties fo:font-size="12pt" style:font-size-asian="12pt" style:font-size-complex="12pt" fo:language="pl" fo:country="PL"/>
    </style:style>
    <style:style style:name="P253" style:parent-style-name="Normal" style:family="paragraph">
      <style:text-properties fo:font-size="12pt" style:font-size-asian="12pt" style:font-size-complex="12pt" fo:language="pl" fo:country="PL"/>
    </style:style>
    <style:style style:name="P254" style:parent-style-name="Normal" style:family="paragraph">
      <style:text-properties fo:font-size="12pt" style:font-size-asian="12pt" style:font-size-complex="12pt" fo:language="pl" fo:country="PL"/>
    </style:style>
    <style:style style:name="P255" style:parent-style-name="Normal" style:family="paragraph">
      <style:text-properties fo:font-size="12pt" style:font-size-asian="12pt" style:font-size-complex="12pt" fo:language="pl" fo:country="PL"/>
    </style:style>
    <style:style style:name="P256" style:parent-style-name="Normal" style:family="paragraph">
      <style:text-properties fo:font-size="12pt" style:font-size-asian="12pt" style:font-size-complex="12pt" fo:language="pl" fo:country="PL"/>
    </style:style>
    <style:style style:name="P257" style:parent-style-name="Normal" style:family="paragraph">
      <style:text-properties fo:font-size="12pt" style:font-size-asian="12pt" style:font-size-complex="12pt" fo:language="pl" fo:country="PL"/>
    </style:style>
    <style:style style:name="P258" style:parent-style-name="Normal" style:family="paragraph">
      <style:text-properties fo:font-size="12pt" style:font-size-asian="12pt" style:font-size-complex="12pt" fo:language="pl" fo:country="PL"/>
    </style:style>
    <style:style style:name="P259" style:parent-style-name="Normal" style:family="paragraph">
      <style:text-properties fo:font-size="12pt" style:font-size-asian="12pt" style:font-size-complex="12pt" fo:language="pl" fo:country="PL"/>
    </style:style>
    <style:style style:name="P260" style:parent-style-name="Normal" style:family="paragraph">
      <style:text-properties fo:font-size="12pt" style:font-size-asian="12pt" style:font-size-complex="12pt" fo:language="pl" fo:country="PL"/>
    </style:style>
    <style:style style:name="P261" style:parent-style-name="Normal" style:family="paragraph">
      <style:text-properties fo:font-size="12pt" style:font-size-asian="12pt" style:font-size-complex="12pt" fo:language="pl" fo:country="PL"/>
    </style:style>
    <style:style style:name="P262" style:parent-style-name="Normal" style:family="paragraph">
      <style:text-properties fo:font-size="12pt" style:font-size-asian="12pt" style:font-size-complex="12pt" fo:language="pl" fo:country="PL"/>
    </style:style>
    <style:style style:name="P263" style:parent-style-name="Normal" style:family="paragraph">
      <style:text-properties fo:font-size="12pt" style:font-size-asian="12pt" style:font-size-complex="12pt" fo:language="pl" fo:country="PL"/>
    </style:style>
    <style:style style:name="P264" style:parent-style-name="Normal" style:family="paragraph">
      <style:text-properties fo:font-size="12pt" style:font-size-asian="12pt" style:font-size-complex="12pt" fo:language="pl" fo:country="PL"/>
    </style:style>
    <style:style style:name="P265" style:parent-style-name="Normal" style:family="paragraph">
      <style:text-properties fo:font-size="12pt" style:font-size-asian="12pt" style:font-size-complex="12pt" fo:language="pl" fo:country="PL"/>
    </style:style>
    <style:style style:name="P266" style:parent-style-name="Normal" style:family="paragraph">
      <style:text-properties fo:font-size="12pt" style:font-size-asian="12pt" style:font-size-complex="12pt" fo:language="pl" fo:country="PL"/>
    </style:style>
    <style:style style:name="P267" style:parent-style-name="Normal" style:family="paragraph">
      <style:text-properties fo:font-size="12pt" style:font-size-asian="12pt" style:font-size-complex="12pt" fo:language="pl" fo:country="PL"/>
    </style:style>
    <style:style style:name="P268" style:parent-style-name="Normal" style:family="paragraph">
      <style:text-properties fo:font-size="12pt" style:font-size-asian="12pt" style:font-size-complex="12pt" fo:language="pl" fo:country="PL"/>
    </style:style>
    <style:style style:name="P269" style:parent-style-name="Normal" style:family="paragraph">
      <style:text-properties fo:font-size="12pt" style:font-size-asian="12pt" style:font-size-complex="12pt" fo:language="pl" fo:country="PL"/>
    </style:style>
    <style:style style:name="P270" style:parent-style-name="Normal" style:family="paragraph">
      <style:text-properties fo:font-size="12pt" style:font-size-asian="12pt" style:font-size-complex="12pt" fo:language="pl" fo:country="PL"/>
    </style:style>
    <style:style style:name="P271" style:parent-style-name="Normal" style:family="paragraph">
      <style:text-properties fo:font-size="12pt" style:font-size-asian="12pt" style:font-size-complex="12pt" fo:language="pl" fo:country="PL"/>
    </style:style>
    <style:style style:name="P272" style:parent-style-name="Normal" style:family="paragraph">
      <style:text-properties fo:font-size="12pt" style:font-size-asian="12pt" style:font-size-complex="12pt" fo:language="pl" fo:country="PL"/>
    </style:style>
    <style:style style:name="P273" style:parent-style-name="Normal" style:family="paragraph">
      <style:text-properties fo:font-size="12pt" style:font-size-asian="12pt" style:font-size-complex="12pt" fo:language="pl" fo:country="PL"/>
    </style:style>
    <style:style style:name="P274" style:parent-style-name="Normal" style:family="paragraph">
      <style:text-properties fo:font-size="12pt" style:font-size-asian="12pt" style:font-size-complex="12pt" fo:language="pl" fo:country="PL"/>
    </style:style>
    <style:style style:name="P275" style:parent-style-name="Normal" style:family="paragraph">
      <style:text-properties fo:font-size="12pt" style:font-size-asian="12pt" style:font-size-complex="12pt" fo:language="pl" fo:country="PL"/>
    </style:style>
    <style:style style:name="P276" style:parent-style-name="Normal" style:family="paragraph">
      <style:text-properties fo:font-size="12pt" style:font-size-asian="12pt" style:font-size-complex="12pt" fo:language="pl" fo:country="PL"/>
    </style:style>
    <style:style style:name="T277" style:parent-style-name="DefaultParagraphFont" style:family="text">
      <style:text-properties fo:font-size="12pt" style:font-size-asian="12pt" style:font-size-complex="12pt" fo:language="pl" fo:country="PL"/>
    </style:style>
    <style:style style:name="T278" style:parent-style-name="Hyperlink" style:family="text">
      <style:text-properties fo:font-size="12pt" style:font-size-asian="12pt" style:font-size-complex="12pt" fo:language="pl" fo:country="PL"/>
    </style:style>
    <style:style style:name="T279" style:parent-style-name="DefaultParagraphFont" style:family="text">
      <style:text-properties fo:font-size="12pt" style:font-size-asian="12pt" style:font-size-complex="12pt" fo:language="pl" fo:country="PL"/>
    </style:style>
    <style:style style:name="T280" style:parent-style-name="DefaultParagraphFont" style:family="text">
      <style:text-properties fo:font-size="12pt" style:font-size-asian="12pt" style:font-size-complex="12pt" fo:language="pl" fo:country="PL"/>
    </style:style>
    <style:style style:name="T281" style:parent-style-name="DefaultParagraphFont" style:family="text">
      <style:text-properties fo:font-size="12pt" style:font-size-asian="12pt" style:font-size-complex="12pt" fo:language="pl" fo:country="PL"/>
    </style:style>
    <style:style style:name="P282" style:parent-style-name="Normal" style:family="paragraph">
      <style:text-properties fo:font-size="12pt" style:font-size-asian="12pt" style:font-size-complex="12pt" fo:language="pl" fo:country="PL"/>
    </style:style>
    <style:style style:name="P283" style:parent-style-name="Normal" style:family="paragraph">
      <style:text-properties fo:font-size="12pt" style:font-size-asian="12pt" style:font-size-complex="12pt" fo:language="pl" fo:country="PL"/>
    </style:style>
    <style:style style:name="P284" style:parent-style-name="Normal" style:family="paragraph">
      <style:text-properties fo:font-size="12pt" style:font-size-asian="12pt" style:font-size-complex="12pt" fo:language="pl" fo:country="PL"/>
    </style:style>
    <style:style style:name="P285" style:parent-style-name="Normal" style:family="paragraph">
      <style:text-properties fo:font-size="12pt" style:font-size-asian="12pt" style:font-size-complex="12pt" fo:language="pl" fo:country="PL"/>
    </style:style>
    <style:style style:name="P286" style:parent-style-name="Normal" style:family="paragraph">
      <style:text-properties fo:font-size="12pt" style:font-size-asian="12pt" style:font-size-complex="12pt" fo:language="pl" fo:country="PL"/>
    </style:style>
    <style:style style:name="P287" style:parent-style-name="Normal" style:family="paragraph">
      <style:text-properties fo:font-size="12pt" style:font-size-asian="12pt" style:font-size-complex="12pt" fo:language="pl" fo:country="PL"/>
    </style:style>
    <style:style style:name="P288" style:parent-style-name="Normal" style:family="paragraph">
      <style:text-properties fo:font-size="12pt" style:font-size-asian="12pt" style:font-size-complex="12pt" fo:language="pl" fo:country="PL"/>
    </style:style>
    <style:style style:name="P289" style:parent-style-name="Normal" style:family="paragraph">
      <style:text-properties fo:font-size="12pt" style:font-size-asian="12pt" style:font-size-complex="12pt" fo:language="pl" fo:country="PL"/>
    </style:style>
    <style:style style:name="P290" style:parent-style-name="Normal" style:family="paragraph">
      <style:text-properties fo:font-size="12pt" style:font-size-asian="12pt" style:font-size-complex="12pt" fo:language="pl" fo:country="PL"/>
    </style:style>
    <style:style style:name="P291" style:parent-style-name="Normal" style:family="paragraph">
      <style:text-properties fo:font-size="12pt" style:font-size-asian="12pt" style:font-size-complex="12pt" fo:language="pl" fo:country="PL"/>
    </style:style>
    <style:style style:name="P292" style:parent-style-name="Normal" style:family="paragraph">
      <style:text-properties fo:font-size="12pt" style:font-size-asian="12pt" style:font-size-complex="12pt" fo:language="pl" fo:country="PL"/>
    </style:style>
    <style:style style:name="P293" style:parent-style-name="Normal" style:family="paragraph">
      <style:text-properties fo:font-size="12pt" style:font-size-asian="12pt" style:font-size-complex="12pt" fo:language="pl" fo:country="PL"/>
    </style:style>
    <style:style style:name="T294" style:parent-style-name="DefaultParagraphFont" style:family="text">
      <style:text-properties fo:font-size="12pt" style:font-size-asian="12pt" style:font-size-complex="12pt" fo:language="pl" fo:country="PL"/>
    </style:style>
    <style:style style:name="T295" style:parent-style-name="DefaultParagraphFont" style:family="text">
      <style:text-properties fo:font-size="12pt" style:font-size-asian="12pt" style:font-size-complex="12pt" fo:language="pl" fo:country="PL"/>
    </style:style>
    <style:style style:name="T296" style:parent-style-name="Hyperlink" style:family="text">
      <style:text-properties fo:font-size="12pt" style:font-size-asian="12pt" style:font-size-complex="12pt" fo:language="pl" fo:country="PL"/>
    </style:style>
    <style:style style:name="T297" style:parent-style-name="DefaultParagraphFont" style:family="text">
      <style:text-properties fo:font-size="12pt" style:font-size-asian="12pt" style:font-size-complex="12pt" fo:language="pl" fo:country="PL"/>
    </style:style>
    <style:style style:name="P298" style:parent-style-name="Normal" style:family="paragraph">
      <style:text-properties fo:font-size="12pt" style:font-size-asian="12pt" style:font-size-complex="12pt" fo:language="pl" fo:country="PL"/>
    </style:style>
    <style:style style:name="P299" style:parent-style-name="Normal" style:family="paragraph">
      <style:text-properties fo:font-size="12pt" style:font-size-asian="12pt" style:font-size-complex="12pt" fo:language="pl" fo:country="PL"/>
    </style:style>
    <style:style style:name="P300" style:parent-style-name="Normal" style:family="paragraph">
      <style:text-properties fo:font-size="12pt" style:font-size-asian="12pt" style:font-size-complex="12pt" fo:language="pl" fo:country="PL"/>
    </style:style>
    <style:style style:name="P301" style:parent-style-name="Normal" style:family="paragraph">
      <style:text-properties fo:font-size="12pt" style:font-size-asian="12pt" style:font-size-complex="12pt" fo:language="pl" fo:country="PL"/>
    </style:style>
    <style:style style:name="P302" style:parent-style-name="Normal" style:family="paragraph">
      <style:text-properties fo:font-size="12pt" style:font-size-asian="12pt" style:font-size-complex="12pt"/>
    </style:style>
    <style:style style:name="P303" style:parent-style-name="Normal" style:family="paragraph">
      <style:text-properties fo:font-size="12pt" style:font-size-asian="12pt" style:font-size-complex="12pt" fo:hyphenate="true"/>
    </style:style>
    <style:style style:name="P304" style:parent-style-name="Normal" style:family="paragraph">
      <style:text-properties fo:font-size="12pt" style:font-size-asian="12pt" style:font-size-complex="12pt"/>
    </style:style>
    <style:style style:name="P305" style:parent-style-name="Normal" style:family="paragraph">
      <style:text-properties fo:font-size="12pt" style:font-size-asian="12pt" style:font-size-complex="12pt"/>
    </style:style>
    <style:style style:name="T306" style:parent-style-name="Strong" style:family="text">
      <style:text-properties style:font-name="Georgia" fo:color="#292929" fo:letter-spacing="-0.0006in" fo:font-size="16pt" style:font-size-asian="16pt" style:font-size-complex="16pt" fo:background-color="#FFFFFF"/>
    </style:style>
    <style:style style:name="T307" style:parent-style-name="DefaultParagraphFont" style:family="text">
      <style:text-properties style:font-name="Georgia" fo:color="#292929" fo:letter-spacing="-0.0006in" fo:font-size="16pt" style:font-size-asian="16pt" style:font-size-complex="16pt" fo:background-color="#FFFFFF"/>
    </style:style>
    <style:style style:name="T308" style:parent-style-name="DefaultParagraphFont" style:family="text">
      <style:text-properties style:font-name="Georgia" fo:color="#292929" fo:letter-spacing="-0.0006in" fo:font-size="16pt" style:font-size-asian="16pt" style:font-size-complex="16pt" fo:background-color="#FFFFFF"/>
    </style:style>
    <style:style style:name="T309" style:parent-style-name="DefaultParagraphFont" style:family="text">
      <style:text-properties style:font-name="avenirltstd-light" fo:color="#212121" fo:letter-spacing="-0.0006in" fo:font-size="13.5pt" style:font-size-asian="13.5pt" style:font-size-complex="13.5pt" fo:background-color="#FFFFFF"/>
    </style:style>
    <style:style style:name="T310" style:parent-style-name="Strong" style:family="text">
      <style:text-properties style:font-name="avenirltstd-light" fo:color="#212121" fo:letter-spacing="-0.0006in" fo:font-size="13.5pt" style:font-size-asian="13.5pt" style:font-size-complex="13.5pt" fo:background-color="#FFFFFF"/>
    </style:style>
    <style:style style:name="T311" style:parent-style-name="DefaultParagraphFont" style:family="text">
      <style:text-properties style:font-name="avenirltstd-light" fo:color="#212121" fo:letter-spacing="-0.0006in" fo:font-size="13.5pt" style:font-size-asian="13.5pt" style:font-size-complex="13.5pt" fo:background-color="#FFFFFF"/>
    </style:style>
    <style:style style:name="T312" style:parent-style-name="DefaultParagraphFont" style:family="text">
      <style:text-properties style:font-name="avenirltstd-light" fo:color="#212121" fo:letter-spacing="-0.0006in" fo:font-size="13.5pt" style:font-size-asian="13.5pt" style:font-size-complex="13.5pt" fo:background-color="#FFFFFF"/>
    </style:style>
    <style:style style:name="P313" style:parent-style-name="Normal" style:family="paragraph">
      <style:text-properties fo:font-size="12pt" style:font-size-asian="12pt" style:font-size-complex="12pt" fo:language="pl" fo:country="PL"/>
    </style:style>
    <style:style style:name="P314" style:parent-style-name="Normal" style:family="paragraph">
      <style:text-properties fo:font-size="12pt" style:font-size-asian="12pt" style:font-size-complex="12pt" fo:language="pl" fo:country="PL"/>
    </style:style>
    <style:style style:name="P315" style:parent-style-name="Normal" style:family="paragraph">
      <style:text-properties fo:font-size="12pt" style:font-size-asian="12pt" style:font-size-complex="12pt" fo:language="pl" fo:country="PL"/>
    </style:style>
    <style:style style:name="P316" style:parent-style-name="Normal" style:family="paragraph">
      <style:text-properties fo:font-size="12pt" style:font-size-asian="12pt" style:font-size-complex="12pt" fo:language="pl" fo:country="PL"/>
    </style:style>
    <style:style style:name="P317" style:parent-style-name="Normal" style:family="paragraph">
      <style:text-properties fo:font-size="12pt" style:font-size-asian="12pt" style:font-size-complex="12pt" fo:language="pl" fo:country="PL"/>
    </style:style>
    <style:style style:name="P318" style:parent-style-name="Normal" style:family="paragraph">
      <style:text-properties fo:font-size="12pt" style:font-size-asian="12pt" style:font-size-complex="12pt" fo:language="pl" fo:country="PL"/>
    </style:style>
    <style:style style:name="P319" style:parent-style-name="Normal" style:family="paragraph">
      <style:text-properties fo:font-size="12pt" style:font-size-asian="12pt" style:font-size-complex="12pt" fo:language="pl" fo:country="PL"/>
    </style:style>
    <style:style style:name="P320" style:parent-style-name="Normal" style:family="paragraph">
      <style:text-properties fo:font-size="12pt" style:font-size-asian="12pt" style:font-size-complex="12pt" fo:language="pl" fo:country="PL"/>
    </style:style>
    <style:style style:name="P321" style:parent-style-name="Normal" style:family="paragraph">
      <style:text-properties fo:font-size="12pt" style:font-size-asian="12pt" style:font-size-complex="12pt" fo:language="pl" fo:country="PL"/>
    </style:style>
    <style:style style:name="P322" style:parent-style-name="Normal" style:family="paragraph">
      <style:text-properties fo:font-size="12pt" style:font-size-asian="12pt" style:font-size-complex="12pt" fo:language="pl" fo:country="PL"/>
    </style:style>
    <style:style style:name="P323" style:parent-style-name="Normal" style:family="paragraph">
      <style:text-properties fo:font-size="12pt" style:font-size-asian="12pt" style:font-size-complex="12pt" fo:language="pl" fo:country="PL"/>
    </style:style>
    <style:style style:name="P324" style:parent-style-name="Normal" style:family="paragraph">
      <style:text-properties fo:font-size="12pt" style:font-size-asian="12pt" style:font-size-complex="12pt" fo:language="pl" fo:country="PL"/>
    </style:style>
    <style:style style:name="P325" style:parent-style-name="Normal" style:family="paragraph">
      <style:text-properties fo:font-size="12pt" style:font-size-asian="12pt" style:font-size-complex="12pt" fo:language="pl" fo:country="PL"/>
    </style:style>
    <style:style style:name="P326" style:parent-style-name="Normal" style:family="paragraph">
      <style:text-properties fo:font-size="12pt" style:font-size-asian="12pt" style:font-size-complex="12pt" fo:language="pl" fo:country="PL"/>
    </style:style>
    <style:style style:name="P327" style:parent-style-name="Normal" style:family="paragraph">
      <style:text-properties fo:font-size="12pt" style:font-size-asian="12pt" style:font-size-complex="12pt" fo:language="pl" fo:country="PL"/>
    </style:style>
    <style:style style:name="P328" style:parent-style-name="Normal" style:family="paragraph">
      <style:text-properties fo:font-size="12pt" style:font-size-asian="12pt" style:font-size-complex="12pt" fo:language="pl" fo:country="PL"/>
    </style:style>
    <style:style style:name="P329" style:parent-style-name="Normal" style:family="paragraph">
      <style:text-properties fo:font-weight="bold" style:font-weight-asian="bold" fo:font-size="12pt" style:font-size-asian="12pt" style:font-size-complex="12pt" fo:language="pl" fo:country="PL"/>
    </style:style>
    <style:style style:name="P330" style:parent-style-name="Normal" style:family="paragraph">
      <style:text-properties fo:font-size="12pt" style:font-size-asian="12pt" style:font-size-complex="12pt" fo:language="pl" fo:country="PL"/>
    </style:style>
    <style:style style:name="P331" style:parent-style-name="Normal" style:family="paragraph">
      <style:text-properties fo:font-size="12pt" style:font-size-asian="12pt" style:font-size-complex="12pt" fo:language="pl" fo:country="PL"/>
    </style:style>
    <style:style style:name="P332" style:parent-style-name="Normal" style:family="paragraph">
      <style:text-properties fo:font-size="12pt" style:font-size-asian="12pt" style:font-size-complex="12pt" fo:language="pl" fo:country="PL"/>
    </style:style>
    <style:style style:name="P333" style:parent-style-name="Normal" style:family="paragraph">
      <style:text-properties fo:font-size="12pt" style:font-size-asian="12pt" style:font-size-complex="12pt" fo:language="pl" fo:country="PL"/>
    </style:style>
    <style:style style:name="P334" style:parent-style-name="Normal" style:family="paragraph">
      <style:text-properties fo:font-size="12pt" style:font-size-asian="12pt" style:font-size-complex="12pt" fo:language="pl" fo:country="PL"/>
    </style:style>
    <style:style style:name="P335" style:parent-style-name="Normal" style:family="paragraph">
      <style:text-properties fo:font-size="12pt" style:font-size-asian="12pt" style:font-size-complex="12pt" fo:language="pl" fo:country="PL"/>
    </style:style>
    <style:style style:name="P336" style:parent-style-name="Normal" style:family="paragraph">
      <style:text-properties fo:font-size="12pt" style:font-size-asian="12pt" style:font-size-complex="12pt" fo:language="pl" fo:country="PL"/>
    </style:style>
    <style:style style:name="P337" style:parent-style-name="Normal" style:family="paragraph">
      <style:text-properties fo:font-size="12pt" style:font-size-asian="12pt" style:font-size-complex="12pt" fo:language="pl" fo:country="PL"/>
    </style:style>
    <style:style style:name="P338" style:parent-style-name="Normal" style:family="paragraph">
      <style:text-properties fo:font-size="12pt" style:font-size-asian="12pt" style:font-size-complex="12pt" fo:language="pl" fo:country="PL"/>
    </style:style>
    <style:style style:name="P339" style:parent-style-name="Normal" style:family="paragraph">
      <style:text-properties fo:font-size="12pt" style:font-size-asian="12pt" style:font-size-complex="12pt" fo:language="pl" fo:country="PL"/>
    </style:style>
    <style:style style:name="P340" style:parent-style-name="Normal" style:family="paragraph">
      <style:text-properties fo:font-size="12pt" style:font-size-asian="12pt" style:font-size-complex="12pt" fo:language="pl" fo:country="PL"/>
    </style:style>
    <style:style style:name="P341" style:parent-style-name="Normal" style:family="paragraph">
      <style:text-properties fo:font-size="12pt" style:font-size-asian="12pt" style:font-size-complex="12pt" fo:language="pl" fo:country="PL"/>
    </style:style>
    <style:style style:name="P342" style:parent-style-name="Normal" style:family="paragraph">
      <style:text-properties fo:font-size="12pt" style:font-size-asian="12pt" style:font-size-complex="12pt" fo:language="pl" fo:country="PL"/>
    </style:style>
    <style:style style:name="P343" style:parent-style-name="Normal" style:family="paragraph">
      <style:text-properties fo:font-size="12pt" style:font-size-asian="12pt" style:font-size-complex="12pt" fo:language="pl" fo:country="PL"/>
    </style:style>
    <style:style style:name="P344" style:parent-style-name="Normal" style:family="paragraph">
      <style:text-properties fo:font-size="12pt" style:font-size-asian="12pt" style:font-size-complex="12pt" fo:language="pl" fo:country="PL"/>
    </style:style>
    <style:style style:name="P345" style:parent-style-name="Normal" style:family="paragraph">
      <style:text-properties fo:font-size="12pt" style:font-size-asian="12pt" style:font-size-complex="12pt" fo:language="pl" fo:country="PL"/>
    </style:style>
    <style:style style:name="P346" style:parent-style-name="Normal" style:family="paragraph">
      <style:text-properties fo:font-size="12pt" style:font-size-asian="12pt" style:font-size-complex="12pt" fo:language="pl" fo:country="PL"/>
    </style:style>
    <style:style style:name="P347" style:parent-style-name="Normal" style:family="paragraph">
      <style:text-properties fo:font-size="12pt" style:font-size-asian="12pt" style:font-size-complex="12pt" fo:language="pl" fo:country="PL"/>
    </style:style>
    <style:style style:name="P348" style:parent-style-name="Normal" style:family="paragraph">
      <style:text-properties fo:font-size="12pt" style:font-size-asian="12pt" style:font-size-complex="12pt" fo:language="pl" fo:country="PL"/>
    </style:style>
    <style:style style:name="P349" style:parent-style-name="Normal" style:family="paragraph">
      <style:text-properties fo:font-size="12pt" style:font-size-asian="12pt" style:font-size-complex="12pt" fo:language="pl" fo:country="PL"/>
    </style:style>
    <style:style style:name="P350" style:parent-style-name="Normal" style:family="paragraph">
      <style:text-properties fo:font-size="12pt" style:font-size-asian="12pt" style:font-size-complex="12pt" fo:language="pl" fo:country="PL"/>
    </style:style>
    <style:style style:name="P351" style:parent-style-name="Normal" style:family="paragraph">
      <style:text-properties fo:font-size="12pt" style:font-size-asian="12pt" style:font-size-complex="12pt" fo:language="pl" fo:country="PL"/>
    </style:style>
    <style:style style:name="P352" style:parent-style-name="Normal" style:family="paragraph">
      <style:text-properties fo:font-size="12pt" style:font-size-asian="12pt" style:font-size-complex="12pt" fo:language="pl" fo:country="PL"/>
    </style:style>
    <style:style style:name="P353" style:parent-style-name="Normal" style:family="paragraph">
      <style:text-properties fo:font-size="12pt" style:font-size-asian="12pt" style:font-size-complex="12pt" fo:language="pl" fo:country="PL"/>
    </style:style>
    <style:style style:name="P354" style:parent-style-name="Normal" style:family="paragraph">
      <style:text-properties fo:font-size="12pt" style:font-size-asian="12pt" style:font-size-complex="12pt" fo:language="pl" fo:country="PL"/>
    </style:style>
    <style:style style:name="P355" style:parent-style-name="Normal" style:family="paragraph">
      <style:text-properties fo:font-size="12pt" style:font-size-asian="12pt" style:font-size-complex="12pt" fo:language="pl" fo:country="PL"/>
    </style:style>
    <style:style style:name="P356" style:parent-style-name="Normal" style:family="paragraph">
      <style:text-properties fo:font-size="12pt" style:font-size-asian="12pt" style:font-size-complex="12pt" fo:language="pl" fo:country="PL"/>
    </style:style>
    <style:style style:name="P357" style:parent-style-name="Normal" style:family="paragraph">
      <style:text-properties fo:font-size="12pt" style:font-size-asian="12pt" style:font-size-complex="12pt" fo:language="pl" fo:country="PL"/>
    </style:style>
    <style:style style:name="P358" style:parent-style-name="Normal" style:family="paragraph">
      <style:text-properties fo:font-size="12pt" style:font-size-asian="12pt" style:font-size-complex="12pt" fo:language="pl" fo:country="PL"/>
    </style:style>
    <style:style style:name="P359" style:parent-style-name="Normal" style:family="paragraph">
      <style:text-properties fo:font-size="12pt" style:font-size-asian="12pt" style:font-size-complex="12pt" fo:language="pl" fo:country="PL"/>
    </style:style>
    <style:style style:name="P360" style:parent-style-name="Normal" style:family="paragraph">
      <style:text-properties fo:font-size="12pt" style:font-size-asian="12pt" style:font-size-complex="12pt" fo:language="pl" fo:country="PL"/>
    </style:style>
    <style:style style:name="P361" style:parent-style-name="Normal" style:family="paragraph">
      <style:text-properties fo:font-size="12pt" style:font-size-asian="12pt" style:font-size-complex="12pt" fo:language="pl" fo:country="PL"/>
    </style:style>
    <style:style style:name="P362" style:parent-style-name="Normal" style:family="paragraph">
      <style:text-properties fo:font-size="12pt" style:font-size-asian="12pt" style:font-size-complex="12pt" fo:language="pl" fo:country="PL"/>
    </style:style>
    <style:style style:name="P363" style:parent-style-name="Normal" style:family="paragraph">
      <style:text-properties fo:font-size="12pt" style:font-size-asian="12pt" style:font-size-complex="12pt" fo:language="pl" fo:country="PL"/>
    </style:style>
    <style:style style:name="P364" style:parent-style-name="Normal" style:family="paragraph">
      <style:text-properties fo:font-size="12pt" style:font-size-asian="12pt" style:font-size-complex="12pt" fo:language="pl" fo:country="PL"/>
    </style:style>
    <style:style style:name="P365" style:parent-style-name="Normal" style:family="paragraph">
      <style:text-properties fo:font-size="12pt" style:font-size-asian="12pt" style:font-size-complex="12pt" fo:language="pl" fo:country="PL"/>
    </style:style>
    <style:style style:name="P366" style:parent-style-name="Normal" style:family="paragraph">
      <style:text-properties fo:font-size="12pt" style:font-size-asian="12pt" style:font-size-complex="12pt" fo:language="pl" fo:country="PL"/>
    </style:style>
    <style:style style:name="P367" style:parent-style-name="Normal" style:family="paragraph">
      <style:text-properties fo:font-size="12pt" style:font-size-asian="12pt" style:font-size-complex="12pt" fo:language="pl" fo:country="PL"/>
    </style:style>
    <style:style style:name="P368" style:parent-style-name="Normal" style:family="paragraph">
      <style:text-properties fo:font-size="12pt" style:font-size-asian="12pt" style:font-size-complex="12pt" fo:language="pl" fo:country="PL"/>
    </style:style>
    <style:style style:name="P369" style:parent-style-name="Normal" style:family="paragraph">
      <style:text-properties fo:font-size="12pt" style:font-size-asian="12pt" style:font-size-complex="12pt" fo:language="pl" fo:country="PL"/>
    </style:style>
    <style:style style:name="P370" style:parent-style-name="Normal" style:family="paragraph">
      <style:text-properties fo:font-size="12pt" style:font-size-asian="12pt" style:font-size-complex="12pt" fo:language="pl" fo:country="PL"/>
    </style:style>
    <style:style style:name="P371" style:parent-style-name="Normal" style:family="paragraph">
      <style:text-properties fo:font-size="12pt" style:font-size-asian="12pt" style:font-size-complex="12pt" fo:language="pl" fo:country="PL"/>
    </style:style>
    <style:style style:name="P372" style:parent-style-name="Normal" style:family="paragraph">
      <style:text-properties fo:font-size="12pt" style:font-size-asian="12pt" style:font-size-complex="12pt" fo:language="pl" fo:country="PL"/>
    </style:style>
    <style:style style:name="P373" style:parent-style-name="Normal" style:family="paragraph">
      <style:text-properties fo:font-size="12pt" style:font-size-asian="12pt" style:font-size-complex="12pt" fo:language="pl" fo:country="PL"/>
    </style:style>
    <style:style style:name="P374" style:parent-style-name="Normal" style:family="paragraph">
      <style:text-properties fo:font-size="12pt" style:font-size-asian="12pt" style:font-size-complex="12pt" fo:language="pl" fo:country="PL"/>
    </style:style>
    <style:style style:name="P375" style:parent-style-name="Normal" style:family="paragraph">
      <style:text-properties fo:font-size="12pt" style:font-size-asian="12pt" style:font-size-complex="12pt" fo:language="pl" fo:country="PL"/>
    </style:style>
    <style:style style:name="P376" style:parent-style-name="Normal" style:family="paragraph">
      <style:text-properties fo:font-size="12pt" style:font-size-asian="12pt" style:font-size-complex="12pt" fo:language="pl" fo:country="PL"/>
    </style:style>
    <style:style style:name="P377" style:parent-style-name="Normal" style:family="paragraph">
      <style:text-properties fo:font-weight="bold" style:font-weight-asian="bold" fo:font-size="12pt" style:font-size-asian="12pt" style:font-size-complex="12pt" fo:language="pl" fo:country="PL"/>
    </style:style>
    <style:style style:name="P378" style:parent-style-name="Normal" style:family="paragraph">
      <style:text-properties fo:font-size="12pt" style:font-size-asian="12pt" style:font-size-complex="12pt" fo:language="pl" fo:country="PL"/>
    </style:style>
    <style:style style:name="P379" style:parent-style-name="Normal" style:family="paragraph">
      <style:text-properties fo:font-size="12pt" style:font-size-asian="12pt" style:font-size-complex="12pt" fo:language="pl" fo:country="PL"/>
    </style:style>
    <style:style style:name="P380" style:parent-style-name="Normal" style:family="paragraph">
      <style:text-properties fo:font-size="12pt" style:font-size-asian="12pt" style:font-size-complex="12pt" fo:language="pl" fo:country="PL"/>
    </style:style>
    <style:style style:name="P381" style:parent-style-name="Normal" style:family="paragraph">
      <style:text-properties fo:font-size="12pt" style:font-size-asian="12pt" style:font-size-complex="12pt" fo:language="pl" fo:country="PL"/>
    </style:style>
    <style:style style:name="P382" style:parent-style-name="Normal" style:family="paragraph">
      <style:text-properties fo:font-size="12pt" style:font-size-asian="12pt" style:font-size-complex="12pt" fo:language="pl" fo:country="PL"/>
    </style:style>
    <style:style style:name="P383" style:parent-style-name="Normal" style:family="paragraph">
      <style:text-properties fo:font-size="12pt" style:font-size-asian="12pt" style:font-size-complex="12pt" fo:language="pl" fo:country="PL"/>
    </style:style>
    <style:style style:name="P384" style:parent-style-name="Normal" style:family="paragraph">
      <style:text-properties fo:font-size="12pt" style:font-size-asian="12pt" style:font-size-complex="12pt" fo:language="pl" fo:country="PL"/>
    </style:style>
    <style:style style:name="P385" style:parent-style-name="Normal" style:family="paragraph">
      <style:text-properties fo:font-size="12pt" style:font-size-asian="12pt" style:font-size-complex="12pt" fo:language="pl" fo:country="PL"/>
    </style:style>
    <style:style style:name="P386" style:parent-style-name="Normal" style:family="paragraph">
      <style:text-properties fo:font-size="12pt" style:font-size-asian="12pt" style:font-size-complex="12pt" fo:language="pl" fo:country="PL"/>
    </style:style>
    <style:style style:name="P387" style:parent-style-name="Normal" style:family="paragraph">
      <style:text-properties fo:font-size="12pt" style:font-size-asian="12pt" style:font-size-complex="12pt" fo:language="pl" fo:country="PL"/>
    </style:style>
    <style:style style:name="P388" style:parent-style-name="Normal" style:family="paragraph">
      <style:text-properties fo:font-size="12pt" style:font-size-asian="12pt" style:font-size-complex="12pt" fo:language="pl" fo:country="PL"/>
    </style:style>
    <style:style style:name="P389" style:parent-style-name="Normal" style:family="paragraph">
      <style:text-properties fo:font-size="12pt" style:font-size-asian="12pt" style:font-size-complex="12pt" fo:language="pl" fo:country="PL"/>
    </style:style>
    <style:style style:name="P390" style:parent-style-name="Normal" style:family="paragraph">
      <style:text-properties fo:font-size="12pt" style:font-size-asian="12pt" style:font-size-complex="12pt" fo:language="pl" fo:country="PL"/>
    </style:style>
    <style:style style:name="P391" style:parent-style-name="Normal" style:family="paragraph">
      <style:text-properties fo:font-size="12pt" style:font-size-asian="12pt" style:font-size-complex="12pt" fo:language="pl" fo:country="PL"/>
    </style:style>
    <style:style style:name="P392" style:parent-style-name="Normal" style:family="paragraph">
      <style:text-properties fo:font-size="12pt" style:font-size-asian="12pt" style:font-size-complex="12pt" fo:language="pl" fo:country="PL"/>
    </style:style>
    <style:style style:name="P393" style:parent-style-name="Normal" style:family="paragraph">
      <style:text-properties fo:font-size="12pt" style:font-size-asian="12pt" style:font-size-complex="12pt" fo:language="pl" fo:country="PL"/>
    </style:style>
    <style:style style:name="P394" style:parent-style-name="Normal" style:family="paragraph">
      <style:text-properties fo:font-size="12pt" style:font-size-asian="12pt" style:font-size-complex="12pt" fo:language="pl" fo:country="PL"/>
    </style:style>
    <style:style style:name="P395" style:parent-style-name="Normal" style:family="paragraph">
      <style:text-properties fo:font-size="12pt" style:font-size-asian="12pt" style:font-size-complex="12pt" fo:language="pl" fo:country="PL"/>
    </style:style>
    <style:style style:name="P396" style:parent-style-name="Normal" style:family="paragraph">
      <style:text-properties fo:font-size="12pt" style:font-size-asian="12pt" style:font-size-complex="12pt" fo:language="pl" fo:country="PL"/>
    </style:style>
    <style:style style:name="P397" style:parent-style-name="Normal" style:family="paragraph">
      <style:text-properties fo:font-size="12pt" style:font-size-asian="12pt" style:font-size-complex="12pt" fo:language="pl" fo:country="PL"/>
    </style:style>
    <style:style style:name="P398" style:parent-style-name="Normal" style:family="paragraph">
      <style:text-properties fo:font-size="12pt" style:font-size-asian="12pt" style:font-size-complex="12pt" fo:language="pl" fo:country="PL"/>
    </style:style>
    <style:style style:name="P399" style:parent-style-name="Normal" style:family="paragraph">
      <style:text-properties fo:font-size="12pt" style:font-size-asian="12pt" style:font-size-complex="12pt" fo:language="pl" fo:country="PL"/>
    </style:style>
    <style:style style:name="P400" style:parent-style-name="Normal" style:family="paragraph">
      <style:text-properties fo:font-size="12pt" style:font-size-asian="12pt" style:font-size-complex="12pt" fo:language="pl" fo:country="PL"/>
    </style:style>
    <style:style style:name="P401" style:parent-style-name="Normal" style:family="paragraph">
      <style:text-properties fo:font-size="12pt" style:font-size-asian="12pt" style:font-size-complex="12pt" fo:language="pl" fo:country="PL"/>
    </style:style>
    <style:style style:name="P402" style:parent-style-name="Normal" style:family="paragraph">
      <style:text-properties fo:font-size="12pt" style:font-size-asian="12pt" style:font-size-complex="12pt" fo:language="pl" fo:country="PL"/>
    </style:style>
    <style:style style:name="P403" style:parent-style-name="Normal" style:family="paragraph">
      <style:text-properties fo:font-size="12pt" style:font-size-asian="12pt" style:font-size-complex="12pt" fo:language="pl" fo:country="PL"/>
    </style:style>
    <style:style style:name="P404" style:parent-style-name="Normal" style:family="paragraph">
      <style:text-properties fo:font-size="12pt" style:font-size-asian="12pt" style:font-size-complex="12pt" fo:language="pl" fo:country="PL"/>
    </style:style>
    <style:style style:name="P405" style:parent-style-name="Normal" style:family="paragraph">
      <style:text-properties fo:font-size="12pt" style:font-size-asian="12pt" style:font-size-complex="12pt" fo:language="pl" fo:country="PL"/>
    </style:style>
    <style:style style:name="T406" style:parent-style-name="DefaultParagraphFont" style:family="text">
      <style:text-properties fo:font-size="12pt" style:font-size-asian="12pt" style:font-size-complex="12pt" fo:language="pl" fo:country="PL"/>
    </style:style>
    <style:style style:name="T407" style:parent-style-name="DefaultParagraphFont" style:family="text">
      <style:text-properties fo:font-size="12pt" style:font-size-asian="12pt" style:font-size-complex="12pt" fo:language="pl" fo:country="PL"/>
    </style:style>
    <style:style style:name="T408" style:parent-style-name="DefaultParagraphFont" style:family="text">
      <style:text-properties fo:font-size="12pt" style:font-size-asian="12pt" style:font-size-complex="12pt" fo:language="pl" fo:country="PL"/>
    </style:style>
    <style:style style:name="T409" style:parent-style-name="DefaultParagraphFont" style:family="text">
      <style:text-properties fo:color="#FF0000" fo:font-size="12pt" style:font-size-asian="12pt" style:font-size-complex="12pt" fo:language="pl" fo:country="PL"/>
    </style:style>
    <style:style style:name="T410" style:parent-style-name="DefaultParagraphFont" style:family="text">
      <style:text-properties fo:color="#FF0000" fo:font-size="12pt" style:font-size-asian="12pt" style:font-size-complex="12pt" fo:language="pl" fo:country="PL"/>
    </style:style>
    <style:style style:name="T411" style:parent-style-name="DefaultParagraphFont" style:family="text">
      <style:text-properties fo:font-size="12pt" style:font-size-asian="12pt" style:font-size-complex="12pt" fo:language="pl" fo:country="PL"/>
    </style:style>
    <style:style style:name="T412" style:parent-style-name="DefaultParagraphFont" style:family="text">
      <style:text-properties fo:font-size="12pt" style:font-size-asian="12pt" style:font-size-complex="12pt" fo:language="pl" fo:country="PL"/>
    </style:style>
    <style:style style:name="T413" style:parent-style-name="DefaultParagraphFont" style:family="text">
      <style:text-properties fo:color="#FF0000" fo:font-size="12pt" style:font-size-asian="12pt" style:font-size-complex="12pt" fo:language="pl" fo:country="PL"/>
    </style:style>
    <style:style style:name="T414" style:parent-style-name="DefaultParagraphFont" style:family="text">
      <style:text-properties fo:font-size="12pt" style:font-size-asian="12pt" style:font-size-complex="12pt" fo:language="pl" fo:country="PL"/>
    </style:style>
    <style:style style:name="T415" style:parent-style-name="DefaultParagraphFont" style:family="text">
      <style:text-properties fo:font-size="12pt" style:font-size-asian="12pt" style:font-size-complex="12pt" fo:language="pl" fo:country="PL"/>
    </style:style>
    <style:style style:name="T416" style:parent-style-name="DefaultParagraphFont" style:family="text">
      <style:text-properties fo:font-size="12pt" style:font-size-asian="12pt" style:font-size-complex="12pt" fo:language="pl" fo:country="PL"/>
    </style:style>
    <style:style style:name="P417" style:parent-style-name="Normal" style:family="paragraph">
      <style:text-properties fo:font-size="12pt" style:font-size-asian="12pt" style:font-size-complex="12pt" fo:language="pl" fo:country="PL"/>
    </style:style>
    <style:style style:name="P418" style:parent-style-name="Normal" style:family="paragraph">
      <style:text-properties fo:font-size="12pt" style:font-size-asian="12pt" style:font-size-complex="12pt" fo:language="pl" fo:country="PL"/>
    </style:style>
    <style:style style:name="P419" style:parent-style-name="Normal" style:family="paragraph">
      <style:text-properties fo:font-size="12pt" style:font-size-asian="12pt" style:font-size-complex="12pt" fo:language="pl" fo:country="PL"/>
    </style:style>
    <style:style style:name="P420" style:parent-style-name="Normal" style:family="paragraph">
      <style:text-properties fo:font-size="12pt" style:font-size-asian="12pt" style:font-size-complex="12pt" fo:language="pl" fo:country="PL"/>
    </style:style>
    <style:style style:name="P421" style:parent-style-name="Normal" style:family="paragraph">
      <style:text-properties fo:font-size="12pt" style:font-size-asian="12pt" style:font-size-complex="12pt" fo:language="pl" fo:country="PL"/>
    </style:style>
    <style:style style:name="P422" style:parent-style-name="Normal" style:family="paragraph">
      <style:text-properties fo:font-size="12pt" style:font-size-asian="12pt" style:font-size-complex="12pt" fo:language="pl" fo:country="PL"/>
    </style:style>
    <style:style style:name="P423" style:parent-style-name="Normal" style:family="paragraph">
      <style:text-properties fo:font-size="12pt" style:font-size-asian="12pt" style:font-size-complex="12pt" fo:language="pl" fo:country="PL"/>
    </style:style>
    <style:style style:name="P424" style:parent-style-name="Normal" style:family="paragraph">
      <style:text-properties fo:font-size="12pt" style:font-size-asian="12pt" style:font-size-complex="12pt" fo:language="pl" fo:country="PL"/>
    </style:style>
    <style:style style:name="P425" style:parent-style-name="Normal" style:family="paragraph">
      <style:text-properties fo:font-size="12pt" style:font-size-asian="12pt" style:font-size-complex="12pt" fo:language="pl" fo:country="PL"/>
    </style:style>
    <style:style style:name="P426" style:parent-style-name="Normal" style:family="paragraph">
      <style:text-properties fo:font-size="12pt" style:font-size-asian="12pt" style:font-size-complex="12pt"/>
    </style:style>
    <style:style style:name="P427" style:parent-style-name="Normal" style:family="paragraph">
      <style:text-properties fo:font-size="12pt" style:font-size-asian="12pt" style:font-size-complex="12pt"/>
    </style:style>
    <style:style style:name="P428" style:parent-style-name="Normal" style:family="paragraph">
      <style:text-properties fo:font-size="12pt" style:font-size-asian="12pt" style:font-size-complex="12pt"/>
    </style:style>
    <style:style style:name="P429" style:parent-style-name="Normal" style:family="paragraph">
      <style:text-properties fo:font-size="12pt" style:font-size-asian="12pt" style:font-size-complex="12pt" fo:language="pl" fo:country="PL"/>
    </style:style>
    <style:style style:name="P430" style:parent-style-name="Normal" style:family="paragraph">
      <style:text-properties fo:font-size="12pt" style:font-size-asian="12pt" style:font-size-complex="12pt" fo:language="pl" fo:country="PL"/>
    </style:style>
    <style:style style:name="P431" style:parent-style-name="Normal" style:family="paragraph">
      <style:text-properties fo:font-size="12pt" style:font-size-asian="12pt" style:font-size-complex="12pt" fo:language="pl" fo:country="PL"/>
    </style:style>
    <style:style style:name="P432" style:parent-style-name="Normal" style:family="paragraph">
      <style:text-properties fo:font-size="12pt" style:font-size-asian="12pt" style:font-size-complex="12pt" fo:language="pl" fo:country="PL"/>
    </style:style>
    <style:style style:name="P433" style:parent-style-name="Normal" style:family="paragraph">
      <style:text-properties fo:font-size="12pt" style:font-size-asian="12pt" style:font-size-complex="12pt" fo:language="pl" fo:country="PL"/>
    </style:style>
    <style:style style:name="P434" style:parent-style-name="Normal" style:family="paragraph">
      <style:text-properties fo:font-size="12pt" style:font-size-asian="12pt" style:font-size-complex="12pt" fo:language="pl" fo:country="PL"/>
    </style:style>
    <style:style style:name="P435" style:parent-style-name="Normal" style:family="paragraph">
      <style:text-properties fo:font-size="12pt" style:font-size-asian="12pt" style:font-size-complex="12pt" fo:language="pl" fo:country="PL"/>
    </style:style>
    <style:style style:name="P436" style:parent-style-name="Normal" style:family="paragraph">
      <style:text-properties fo:font-size="12pt" style:font-size-asian="12pt" style:font-size-complex="12pt" fo:language="pl" fo:country="PL"/>
    </style:style>
    <style:style style:name="P437" style:parent-style-name="Normal" style:family="paragraph">
      <style:text-properties fo:font-size="12pt" style:font-size-asian="12pt" style:font-size-complex="12pt" fo:language="pl" fo:country="PL"/>
    </style:style>
    <style:style style:name="P438" style:parent-style-name="Normal" style:family="paragraph">
      <style:text-properties fo:font-size="12pt" style:font-size-asian="12pt" style:font-size-complex="12pt" fo:language="pl" fo:country="PL"/>
    </style:style>
    <style:style style:name="P439" style:parent-style-name="Normal" style:family="paragraph">
      <style:text-properties fo:font-size="12pt" style:font-size-asian="12pt" style:font-size-complex="12pt" fo:language="pl" fo:country="PL"/>
    </style:style>
    <style:style style:name="P440" style:parent-style-name="Normal" style:family="paragraph">
      <style:text-properties fo:font-size="12pt" style:font-size-asian="12pt" style:font-size-complex="12pt" fo:language="pl" fo:country="PL"/>
    </style:style>
    <style:style style:name="P441" style:parent-style-name="Normal" style:family="paragraph">
      <style:text-properties fo:font-size="12pt" style:font-size-asian="12pt" style:font-size-complex="12pt" fo:language="pl" fo:country="PL"/>
    </style:style>
    <style:style style:name="P442" style:parent-style-name="Normal" style:family="paragraph">
      <style:text-properties fo:font-size="12pt" style:font-size-asian="12pt" style:font-size-complex="12pt" fo:language="pl" fo:country="PL"/>
    </style:style>
    <style:style style:name="P443" style:parent-style-name="Normal" style:family="paragraph">
      <style:text-properties fo:font-size="12pt" style:font-size-asian="12pt" style:font-size-complex="12pt" fo:language="pl" fo:country="PL"/>
    </style:style>
    <style:style style:name="P444" style:parent-style-name="Normal" style:family="paragraph">
      <style:text-properties fo:font-size="12pt" style:font-size-asian="12pt" style:font-size-complex="12pt" fo:language="pl" fo:country="PL"/>
    </style:style>
    <style:style style:name="P445" style:parent-style-name="Normal" style:family="paragraph">
      <style:text-properties fo:font-size="12pt" style:font-size-asian="12pt" style:font-size-complex="12pt" fo:language="pl" fo:country="PL"/>
    </style:style>
    <style:style style:name="P446" style:parent-style-name="Normal" style:family="paragraph">
      <style:text-properties fo:font-size="12pt" style:font-size-asian="12pt" style:font-size-complex="12pt" fo:language="pl" fo:country="PL"/>
    </style:style>
    <style:style style:name="P447" style:parent-style-name="Normal" style:family="paragraph">
      <style:text-properties fo:font-size="12pt" style:font-size-asian="12pt" style:font-size-complex="12pt" fo:language="pl" fo:country="PL"/>
    </style:style>
    <style:style style:name="P448" style:parent-style-name="Normal" style:family="paragraph">
      <style:text-properties fo:font-size="12pt" style:font-size-asian="12pt" style:font-size-complex="12pt" fo:language="pl" fo:country="PL"/>
    </style:style>
    <style:style style:name="P449" style:parent-style-name="Normal" style:family="paragraph">
      <style:text-properties fo:font-size="12pt" style:font-size-asian="12pt" style:font-size-complex="12pt" fo:language="pl" fo:country="PL"/>
    </style:style>
    <style:style style:name="P450" style:parent-style-name="Normal" style:family="paragraph">
      <style:text-properties fo:font-size="12pt" style:font-size-asian="12pt" style:font-size-complex="12pt" fo:language="pl" fo:country="PL"/>
    </style:style>
    <style:style style:name="P451" style:parent-style-name="Normal" style:family="paragraph">
      <style:text-properties fo:font-size="12pt" style:font-size-asian="12pt" style:font-size-complex="12pt" fo:language="pl" fo:country="PL"/>
    </style:style>
    <style:style style:name="P452" style:parent-style-name="Normal" style:family="paragraph">
      <style:text-properties fo:font-size="12pt" style:font-size-asian="12pt" style:font-size-complex="12pt" fo:language="pl" fo:country="PL"/>
    </style:style>
    <style:style style:name="P453" style:parent-style-name="Normal" style:family="paragraph">
      <style:text-properties fo:font-size="12pt" style:font-size-asian="12pt" style:font-size-complex="12pt" fo:language="pl" fo:country="PL"/>
    </style:style>
    <style:style style:name="P454" style:parent-style-name="Normal" style:family="paragraph">
      <style:text-properties fo:font-size="12pt" style:font-size-asian="12pt" style:font-size-complex="12pt" fo:language="pl" fo:country="PL"/>
    </style:style>
    <style:style style:name="P455" style:parent-style-name="Normal" style:family="paragraph">
      <style:text-properties fo:font-size="12pt" style:font-size-asian="12pt" style:font-size-complex="12pt" fo:language="pl" fo:country="PL"/>
    </style:style>
    <style:style style:name="P456" style:parent-style-name="Normal" style:family="paragraph">
      <style:text-properties fo:font-size="12pt" style:font-size-asian="12pt" style:font-size-complex="12pt" fo:language="pl" fo:country="PL"/>
    </style:style>
    <style:style style:name="P457" style:parent-style-name="Normal" style:family="paragraph">
      <style:text-properties fo:font-size="12pt" style:font-size-asian="12pt" style:font-size-complex="12pt" fo:language="pl" fo:country="PL"/>
    </style:style>
    <style:style style:name="P458" style:parent-style-name="Normal" style:family="paragraph">
      <style:text-properties fo:font-size="12pt" style:font-size-asian="12pt" style:font-size-complex="12pt" fo:language="pl" fo:country="PL"/>
    </style:style>
    <style:style style:name="P459" style:parent-style-name="Normal" style:family="paragraph">
      <style:text-properties fo:font-size="12pt" style:font-size-asian="12pt" style:font-size-complex="12pt" fo:language="pl" fo:country="PL"/>
    </style:style>
    <style:style style:name="P460" style:parent-style-name="Normal" style:family="paragraph">
      <style:text-properties fo:font-size="12pt" style:font-size-asian="12pt" style:font-size-complex="12pt" fo:language="pl" fo:country="PL"/>
    </style:style>
    <style:style style:name="P461" style:parent-style-name="Normal" style:family="paragraph">
      <style:text-properties fo:font-size="12pt" style:font-size-asian="12pt" style:font-size-complex="12pt" fo:language="pl" fo:country="PL"/>
    </style:style>
    <style:style style:name="P462" style:parent-style-name="Normal" style:family="paragraph">
      <style:text-properties fo:font-size="12pt" style:font-size-asian="12pt" style:font-size-complex="12pt" fo:language="pl" fo:country="PL"/>
    </style:style>
    <style:style style:name="P463" style:parent-style-name="Normal" style:family="paragraph">
      <style:text-properties fo:font-size="12pt" style:font-size-asian="12pt" style:font-size-complex="12pt" fo:language="pl" fo:country="PL"/>
    </style:style>
    <style:style style:name="P464" style:parent-style-name="Normal" style:family="paragraph">
      <style:text-properties fo:font-size="12pt" style:font-size-asian="12pt" style:font-size-complex="12pt" fo:language="pl" fo:country="PL"/>
    </style:style>
    <style:style style:name="P465" style:parent-style-name="Normal" style:family="paragraph">
      <style:text-properties fo:font-size="12pt" style:font-size-asian="12pt" style:font-size-complex="12pt" fo:language="pl" fo:country="PL"/>
    </style:style>
    <style:style style:name="P466" style:parent-style-name="Normal" style:family="paragraph">
      <style:text-properties fo:font-size="12pt" style:font-size-asian="12pt" style:font-size-complex="12pt" fo:language="pl" fo:country="PL"/>
    </style:style>
    <style:style style:name="T467" style:parent-style-name="DefaultParagraphFont" style:family="text">
      <style:text-properties fo:font-size="12pt" style:font-size-asian="12pt" style:font-size-complex="12pt" fo:language="pl" fo:country="PL"/>
    </style:style>
    <style:style style:name="T468" style:parent-style-name="DefaultParagraphFont" style:family="text">
      <style:text-properties fo:font-size="12pt" style:font-size-asian="12pt" style:font-size-complex="12pt" fo:language="pl" fo:country="PL"/>
    </style:style>
    <style:style style:name="T469" style:parent-style-name="DefaultParagraphFont" style:family="text">
      <style:text-properties fo:font-size="12pt" style:font-size-asian="12pt" style:font-size-complex="12pt" fo:language="pl" fo:country="PL"/>
    </style:style>
    <style:style style:name="T470" style:parent-style-name="DefaultParagraphFont" style:family="text">
      <style:text-properties fo:font-size="12pt" style:font-size-asian="12pt" style:font-size-complex="12pt" fo:language="pl" fo:country="PL"/>
    </style:style>
    <style:style style:name="T471" style:parent-style-name="DefaultParagraphFont" style:family="text">
      <style:text-properties fo:color="#FF0000" fo:font-size="12pt" style:font-size-asian="12pt" style:font-size-complex="12pt" fo:language="pl" fo:country="PL"/>
    </style:style>
    <style:style style:name="T472" style:parent-style-name="DefaultParagraphFont" style:family="text">
      <style:text-properties fo:color="#FF0000" fo:font-size="12pt" style:font-size-asian="12pt" style:font-size-complex="12pt" fo:language="pl" fo:country="PL"/>
    </style:style>
    <style:style style:name="P473" style:parent-style-name="Normal" style:family="paragraph">
      <style:text-properties fo:font-size="12pt" style:font-size-asian="12pt" style:font-size-complex="12pt" fo:language="pl" fo:country="PL"/>
    </style:style>
    <style:style style:name="P474" style:parent-style-name="Normal" style:family="paragraph">
      <style:text-properties fo:font-size="12pt" style:font-size-asian="12pt" style:font-size-complex="12pt" fo:language="pl" fo:country="PL"/>
    </style:style>
    <style:style style:name="P475" style:parent-style-name="Normal" style:family="paragraph">
      <style:text-properties fo:font-size="12pt" style:font-size-asian="12pt" style:font-size-complex="12pt" fo:language="pl" fo:country="PL"/>
    </style:style>
    <style:style style:name="P476" style:parent-style-name="Normal" style:family="paragraph">
      <style:text-properties fo:font-size="12pt" style:font-size-asian="12pt" style:font-size-complex="12pt" fo:language="pl" fo:country="PL"/>
    </style:style>
    <style:style style:name="P477" style:parent-style-name="Normal" style:family="paragraph">
      <style:text-properties fo:color="#FF0000" fo:font-size="12pt" style:font-size-asian="12pt" style:font-size-complex="12pt" fo:language="pl" fo:country="PL"/>
    </style:style>
    <style:style style:name="T478" style:parent-style-name="DefaultParagraphFont" style:family="text">
      <style:text-properties fo:color="#FF0000" fo:font-size="12pt" style:font-size-asian="12pt" style:font-size-complex="12pt" fo:language="pl" fo:country="PL"/>
    </style:style>
    <style:style style:name="T479" style:parent-style-name="DefaultParagraphFont" style:family="text">
      <style:text-properties fo:color="#FF0000" fo:font-size="12pt" style:font-size-asian="12pt" style:font-size-complex="12pt" fo:language="pl" fo:country="PL"/>
    </style:style>
    <style:style style:name="P480" style:parent-style-name="Normal" style:family="paragraph">
      <style:text-properties fo:font-size="12pt" style:font-size-asian="12pt" style:font-size-complex="12pt" fo:language="pl" fo:country="PL"/>
    </style:style>
    <style:style style:name="P481" style:parent-style-name="Normal" style:family="paragraph">
      <style:text-properties fo:font-size="12pt" style:font-size-asian="12pt" style:font-size-complex="12pt" fo:language="pl" fo:country="PL"/>
    </style:style>
    <style:style style:name="P482" style:parent-style-name="Normal" style:family="paragraph">
      <style:text-properties fo:font-size="12pt" style:font-size-asian="12pt" style:font-size-complex="12pt" fo:language="pl" fo:country="PL"/>
    </style:style>
    <style:style style:name="P483" style:parent-style-name="Normal" style:family="paragraph">
      <style:text-properties fo:font-size="12pt" style:font-size-asian="12pt" style:font-size-complex="12pt" fo:language="pl" fo:country="PL"/>
    </style:style>
    <style:style style:name="P484" style:parent-style-name="Normal" style:family="paragraph">
      <style:text-properties fo:font-size="12pt" style:font-size-asian="12pt" style:font-size-complex="12pt" fo:language="pl" fo:country="PL"/>
    </style:style>
    <style:style style:name="P485" style:parent-style-name="Normal" style:family="paragraph">
      <style:text-properties fo:font-size="12pt" style:font-size-asian="12pt" style:font-size-complex="12pt" fo:language="pl" fo:country="PL"/>
    </style:style>
    <style:style style:name="P486" style:parent-style-name="Normal" style:family="paragraph">
      <style:text-properties fo:font-size="12pt" style:font-size-asian="12pt" style:font-size-complex="12pt" fo:language="pl" fo:country="PL"/>
    </style:style>
    <style:style style:name="P487" style:parent-style-name="Normal" style:family="paragraph">
      <style:text-properties fo:font-size="12pt" style:font-size-asian="12pt" style:font-size-complex="12pt" fo:language="pl" fo:country="PL"/>
    </style:style>
    <style:style style:name="P488" style:parent-style-name="Normal" style:family="paragraph">
      <style:text-properties fo:font-size="12pt" style:font-size-asian="12pt" style:font-size-complex="12pt" fo:language="pl" fo:country="PL"/>
    </style:style>
    <style:style style:name="P489" style:parent-style-name="Normal" style:family="paragraph">
      <style:text-properties fo:font-size="12pt" style:font-size-asian="12pt" style:font-size-complex="12pt" fo:language="pl" fo:country="PL"/>
    </style:style>
    <style:style style:name="P490" style:parent-style-name="Normal" style:family="paragraph">
      <style:text-properties fo:font-size="12pt" style:font-size-asian="12pt" style:font-size-complex="12pt" fo:language="pl" fo:country="PL"/>
    </style:style>
    <style:style style:name="P491" style:parent-style-name="Normal" style:family="paragraph">
      <style:text-properties fo:font-size="12pt" style:font-size-asian="12pt" style:font-size-complex="12pt" fo:language="pl" fo:country="PL"/>
    </style:style>
    <style:style style:name="P492" style:parent-style-name="Normal" style:family="paragraph">
      <style:text-properties fo:font-size="12pt" style:font-size-asian="12pt" style:font-size-complex="12pt" fo:language="pl" fo:country="PL"/>
    </style:style>
    <style:style style:name="P493" style:parent-style-name="Normal" style:family="paragraph">
      <style:text-properties fo:font-size="12pt" style:font-size-asian="12pt" style:font-size-complex="12pt" fo:language="pl" fo:country="PL"/>
    </style:style>
    <style:style style:name="P494" style:parent-style-name="Normal" style:family="paragraph">
      <style:text-properties fo:font-size="12pt" style:font-size-asian="12pt" style:font-size-complex="12pt" fo:language="pl" fo:country="PL"/>
    </style:style>
    <style:style style:name="P495" style:parent-style-name="Normal" style:family="paragraph">
      <style:text-properties fo:font-size="12pt" style:font-size-asian="12pt" style:font-size-complex="12pt" fo:language="pl" fo:country="PL"/>
    </style:style>
    <style:style style:name="P496" style:parent-style-name="Normal" style:family="paragraph">
      <style:text-properties fo:font-size="12pt" style:font-size-asian="12pt" style:font-size-complex="12pt" fo:language="pl" fo:country="PL"/>
    </style:style>
    <style:style style:name="P497" style:parent-style-name="Normal" style:family="paragraph">
      <style:text-properties fo:font-size="12pt" style:font-size-asian="12pt" style:font-size-complex="12pt" fo:language="pl" fo:country="PL"/>
    </style:style>
    <style:style style:name="P498" style:parent-style-name="Normal" style:family="paragraph">
      <style:text-properties fo:font-size="12pt" style:font-size-asian="12pt" style:font-size-complex="12pt" fo:language="pl" fo:country="PL"/>
    </style:style>
    <style:style style:name="P499" style:parent-style-name="Normal" style:family="paragraph">
      <style:text-properties fo:font-size="12pt" style:font-size-asian="12pt" style:font-size-complex="12pt" fo:language="pl" fo:country="PL"/>
    </style:style>
    <style:style style:name="P500" style:parent-style-name="Normal" style:family="paragraph">
      <style:text-properties fo:font-size="12pt" style:font-size-asian="12pt" style:font-size-complex="12pt" fo:language="pl" fo:country="PL"/>
    </style:style>
    <style:style style:name="P501" style:parent-style-name="Normal" style:family="paragraph">
      <style:text-properties fo:font-size="12pt" style:font-size-asian="12pt" style:font-size-complex="12pt"/>
    </style:style>
    <style:style style:name="P502" style:parent-style-name="Normal" style:family="paragraph">
      <style:text-properties fo:font-size="12pt" style:font-size-asian="12pt" style:font-size-complex="12pt"/>
    </style:style>
    <style:style style:name="P503" style:parent-style-name="Normal" style:family="paragraph">
      <style:text-properties fo:font-size="12pt" style:font-size-asian="12pt" style:font-size-complex="12pt"/>
    </style:style>
    <style:style style:name="P504" style:parent-style-name="Normal" style:family="paragraph">
      <style:text-properties fo:font-size="12pt" style:font-size-asian="12pt" style:font-size-complex="12pt"/>
    </style:style>
    <style:style style:name="P505" style:parent-style-name="Normal" style:family="paragraph">
      <style:text-properties fo:font-size="12pt" style:font-size-asian="12pt" style:font-size-complex="12pt"/>
    </style:style>
    <style:style style:name="T506" style:parent-style-name="DefaultParagraphFont" style:family="text">
      <style:text-properties fo:font-size="12pt" style:font-size-asian="12pt" style:font-size-complex="12pt"/>
    </style:style>
    <style:style style:name="P507" style:parent-style-name="Normal" style:family="paragraph">
      <style:text-properties fo:font-size="12pt" style:font-size-asian="12pt" style:font-size-complex="12pt"/>
    </style:style>
    <style:style style:name="P508" style:parent-style-name="Normal" style:family="paragraph">
      <style:text-properties fo:font-size="12pt" style:font-size-asian="12pt" style:font-size-complex="12pt"/>
    </style:style>
    <style:style style:name="P509" style:parent-style-name="Normal" style:family="paragraph">
      <style:text-properties fo:font-size="12pt" style:font-size-asian="12pt" style:font-size-complex="12pt"/>
    </style:style>
    <style:style style:name="P510" style:parent-style-name="Normal" style:family="paragraph">
      <style:text-properties fo:font-size="12pt" style:font-size-asian="12pt" style:font-size-complex="12pt"/>
    </style:style>
    <style:style style:name="P511" style:parent-style-name="Normal" style:family="paragraph">
      <style:text-properties fo:font-size="12pt" style:font-size-asian="12pt" style:font-size-complex="12pt"/>
    </style:style>
    <style:style style:name="P512" style:parent-style-name="Normal" style:family="paragraph">
      <style:text-properties fo:font-size="12pt" style:font-size-asian="12pt" style:font-size-complex="12pt"/>
    </style:style>
    <style:style style:name="P513" style:parent-style-name="Normal" style:family="paragraph">
      <style:text-properties fo:font-size="12pt" style:font-size-asian="12pt" style:font-size-complex="12pt"/>
    </style:style>
    <style:style style:name="P514" style:parent-style-name="Normal" style:family="paragraph">
      <style:text-properties fo:font-size="12pt" style:font-size-asian="12pt" style:font-size-complex="12pt"/>
    </style:style>
  </office:automatic-styles>
  <office:body>
    <office:text text:use-soft-page-breaks="true">
      <text:p text:style-name="P1">\\Początkowo planowano dodać do projektu framework Vue.js jedynie jako zaimportowany kod z zewnętrznego repozytorium CDN. Pozwalałoby to na zachowanie naturalnej łączności pomiędzy<text:s/>kontrolerami frameworka php Codeigniter, a widokami strony front-end. Model architektoniczny MVC (Model View Controller), jest pod tym względem bardzo przejrzysty, a autoryzacja kontaktu użytkownika z bazą danych na serwerze, z powodzeniem może być obsłużona dzięki stworzeniu sesji. Zawsze bowiem łatwiej jest frameworkowi back-end autoryzować komunikację ze „stworzonymi” przez siebie widokami, niż pochodzącymi z „obcego” źródła.<text:s/></text:p>
      <text:p text:style-name="P2">\\Dokonana zmian sposobu korzystania z Vue.js, na korzyść pełnej installacji Vue CLI, służącej do tworzenia stron typu SPA (Single Page Application), zaskutkowała istotnymi konsekwencjami w sposobie autoryzacji poczynań użytkownika z częścią aplikacji działającą po stronie serwera.<text:s/></text:p>
      <text:p text:style-name="P3">\\Głównym następstwem tej decyzji, było czynnościowe, oddzielenie kontrolerów po stronie serwera od dotychczasowych widoków, które teraz stały się dla nich zupełnie obcymi podstronami. Mechanizm sesji przestaje być w takich okolicznościach skuteczny, ponieważ „stan” użytkownika może się zmienić z żądania<text:s/>na żądanie, bez wiedzy serwera.</text:p>
      <text:p text:style-name="P4">\\Należało tu zastosować mechanizm, który umożliwiłby sprawdzanie każdego docierającego żądania, indywidualnie, aby mieć pewność, że dana prośba pochodzi nadal od tego samego użytkownika, który został wcześniej prawidłowo zalogowany.</text:p>
      <text:p text:style-name="P5">\\Zatem wspomniany stan użytkownika, powinien zostać teraz niejako przypisany do każdego wysyłanego zapytania, a to rodzi konieczność jego sprawdzania po stronie serwera. Rolę taką dobrze spełnia zaszyfrowany ciąg znaków, który stworzony na serwerze, podpinany jest do kolejnych zapytań. Początkowo wydawało się autorowi, że Codeigniter, framework obsługujący stronę back-end powinien taką możliwość zapewnić.</text:p>
      <text:p text:style-name="P6">\\Rzeczywiście, jedną z funkcjonalności frameworka php Codeigniter 4, jest możliwość skorzystania z klasy Security, posiadającej 3 metody generujące token CSRF (Cross Site Request Forgery), uwierzytelniający przesyłanie żądań JSON.</text:p>
      <text:p text:style-name="P7">\\Token taki, można przesyłać zarówno jako jeden z parametrów żądania, lub też umieszczając w specjalnym nagłówku HTTP, co umożliwia funkcja crsf_field(). Ponieważ jednak opis sposobu stosowania tej techniki był bardzo skąpo wyjaśniony w oficjalnej dokumentacji, można było się jedynie domyślać, że mógłby pomóc w rozwiązaniu powstałego problemu. Brak dokładnego wyjaśnienie zasady tworzenia tokena, oraz odpowiedzi na pytanie, czy jest odpowiedni do pracy ze stronami SPA, skłoniło jednak autora do szukania rozwiązania alternatywnego, lepiej wyjaśnionego, które dzięki temu można byłoby dostosować do wymogów aplikacji.</text:p>
      <text:p text:style-name="P8">Stosunkowo dobrze wytłumaczony, jeśli chodzi o tworzenie i stosowanie, oraz, co było ważne z punktu widzenia autora, popularny, okazał się token typu JWT – JSON Web Token.</text:p>
      <text:p text:style-name="P9">\\Zasadniczo, token JWT, to podpisany obiekt JSON, zawierający informacje, pozwalające jego odbiorcy na uwierzytelnienie nadawcy zapytania. Podpis ten jest tworzony przy użyciu funkcji skrótu SHA-256, a użyty przy tym algorytm HMAC, pozwala na uzyskanie pewności, zarówno co do autentyczności, jak i nienaruszalności przesłanych danych.<text:s/></text:p>
      <text:p text:style-name="P10">\\Gotowy<text:s/>JWT, składa się z trzech części, złączonych ze sobą w jeden ciąg za pomocą znaku kropki. Tymi głównymi składowymi są:</text:p>
      <text:p text:style-name="P11">- zakodowany nagłówek</text:p>
      <text:p text:style-name="P12">- zakodowana zawartość – wspomniany obiekt JSON</text:p>
      <text:p text:style-name="P13">- zakodowana sygnatura</text:p>
      <text:soft-page-break/>
      <text:p text:style-name="P14">\\Nagłówek zawiera informacje o rodzaju i sposobie kodowania tokena, zawartość, czyli payload, to dane, które można załączyć do tokena, a które pomagają w jego walidacji po stronie serwera. Do tych informacji można zaliczyć czas ważności tokena, czy zakres dopuszczalnych dla użytkownika działań. Ostatnia część, to podpis cyfrowy, potwierdzający autentyczność danych.<text:s/></text:p>
      <text:p text:style-name="P15">\\Istnieją oczywiście, gotowe biblioteki dla każdego języka back-end, za pomocą których tworzy się JWT. W przypadku PHP, należą do nich:<text:s/></text:p>
      <text:p text:style-name="P16">- firebase php-jwt</text:p>
      <text:p text:style-name="P17">-luciferous jwt</text:p>
      <text:p text:style-name="P18">\\Tym razem wybór jednej konkretnej, nie był poprzedzony porównaniem ich cech, zamiast tego, zdecydowano się na pierwszą, z którą autor zetknął się podczas poszukiwań, a była to biblioteka firebase php-jwt. Zapewnia ona zarówno wsparcie w procesie tworzenia tokena w <text:s/>standardzie RFC 7519, jak i przy jego ekstrahowaniu i odkodowywaniu z przychodzącej na serwer komunikacji.<text:s/></text:p>
      <text:p text:style-name="P19">\\Jest to właściwie wszystko do czego służy ta biblioteka, ponieważ cała logika postępowania z JWT tokenem zależy już tylko od projektaanta systemu i<text:s/>ogónie stosowanej strategii w środowisku deweloperskim.</text:p>
      <text:p text:style-name="P20">\\Standardem, od którego w zasadzie nie można odejść, jest sam proces „nadawania” tokena stronie klienckiej aplikacji internetowej. W niniejszym projekcie zastosowano się do poniżej przedstawionego ogólnego sposobu postępowania.<text:s/></text:p>
      <text:p text:style-name="P21">\\Pierwsza wiadomość, z którą styka się serwer, a która z naturalnych przyczyn pozbawiona jest tokena, to przesłane ze strony web, dane logowania użytkownika, w naszym wypadku, adres e-mail, pełniący funkcję loginu, oraz hasło. Jako odpowiedź na fakt zalogowania, serwer odsyła stworzony dla tego właśnie użytkownika token, bazujący na jego unikalnym adresie skrzynki pocztowej. Model postępowania przy nadaniu tokena, przedstawia diagram.</text:p>
      <text:p text:style-name="P22">DIAGRAM</text:p>
      <text:p text:style-name="P23"/>
      <text:p text:style-name="P24">\\Problemem, jaki dotyczy faktu<text:s/>odebrania tokena przez stronę kliencką, była kwestia miejsca przechowywania otrzymanego „klucza do serwera”. W grę wchodziły trzy lokalizacje:</text:p>
      <text:p text:style-name="P25">- LocaStorage przeglądarki internetowej</text:p>
      <text:p text:style-name="P26">- magazyn Store zapewniany przez technologię Vuex dla frameworka Vue.js w<text:s/>wersji CLI</text:p>
      <text:p text:style-name="P27">- przechowywanie w ciasteczkach cookies</text:p>
      <text:p text:style-name="P28">\\LocalStorage jest bardzo wygodny i co ważne, stan zapisanych w nim informacji nie zmienia się w wyniku przechodzenia użytkownika pomiędzy zakładkami przeglądarki internetowej, czy odświeżenia strony aplikacji. Wadą jest natomiast, podatność na ataki typu XSS, z tego powodu jego użycie we wspomnianym celu jest odradzane.</text:p>
      <text:p text:style-name="P29">\\Ciasteczka niestety, także nie są odporne na ataki XSS, a także są wrażliwe na inne, typu CSRF, więc ich używanie wymagałoby<text:s/>zastosowania skutecznej strategii anty-CSRF.</text:p>
      <text:p text:style-name="P30">\\Wobec powyższego, autor zdecywał się na zapisywanie otrzymanego tokena w magazynie Store, służącym do przechowywania wartości zmiennych, charakteryzujących stan działającego<text:s/><text:soft-page-break/>systemu. Niestety, ale to wyjście także nie jest doskonałe, gdyż zawarte w nim dane są tracone po odśiweżeniu strony, lub przejściu użytkownika do innej zakładki.</text:p>
      <text:p text:style-name="P31">\\Dylemat nie został więc, definitywnie rozwiązany, a przyjęte wyjście jest traktowane jako tymczasowe, z możliwością ewentualnej zmiany, jeśli tylko nabywana z czasem wiedza pozwoli na podjęcie lepiej uargumentowanej decyzji.</text:p>
      <text:p text:style-name="P32"/>
      <text:p text:style-name="P33"/>
      <text:p text:style-name="P34"/>
      <text:p text:style-name="P35"/>
      <text:p text:style-name="P36">Dalszy scenariusz<text:s/>postępowania, nie jest już jednolity i może podlegać pewnym modyfikacjom, zależnym<text:s/>od zespołu deweloperskiego. Na pewno, powinien zostać wysłany razem z żądaniem ze strony klienckiej aplikacji. W przypadku bieżącego projektu, zdecydowano się na<text:s/>załączanie go w tworzonym do tego celu w każdym żądaniu wykonywanym przy użyciu Axios, specjalnym nagłówku autoryzacyjnym.<text:s/></text:p>
      <text:p text:style-name="P37">Na serwerze, pierwsze, na co napotyka takie żądanie, to filtr, stworzony w Codigniter 4, mający za zadanie wydobycie z nagłówka zaszyfrowanego tokena i jego<text:s/>autoryzację<text:s/>po odszyfrowaniu. Odszyfrowanie zawartości tokena, podobnie jak jego wcześniejsze stworzenie, zapewnia odpowiednia metoda, dostarczana z zainstalowaną biblioteką Firebase jwt-token. Walidacja, która odbywa się w filtrze ma na celu trzy zasadnicze sprawdzenia:</text:p>
      <text:p text:style-name="P38">- potwierdzenie, że token został stworzony przez nasz serwer</text:p>
      <text:p text:style-name="P39">- potwierdzenie, że przesłany email należy do zarejestrowanego i aktywowanego użytkownika</text:p>
      <text:p text:style-name="P40">- potwierdzenie, że nie upłynął termin ważnosci tokena</text:p>
      <text:p text:style-name="P41"/>
      <text:p text:style-name="P42">\\To, czy to ten sam serwer przygotował odszyfrowywaną wiadomość, widać od razu, ponieważ proces szyfrowania, przy użyciu Firebase, odbywa się<text:s/>co prawda, przy<text:s/>zastosowaniu algorytmu HMSC SHA-256, ale na bazie osobistego klucza szyfrowego, przechowywanego w pliku .env na serwerze. Po prostu, token przygotowany przez kogoś innego nie zostanie prawidłowo odszyfrowany.</text:p>
      <text:p text:style-name="P43">\\Czyli mamy sytuację,<text:s/>jeszcze przed uruchomieniem docelowej dla zapytania, metody konkretnego kontrolera, rozpoczęta została walidacja tokena.<text:s/></text:p>
      <text:p text:style-name="Normal"><text:a xlink:href="file://Odszyfrowany" office:target-frame-name="_top" xlink:show="replace"><text:span text:style-name="T44">\\Odszyfrowany</text:span></text:a><text:span text:style-name="T45"><text:s/></text:span><text:span text:style-name="T46">p</text:span><text:span text:style-name="T47">ayload tokena, o którym wspomniano przy opisie jego budowy, zawiera mi</text:span><text:span text:style-name="T48">ędzy innymi dane potrzebne do jego walidacji po odesłaniu z żądaniem na ser</text:span><text:span text:style-name="T49">wer, takie jak termin ważności, czy</text:span><text:span text:style-name="T50"><text:s/>email użytkownika. Termin przydatności jest kryterium określającym,</text:span><text:span text:style-name="T51"><text:s/></text:span><text:span text:style-name="T52">czy dany token może jeszcze być<text:s/></text:span><text:span text:style-name="T53">uznany przez serwer, czy też jest już przestarzały i<text:s/></text:span><text:span text:style-name="T54">użytkownik musi się zalogować ponownie, ż</text:span><text:span text:style-name="T55">e</text:span><text:span text:style-name="T56">by otrzymać nowy token</text:span><text:span text:style-name="T57">.<text:s/></text:span></text:p>
      <text:p text:style-name="P58">\\Krótki czas życia, spowoduje<text:s/>zatem,<text:s/>niespodziewane przerwanie pracy użytkownika z aplikacją i konieczność ponownego logowania. Kuszące<text:s/>wydawało się przyznanie tokenowi odpowiednio długiego czasu trwania, aby użytkownikowi pozostawić komfort nieprzerwanej pracy.<text:s/></text:p>
      <text:p text:style-name="P59">\\Trudność polegała<text:s/>na określeniu jak długo użytkownik zamierzał będzie<text:s/>korzystać z aplikacji po jej otwarciu. Poza tym,<text:s/>jednak,<text:s/>nadanie<text:s/>tokenowi długiego terminu ważności może mieć<text:s/><text:soft-page-break/>niekorzystne następstwa w przypadku jego wykradzenia, ponieważ zapewniłoby to<text:s/>również<text:s/>napastnikowi długi dostęp do serwera i jego danych. Z tego głównie powodu, w przypadku naszego projektu, nie zmieniono ogólnej strategii nadawania ważności tokenowi i<text:s/>poprzestano na wyznaczeniu mu 10-cio minutowego okresu życia. <text:s/>Ale problem nagłego przerywania pracy użytkownika pzostał.<text:s/></text:p>
      <text:p text:style-name="P60">W tym momencie doszły do głosu konsekwencje wyboru biblioteki przygotowywania JWT, bez dogłębnego rozpoznania i porównania różnych rozwiązań. Otóż zazwyczaj, biblioteka taka, powinna zapewnić, oprócz możliwości tworzenia tokena, również jednoczesne tworzenie specjalnego tokena odświeżającego. Rola tego ostatniego polega na tym, że jest on przesyłany do aplikacji jednocześnie z tym pierwotnym, ale nieco innym sposobem, bo za pomocą http_cookie – ciasteczka lepiej zabezpieczonego przed przechwyceniem niż zwykłe.<text:s/>Diagram pokazuje typowy przebieg komunikacji w tym rozwiązaniu.</text:p>
      <text:p text:style-name="P61"/>
      <text:p text:style-name="P62"/>
      <text:p text:style-name="P63">Diagram.......</text:p>
      <text:p text:style-name="P64"/>
      <text:p text:style-name="P65">\\Taki refresh_token, przechowywany w aplikacji, jest przysyłany na serwer tuż przed upływem ważności pierwotnego tokena, niejako w tle, nie towarzysząc żadnemu zapytaniu do bazy danych.<text:s/></text:p>
      <text:p text:style-name="P66">\\Na jego podstawie, serwer jest w stanie wydać nowy token, zanim stary stanie się przestarzały. Jest to tzw ciche odświeżanie, przedłużające autoryzowaną pracę użytkownika.<text:s/>Niestety,<text:s/>Firebase jwt-token, zastosowany<text:s/>w niniejszym projekcie, nie zapewnia tej funkcjonalności.<text:s/></text:p>
      <text:p text:style-name="P67">\\Zmusiło to autora do przygotowania innej strategii, która nie naruszałaby zasad bezpieczeństwa, a jednocześnie poprawiłaby komfort używania systemu.<text:s/></text:p>
      <text:p text:style-name="P68">\\Cele do osiągnięcia, przedstawiały się następująco:</text:p>
      <text:p text:style-name="P69">- nadany token nie powinien pozwalać na autoryzację pracy z bazą danych dłużej niż 10 minut</text:p>
      <text:p text:style-name="P70">- ewentualne przechwycenie tokena, nie powinno pozwalać atakującemu na dostep dłużej niż 10 minut</text:p>
      <text:p text:style-name="P71">-<text:s/>użytkownik nie powinien być zmuszany do ponawiania logowania, aż do samodzielnej decyzji o zakończeniu pracy, lub do momentu odśiweżenia strony aplikacji</text:p>
      <text:p text:style-name="P72"/>
      <text:p text:style-name="P73">\\Pozornie sprzeczne ze sobą oczekiwania, udało się pogodzić dzięki tworzeniu tokena na nowo na serwerze, po każdym otrzymaniu żądania i dołączaniu tej jego nowej edycji do każdej odpowiedzi. W aplikacji, nowy token zastępował starą wersję w magazynie Store, aby zostać użyty w kolejnym zapytaniu.<text:s/></text:p>
      <text:p text:style-name="P74">\\Asynchroniczność żądań, nie była tu przeszkodą, która poprzez przesłanie z aplikacji starszego, niż już wystawiony, tokena, mogłaby zakłócić proces uwierzytelniania. Powodem<text:s/>jest<text:s/>to, że produkowane tokeny, nie są przechowywane po stronie serwera, więc<text:s/>jeśli tylko<text:s/>token<text:s/>nie uległ przeterminowaniu<text:s/>i zgadzały się pozostałe punkty walidacji, był akceptowany.<text:s/></text:p>
      <text:soft-page-break/>
      <text:p text:style-name="P75">\\Niemniej, w ramach dalszego rozwoju projektu, należy zaplanować działania mające na celu zmianę biblioteki obsługującej JWT, na taką, która zapewni pełną obsługę mechanizmu JSON Web Token.</text:p>
      <text:p text:style-name="P76"/>
      <text:p text:style-name="P77"/>
      <text:p text:style-name="P78"/>
      <text:p text:style-name="P79"/>
      <text:p text:style-name="P80"/>
      <text:p text:style-name="P81">\\Zachodziły obawy co do wydajności pracy serwera, obciążonego dodatkowym zadaniem, jakie musiał wykonać do każdego żądania HTTP, ale ponieważ ilość zapytań ze strony front-end w najgorszym<text:s/>scenariuszu nie przekracza 3/s.</text:p>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Wymagania funkcjonalne</text:p>
      <text:p text:style-name="P116"/>
      <text:p text:style-name="P117">Wprowadzenie</text:p>
      <text:p text:style-name="P118">Cel dokumentu</text:p>
      <text:p text:style-name="P119">Celem przygotowania niniejszego dokumentu, jest dostarczenie dokładnego opisu aplikacji internetowej Repeater, oraz przedstawienie jej funkcjonalności, oraz interfejsów,<text:s/>zarówno użytkownika, jak i systemowych, oraz sposobów w jakich system będzie reagował na aktywności pochodzące ze środowiska zewnętrznego. Dokument ten, przygotowano z myślą powrotu do prac nad systemem przez jego autora w późniejszym czasie, oraz innych programistach, którzy w toku prac rozwojowych nad niniejszym projektem, będą potrzebowali specyfikacji jego założeń.</text:p>
      <text:p text:style-name="P120">Zakres produktu</text:p>
      <text:p text:style-name="P121">System o nazwie Repeater, będzie aplikacją uruchamianą w przeglądarkach internetowych z aktywnym połączeniem z siecią, do wspomagania i organizowania nauki i powtórek obcojęzycznego słownictwa.</text:p>
      <text:p text:style-name="P122">Założeniem jego powstania była chęć zminimalizowania ilości porażek przy nauce pamięciowej, wynikających z niemożności doboru odpowiedniego terminu powtórek zapamiętywanego materiału.<text:s/></text:p>
      <text:p text:style-name="P123">System Repeater będzie pełnił rolę platformy do nauki pamięciowej, poprzez prezentowanie słów obcojęzycznych, w celu zapamiętania ich przez użytkownika.</text:p>
      <text:p text:style-name="P124">Program ten, poprzez wykorzystanie algorytmów obliczeniowych, będzie także miał za zadanie przygotowywać<text:s/>i przedstawiać użytkownikowi w formie graficznej na ekranie, partie materiału, którego przypomnienie jest wymagane w danym momencie.<text:s/></text:p>
      <text:p text:style-name="P125">Wśród funkcji tego systemu, będzie zawarta także możliwość wprowadzania i korzystania z zasobów własnych użytkownika, oraz ich edycja.</text:p>
      <text:soft-page-break/>
      <text:p text:style-name="P126">Dzięki swoim funkcjonalnościom, aplikacja Repeater, umożliwi intensyfikację nauki obcego języka, oraz przyczyni się do poprawy umiejętności komunikacyjnych użytkownika w tym języku, czemu wydatnie sprzyja poszerzanie zasobu słownictwa operatywnego.</text:p>
      <text:p text:style-name="P127">Definicje i synonimy</text:p>
      <text:p text:style-name="P128">Aplikacja, system, program – synonimy pojęcia produktu, będącego tematem niniejszego opracowania</text:p>
      <text:p text:style-name="P129">Użytkownik, uczeń – osoba wykorzystująca system do nauki pamięciowej słownictwa</text:p>
      <text:p text:style-name="P130">Baza danych – wszelkie dane, wykorzystywane w pracy<text:s/>systemu, przechowywane w postaci binarnej na serwerze</text:p>
      <text:p text:style-name="P131">Pytanie – słowo, lub wyrażenie w języku ojczystym użytkownika, którego tłumaczenie na język obcy powinno być zapamiętane</text:p>
      <text:p text:style-name="P132">Odpowiedź – tłumaczenie na język obcy słowa, lub wyrażenia w języku ojczystym użytkownika</text:p>
      <text:p text:style-name="P133">Rekord słownika – wiersz tabeli zawierającej dane dotyczące uczonego słowa: między innnymi pytanie i odpowiedź</text:p>
      <text:p text:style-name="P134"/>
      <text:p text:style-name="P135">Karta – rekord słownika, prezentowany użytkownikowi na ekranie w zakresie połowicznym – jedynie pytanie, lub całościowym – pytanie i odpowiedź jednocześnie</text:p>
      <text:p text:style-name="P136"/>
      <text:p text:style-name="P137"/>
      <text:p text:style-name="P138">Zawartośc dokumentu</text:p>
      <text:p text:style-name="P139">W kolejnym rozdziale, zatytułowanym Opis ogólny, przedstawione zostały główne funkcjonalności systemu, oraz wymagania techniczne niezbędne do prawidłowej pracy produktu. Część ta zawiera poza tym opis interfejsów<text:s/>systemu.</text:p>
      <text:p text:style-name="P140">Dokładne zapoznanie się ze wszystkimi funkcjonalnościami, a także odpowiednimi <text:s/>dla nich diagramami, ukazującymi logiczne zależności, umożliwia kolejny rozdział, Specyfikacja wymagań.</text:p>
      <text:p text:style-name="P141"/>
      <text:p text:style-name="P142"/>
      <text:p text:style-name="P143">Opis ogólny</text:p>
      <text:p text:style-name="P144">Interfejsy systemowe</text:p>
      <text:p text:style-name="P145">System działa zarówno po stronie użytkownika, przekazując mu i odbierając od niego informacje, wyswietlane na ekranie urządzenia, jak i po stronie serwerowej, gdzie znajduje się źródło kodu, obsługującego komunikację z klientem/przeglądarką, oraz baza danych.</text:p>
      <text:p text:style-name="P146">Aplikacja może być uruchamiana w przeglądarkach internetowych Chrome (od wersji 63+), Firefox(wersja 40+), Safari (7+), oraz Opera.<text:s/></text:p>
      <text:soft-page-break/>
      <text:p text:style-name="P147">Praca z systemem może się odbywać na urządzeniach stacjonarnych typu desktop, posiadających system operacyjny Windows (Vista lub nowszy), Linux, macOS, oraz Android.</text:p>
      <text:p text:style-name="P148">Interfejsy użytkownika</text:p>
      <text:p text:style-name="P149">Sysytem umożliwia interakcję z użytkownikiem poprzez udostępnienie pól wprowadzania danych oraz załączania plików, przycisków, rozwijanych menu, opcji umieszczonych w przyciskach w panelu głównym, a korzystanie z<text:s/>nich odbywać się może za pomocą klawiatury lub myszki.</text:p>
      <text:p text:style-name="P150"/>
      <text:p text:style-name="P151"/>
      <text:p text:style-name="P152">Interfejsy programowe</text:p>
      <text:p text:style-name="P153">Oprogramowanie front-end: Vue.js3</text:p>
      <text:p text:style-name="P154">Oprogramowanie back-end: PHP Codeigniter 4</text:p>
      <text:p text:style-name="P155">Baza danych: MySQL</text:p>
      <text:p text:style-name="P156">Architektura systemu ooparta jest o model MVC – Model, Widok, Kontroler.</text:p>
      <text:p text:style-name="P157">System umożliwia przesyłanie do bazy danych na serwerze, list danych, przygotowanych w formacie CSV.</text:p>
      <text:p text:style-name="P158">System pozwala na przesyłanie do użytkownika danych w formacie TXT.</text:p>
      <text:p text:style-name="P159">Aplikacja operuje na danych, przechowywanych w formacie JSON, dla sprawnego przesyłania ich i<text:s/>odbierania <text:s/>w komunikacji klient – serwer.</text:p>
      <text:p text:style-name="P160">Interfejsy komunikacyjne</text:p>
      <text:p text:style-name="P161">System komunikuje ze sobą stronę klienta oraz stronę serwera, za pomocą technologii AJAX, komunikacji asynchronicznej, realizowanej przy pomocy biblioteki Axios.js.</text:p>
      <text:p text:style-name="P162"/>
      <text:p text:style-name="P163">Funkcje systemu</text:p>
      <text:p text:style-name="P164"/>
      <text:p text:style-name="P165"/>
      <text:p text:style-name="P166"/>
      <text:p text:style-name="P167"/>
      <text:p text:style-name="P168"/>
      <text:p text:style-name="P169">Charakterystyka użytkownika</text:p>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Przy podejmowaniu decyzji o sposobie implementacji projektu po stronie wizualnej, front-endowej, do wyboru, podobnie, jak to miało miejsce w przypadku back-endu, w grę wchodziło kilka<text:s/>możliwości,począwszy od pozornie najprostszej, czyli czystego kodu PHP, bez wsparcia frameworka. Doświadczenie autora wyciągnięte z projektów przygotowywanych w<text:s/><text:soft-page-break/>toku 2 ostatnich lat studiów, sugerowało jednak, że w miarę rozrostu aplikacji i wzbogacania jej o nowe funkcjonalności, możliwości porządkowania kodu i odnajdywania w nim konkretnych miejsc, drastycznie maleją. Przyjęto założenie, że skoro rozmiar projektu wykracza poza wszystko, co dotychczas implementowano, ryzyko utratu spójności kodu i idąca z<text:s/>nim w parze utrata czasu, mogą postawić realizację projektu pod znakiem zapytania. Należało również, brać pod uwagę to, że jakość i ilość wsparcia ze strony społeczności programistów, dotycząca czystego kodu JavaScript, tzw VanillaJS, będzie zbyt mała do rozwiązania pojawiających się problemów. Z tych powodów, autor podjął decyzję o realizacji części klienckiej w oparciu o gotowy framework JS, a z powodu braku doświadczenia z którymkolwiek, należało dokonać selekcji spośród rozwiązań obecnych na rynku.</text:p>
      <text:p text:style-name="P202">Wybór kokretnego frameworka jest trudnym przedsięwzięciem przy braku osobistego doświadczenia z każdym z nich. Z konieczności oprzeć się trzeba o charakterystyki i opinie innych użytkowników. Obecność porównań, z których każde oparte jest o odmienne cechy, sprawiła, że konieczne stało się opracowanie przez autora własnych kryteriów, na podstawie których można byłoby dokonać wyboru.<text:s/></text:p>
      <text:p text:style-name="P203">Porównaniu poddano następujące frameworki:</text:p>
      <text:p text:style-name="P204">Angular</text:p>
      <text:p text:style-name="P205">React</text:p>
      <text:p text:style-name="P206">Vue</text:p>
      <text:p text:style-name="P207">Ember</text:p>
      <text:p text:style-name="P208">Svelte</text:p>
      <text:p text:style-name="P209"/>
      <text:p text:style-name="P210">Wyodrębniono również jednolite kryteria porównania wymienionych technologii:</text:p>
      <text:p text:style-name="P211">Popularność i wsparcie społeczności</text:p>
      <text:p text:style-name="P212">Elastyczność</text:p>
      <text:p text:style-name="P213">Dokumentacja frameworka</text:p>
      <text:p text:style-name="P214">Trudność opanowania i pracy z frameworkiem – krzywa uczenia</text:p>
      <text:p text:style-name="P215">//Łatwość rozpoczęcia pracy z aplikacją</text:p>
      <text:p text:style-name="P216">Dopasowanie do charakteru projektu</text:p>
      <text:p text:style-name="P217">Bez wątpienia, można<text:s/>wymienić wiele innych cech, różniących wymienione technologie, jak na przykład: skalowalność, szybkość, progresywność, czy DOM(wirtualny lub nie). Niemniej, wobec niewielkiego doświadczenia autora w pracy z frameworkami front-end w ogóle, nie miały one tak<text:s/>dużego znaczenia przy wyborze technologii, jak wymienione wcześniej cechy.</text:p>
      <text:p text:style-name="P218">Angular, z racji stopnia trudności i złożoności, jest powszechnie rekomendowany dla tworzenia dużych projektów komercyjnych, tworzonych zarówno przez korporacje jak i mniejsze wieloosobowe zespoły. W małych niedoświadczonych zespołach, rekomendowane jest nie stosowanie tego frameworka. Z kolei Vue jest mały i lekki pod względem zajętości miejsca, i który dzięki temu może zarówno pomóc w stworzeniu dużej witryny, jak i<text:s/><text:soft-page-break/>niewielkiej strony. Można go z powodzeniem zastosować przy twozeniu rozrastających się z czasem witryn, bądź projektów, których koncepcje w toku tworzenia są zmieniane. Nie jest natomiast rekomendowany dla aplikacji, których główną cechą ma być niezawodność działania, ponieważ zgłaszane są problemy ze stabilnością jego komponentów. Ember, z kolei, chociaż poleca się go w tworzeniu nowoczesnych aplikacji z bogatym interfejsem użytkownika, to jednak brak doświadczenia deweloperkiego, może znacznie utrudnić korzystanie z jego pomocy. Na koniec, Svelte, wydawać się może odpowiedni, jeśli chodzi o wielkość mojego projektu, ponieważ takie jego zastosowanie jest polecane powszechnie.<text:s/></text:p>
      <text:p text:style-name="P219"/>
      <text:p text:style-name="P220">Elastyczność/wszechstronność</text:p>
      <text:p text:style-name="P221">Z punktu widzenia autora pracy, w podejściu do wyboru oprogramowania strony wizualnej projektu, istotne było zagwarantowanie przez wybrany framework, elastyczności w tworzeniu kodu programowego. Innymi słowy, możliwość wyboru stopnia złożoności rozwiązań, zależnie od aktualnych potrzeb i stopnia rozwoju aplikacji.<text:s/></text:p>
      <text:p text:style-name="P222">Spośród branych pod uwagę frameworków front-end, największą możliwość dopasowania programu do sytuacji i preferencji programisty, daje Vue.js. Począwszy od samej instalacji, użytkownik ma wybór pomiędzy prostym zaimportowaniem Vue ze zdalnego repozytorium, lub<text:s/>może zdecydować się na instalację CLI. Ostatnia z opcji pozwala na zastosowanie w projekcie routingu, czy modułu zarządzania stanem aplikacji – Vuex. Także na późniejszym etapie rozwoju programu, można zdecydować, czy poprzestać na wstawieniu do kodu html<text:s/>tylko dynamicznych wstawek JavaScript, czy też komponenty.</text:p>
      <text:p text:style-name="P223">Na nieco mniejszą swobodę zmiany decyzji w tworzeniu kodu, możemy pozwolić sobie w przypadku frameworku React, który wymaga instalacji, a później również umiejętnego dostosowania opcji. Najbardziej rygorystyczny pod względem przestrzegania reguł stylu programowania, jest z kolei, Angular, co zapewne wynika z jego przeznaczenia do tworzenia dużych aplikacji korporacyjnych, w licznych zespołach programistów.</text:p>
      <text:p text:style-name="P224">Elastycznośc ta, przejawiająca się w indywidualnym podejściu do kodu, rodzi jednak też trudności, zwłaszcza w pracy nad projektem zespołowym – powodując powstanie rozbieżności w stylu programowania pomiędzy uczestnikami projektu i brak jednolitego stylu pracy. W naszym jednak przypadku, pozostaje<text:s/>nadal znaczącą zaletą, pozwalającą autorowi, jako jedynemu twórcy aplikacji, na dopasowanie tworzonego programu do swoich preferencji i aktualnych możliwości.</text:p>
      <text:p text:style-name="P225"/>
      <text:p text:style-name="P226">Dokumentacja</text:p>
      <text:p text:style-name="P227">Jakość oficjalnie udostępnianej dokumentacji jest bardzo najważniejszym źródłem wiedzy o danej technologii w pracy nad aplikacją, gdyż to od niej zależy szybkość i łatwość tworzenia projektu. Porównywane frameworki, na ogół nie wyróżniają się in minus pod tym względem.<text:s/></text:p>
      <text:p text:style-name="P228">Jedynie React, rozwijający się bardzo szybko framework, pozostaje tutaj nieco w tyle, głównie z powodu niemożności nadążania oficjalnych opracowań za zachodzącymi zmianami. Stawia to uzytkowników, zwłaszcza niedoświadczonych przed licznymi problemami implementaacyjnymi. Co ciekawe, trudno było uzyskać informacje, o jakości<text:s/><text:soft-page-break/>dokumentacji Svelte i jej powszechnym odbiorze, a to z powodu niewielkiej społeczności i stosowalności tegoż – co w sumie, jest też pewną sugestią.</text:p>
      <text:p text:style-name="P229">Natomiast dokumentacja dotycząca Vue.js oraz Angular, jest według powszechnej opinii, bardzo dobrze przygotowana i uaktulniana.<text:s/></text:p>
      <text:p text:style-name="P230"/>
      <text:p text:style-name="P231"/>
      <text:p text:style-name="P232">Początek pracy z aplikacją i instalacja frameworka</text:p>
      <text:p text:style-name="P233">React jest najtrudniej zainstalować i rozpocząć z nim pracę.<text:s/></text:p>
      <text:p text:style-name="P234">Vue pod tym względem, umożliwia kilka opcji rozpoczęcia z pracy, począwszy od prostego zaimportowania go z zewnętrznego<text:s/>repozytorium (CDN), aż po pełną istalację CLI wraz ze wszystkimi dodatkowymi składowymi do tworzenia odrębnego projektu. Jest lekki, więc łatwo włączyć go do każdego projektu. Nie wymaga też dostosowania opcji startowych, co przyspiesza rozpoczęcie z nim<text:s/>pracy w projekcie.</text:p>
      <text:p text:style-name="P235"/>
      <text:p text:style-name="P236">Krzywa nauki</text:p>
      <text:p text:style-name="P237">Rozpoczęcie pracy z nowymi technologiami wytwarzania oprogramowania, rodzi dla tworzonego projektu oczywiste zagrożenia. Głównym z nich jest ryzyko utraty zbyt dużej ilości czasu na naukę danej technologii. Należy zawsze założyć jako pewne, pojawienie się licznych trudności w trakcie pracy z nowym frameworkiem. Celowe było więc oparcie kryteriów wyboru w przeważającej mierze, na tzw spodziewanej krzywej nauki porównywanych technologii.<text:s/></text:p>
      <text:p text:style-name="P238">Największego wysiłku poznawczego, zarówno na etapie początkowym, jak i w późniejszym czasie pracy nad aplikacją, wymagałby tu Angular, według powszechnej opinii społeczności programistów. Dodatkowym utrudnieniem w nauce Angulara jest konieczność opanowania dodatkowo TypeScript’a. Ponadto, paradoksalnie, pracy z Angularem wcale nie ułatwia niewielki rozmiar niniejszego projektu, ponieważ to wcale nie zwalnia programisty z konieczności stosowania złożonych aspektów wspomnianego frameworka. Porównywalny stopniem trudności jest także Ember, na którego nieelastyczność struktur skarżą się programiści. Dla odmiany, stosunkowo łatwym i nie sprawiającym trudności w pracy na początku, jest React i Svelte. Na późniejszych etapach pracy, zarówno z React’em, jak i Svelte, pojawiają się trudności, na co skarży się wielu użytkowników obu tych frameworków. Takim utrudnieniem w przypadku tego ostatniego,jest potrzeba uzupełniania brakujących funkcjonalności, własnym kodem, zaś w pracy z Reactem, trudność sprawia składnia JSX (format włączania kodu html i css w kod JS). Vue zaś, uznany za najłatwiejszy w nauce, sprawiłby najmniej trudności, zwłaszcza, że można w jego przypadku dostosować używane funkcjonalności do swojego bieżącego zaangażowania.</text:p>
      <text:p text:style-name="P239"/>
      <text:p text:style-name="P240">Popularność<text:s/></text:p>
      <text:p text:style-name="Normal"><text:span text:style-name="T241">Kryterium to, mimo że posługiwanie się nim sugeruje chę</text:span><text:span text:style-name="T242">ć łatwego dostosowania się do preferencji większości, miało jednak niebagatelną wagę, z punktu widzenia autora pracy.<text:s/></text:span><text:soft-page-break/><text:span text:style-name="T243">Ryzyko braku wsparcia w rozwiązywaniu powstających problemów, jest realnym zagrożeniem dla realizacji każdego projektu, zwłaszcza gdy nie<text:s/></text:span><text:span text:style-name="T244">pracuje się w zespole. Popularność stosowania danej technologii, jest gwarancją istnienia wielu źródeł rozwiązań rozmaitych trudności. W ocenie stopnia popularności, bądź powszechności danego rozwiązania, można oprzeć się na kilku kryteriach. Do wyboru jes</text:span><text:span text:style-name="T245">t tzw liczba gwiazdek GitHub, ilość pobrań projektów wykonanych w danej technologii, liczba projektów, wykonywanych na świecie przywsparciu danej technologii, czy ilość użytkowników serwisu stack overflow, wypowiadających się w danym temacie. Napotkane roz</text:span><text:span text:style-name="T246">bieżności w ilości gwiazdek GitHuba, oraz podejrzanie wysoka pozycja Vue.js w tym rankingu wyższa niż React), nie mająca potwierdzenia w innych źródłach zestawień, wykluczyła tę skalę oceny. Również rankingi dostępne na stronie<text:s/></text:span><text:a xlink:href="https://insights.stackoverflow.com/survey/2020#technology-most-loved-dreaded-and-wanted" office:target-frame-name="_top" xlink:show="replace"><text:span text:style-name="T247">https://insights.stackoverflow.com/survey/2020#technology-most-loved-dreaded-and-wanted</text:span></text:a><text:span text:style-name="T248">, nie odzwierciedlały rzeczywistego stanu, ponieważ oceniały jedynie preferencje, nie zaś re</text:span><text:span text:style-name="T249">alne użycie frameworka.<text:s/></text:span></text:p>
      <text:p text:style-name="P250">Z uwagi na rzetelność i wiarygodność, a przede wszystkim na bezpośrednie przełożenie na skalę używalności technologii, ocenę w tym wypadku oparto na liczbie pobrań poprzez NPM.</text:p>
      <text:p text:style-name="P251">. Dla porównywanych frameworków, na koniec czerwca 2020 roku, wyniki przedstawiały się następująco:</text:p>
      <text:p text:style-name="P252">Wykres.......</text:p>
      <text:p text:style-name="P253">Tutaj, React wysuwa się na czoło, gdyż cieszy się obecnie największą ilością stworzonych projektów. Spośród porównywanych frameworków, zaraz za nim plasuje się Angular i nieco dalej Vue. Svelte, oraz Ember, z racji bardzo niewielkiej rozpoznawalności, nie zostały ujęte w tym rankingu.</text:p>
      <text:p text:style-name="P254">Na koniec, jeśli chodzi o podsumowanie kwestii popularności każdego z rozwiązań, można posłużyć się statystykami wyszukiwania w google.com, za okres ostatnich<text:s/>dwunastu miesięcy, widocznymi na poniższym wykresie.</text:p>
      <text:p text:style-name="P255"/>
      <text:p text:style-name="P256">Wykres google.......</text:p>
      <text:p text:style-name="P257"/>
      <text:p text:style-name="P258">W podjęciu ostatecznej decyzji o wyborze docelowego frameworka front-endowego, zdecydowano się posłużyć wielokryterialnym modelem decyzyjnym, w postaci aplikacji Visual Promethee.<text:s/>Po wprowadzeniu do tego programu danych, w postaci kryteriów oceny, dostępnych alternatyw, oraz wag tych kryteriów i wyników przedstawionego powyżej porównania, uzyskano jasną sugestię – Vue.js. Poniższy diagram obrazuje nie tylko końcową kolejność opcji,<text:s/>ale także uzasadnia, które z ocenianych cech miały na to wpływ. Ostateczny wybór autora był zgodny z wynikiem uzyskanym z Visual Promethee.</text:p>
      <text:p text:style-name="P259"/>
      <text:p text:style-name="P260">Frameworki PHP:</text:p>
      <text:p text:style-name="P261">Wybór sposobu realizacji części back-end projektu odbył się w odmienny sposób od przedstawionego<text:s/>wyżej procesu, dotyczącego strony wizualnej. Po pierwsze, pomimo bogatego wyboru samych języków programowania, które służą do obsługi części serwerowej<text:s/><text:soft-page-break/>aplikacji, takich jak JavaScript, PHP, Ruby, Java, czy Python, autor z góry był zdecydowany zastosować technologię wywodzącą się z języka PHP. Powodem była chęć dalszego rozwoju osobistych umiejętności w tym właśnie kierunku. Dodatkowo, od razu zdecydowano się na zastosowanie gotowego frameworka, a nie bazowanie na czystym PHP, również z podanego wcześniej powodu, jednak tym razem, z braku doświadczenia z tego typu rozwiązaniami, konieczne stało się porównanie i wybór frameworka najbardziej dostosowanego do wymagań projektu i dostepnych ram czasowych jego realizacji.</text:p>
      <text:p text:style-name="P262">Do porównania przeznaczono następujące frameworki PHP:</text:p>
      <text:p text:style-name="P263">- Laravel</text:p>
      <text:p text:style-name="P264">- Symfony</text:p>
      <text:p text:style-name="P265">- Codeigniter 4</text:p>
      <text:p text:style-name="P266">- Cake<text:s/></text:p>
      <text:p text:style-name="P267">Kryteriami, wedłlug których oceniano przedstawione opcje programowe, były:</text:p>
      <text:p text:style-name="P268">- szybkość pracy frameworka</text:p>
      <text:p text:style-name="P269">- popularność i wsparcie społeczności</text:p>
      <text:p text:style-name="P270">- łatwość nauki<text:s/></text:p>
      <text:p text:style-name="P271">- jakość dokumentacji</text:p>
      <text:p text:style-name="P272"/>
      <text:p text:style-name="P273"/>
      <text:p text:style-name="P274">Popularność rozwiązania:</text:p>
      <text:p text:style-name="P275"/>
      <text:p text:style-name="P276">W ocenie popularności, wzięto również pod uwagę statystyki wyszukiwań w wyszukiwarce google, za okres ostatnich dwunastu miesięcy.</text:p>
      <text:p text:style-name="Normal"><text:span text:style-name="T277">Ponadto kolejnym źródłem statystyk rozpowszechnienia danego rozwiązania wśród programistów, był portal:<text:s/></text:span><text:a xlink:href="https://stackshare.io/stackups/codeigniter-vs-laravel-vs-symfony" office:target-frame-name="_top" xlink:show="replace"><text:span text:style-name="T278">https://stackshare.io/stackups/codeigniter-vs-laravel-vs-symfony</text:span></text:a><text:span text:style-name="T279">, kolekcjonujący deklaracje użytkowników, dotyczące stosowanych technologii. Według właśnie tego ostatniego, najwięcej, bo</text:span><text:span text:style-name="T280"><text:s/>3,4 tys głosów oddano za Laravelem, ok 1tys głosów za Symfony i tylko 433 użytkowników przyznało się do stosowania Codeignitera. Wynik dla Cake’a wyniósł poniżej 100. Wyniki te pozostają w rozbieżności w stosunku do liczby współtworzących repozytoria GitH</text:span><text:span text:style-name="T281">ub poszczególnych frameworków, dla przykładu repo Laravela ma jedynie ok 530-tu uczestników, mniej więc niż Symfony, które posiada ok 2200 współtwórców.</text:span></text:p>
      <text:p text:style-name="P282">Wyniki z GitHub-a przedstawiają się następująco:</text:p>
      <text:p text:style-name="P283"/>
      <text:p text:style-name="P284">Wykresiki.......</text:p>
      <text:soft-page-break/>
      <text:p text:style-name="P285">Jak już wspomniano w poprzednim dziale, w ślad za popularnością danego rozwiązania idzie wsparcie jakie może zaoferować jego społeczność. Z tego własnie powodu, własciwość ta jest tak istotna dla nowych użytkowników danej technologii.<text:s/></text:p>
      <text:p text:style-name="P286"/>
      <text:p text:style-name="P287">Łatwość instalacji i nauki:</text:p>
      <text:p text:style-name="P288">Kryterium to, nabrało w<text:s/>opisywanym projekcie, szczególnego znaczenia, głównie z uwagi na z góry określone, niezmienialne ramy czasowe jego realizacji. Dlatego właśnie, zarówno w opisanym wcześniej procesie wyboru technologii po stronie klienckiej, jak i tu, przy selekcji frameworka do obsługi strony serwerowej, stanowiło ono kluczowe ograniczenie przy wyborze. Autorowi zależało tym samym na ograniczeniu wstępnych czynników ryzyka niepowodzenia projektu.</text:p>
      <text:p text:style-name="P289">Jeśli chodzi o prostotę procesu instalowania frameworka i jego konfiguracji, to Codeigniter jest pod tym względem na pierwszym miejscu w niniejszym rankingu. Obok niego plasuje się Cake, zgodnie z opiniami programistów.</text:p>
      <text:p text:style-name="P290">Z kolei Symfony, to wymagający framework, zarówno pod względem same jinstalacji, jak i pierwszej konfiguracji środowiska. Duża ilość oopcji konfigurowalnych stanowi wyraźną przeszkodę w szybkim rozpoczęciu pracy.</text:p>
      <text:p text:style-name="P291">Niestety, Symfony uznaje się także, w środowisku deweloperów, za wyraźnie trudniejszy do nauczenia niż pozostałe frameworki PHP. Podobna sytuacja dotyczy Cake’a, również uważanego za wymagającego wysiłku w jego opanowaniu. Laravel, podobnie do Symfony, charakteryzuje się stromą krzywą uczenia, co przy opinii technologii opartej na dużej ilości tzw „magicznych” metod, a więc o mocno ukrytej logice działania, nie sprzyja jego łatwemu zrozumieniu przez początkującego uzytkownika.</text:p>
      <text:p text:style-name="P292"/>
      <text:p text:style-name="P293">Szybkość i wydajność:</text:p>
      <text:p text:style-name="Normal"><text:span text:style-name="T294">W przypadku tego kryterium, postanowiono nie opierać się na niepoliczalnych odczuciach użytkowników, ale sięgnąć po dane przedstawiane przez TechEmpower Framework B</text:span><text:span text:style-name="T295">enchmark na portalu<text:s/></text:span><text:a xlink:href="https://www.techempower.com" office:target-frame-name="_top" xlink:show="replace"><text:span text:style-name="T296">https://www.techempower.com</text:span></text:a><text:span text:style-name="T297">, będące wynikiem testów wydajnościowych przeprowadzanych na maszynach fizycznych, jak i rozwiązaniach chmurowych.<text:s/></text:span></text:p>
      <text:p text:style-name="P298">W tabeli nr X przedstawiono wyniki testów, przeprowadzonych na fizycznych komputerach, gdzie oceniano typowe dla pracy z bazami danych, operacje, jak przesyłanie zapytań i odpowiedzi, zarówno dla pojedymczych zaapytań, jak i seryjnych (po 20 w serii). Według przedstawionych danych, pierwsze miejsze w rankingu wydajności, spośród ocenianych frameworków, zajął Codeigniter, potem kolejno: Symfony, Laravel i wyraźnie odstając od reszty, Cake.</text:p>
      <text:p text:style-name="P299"/>
      <text:p text:style-name="P300">Tableka......</text:p>
      <text:p text:style-name="P301">Ostateczną decyzję, dotyczącą wyboru technologii back-endowej, podjęto po przeanalizowaniu zebranych kryteriów w programie Visual Promethee, będącym jak już<text:s/><text:soft-page-break/>wspomniano, implementacją wielokryterialnego modelu decyzyjnego. Wykres nrX przedstawia hierarchię ocenianych frameworków wraz z kryteriami wspierającymi ich wybór.</text:p>
      <text:p text:style-name="P302">Wykresik......</text:p>
      <text:p text:style-name="P303"/>
      <text:p text:style-name="P304"/>
      <text:p text:style-name="P305"/>
      <text:p text:style-name="Normal"><text:span text:style-name="T306">Great security: </text:span><text:span text:style-name="T307">Co</text:span><text:span text:style-name="T308">deIgniter provides built-in protection against XSS attacks and CSRF. CodeIgniter 4 gives you context-sensitive CSP and escaping.</text:span></text:p>
      <text:p text:style-name="Normal"><text:span text:style-name="T309">Laravel</text:span><text:span text:style-name="T310"> </text:span><text:span text:style-name="T311">framework provides robust web application security, with salted and hashed password modalities. As a result, passwords<text:s/></text:span><text:span text:style-name="T312">are not stored in plain text format within databases. The Bcrypt Hashing Algorithm is also utilized by Laravel for encrypted password generation. This development framework utilizes prepared SQL statements to reduce the eventualities of injection attacks.</text:span></text:p>
      <text:p text:style-name="P313">JWT:</text:p>
      <text:p text:style-name="P314"/>
      <text:p text:style-name="P315">Konkludując, niemal w żadnym aspekcie działania pamięci, naukowcy nie są w stanie zgodzić się na jedną teorię go opisującą. Stanowiło to dla mnie rzeczywistą trudność w opracowaniu zasad działania mojej aplikacji. Z punktu widzenia potrzeb niniejszego projektu, zmuszony byłem na oparcie kluczowych jego funkcjonalności o te teorie dotyczące pacy pamięci, które są obecnie najlepiej uprawdopodobnione, a także bazować na osobistych potrzebach związanych z tego typu programem, wspomagającym proces zapamiętywania. Zapewne te same dylematy poznawcze stały się powodem obecności tak wielu różnorodnych rozwiązań z dziedziny mojego projektu, obecnych na rynku.<text:s/></text:p>
      <text:p text:style-name="P316"/>
      <text:p text:style-name="P317">Specyfika nauki słów</text:p>
      <text:p text:style-name="P318">Odwrotny kierunek,<text:s/></text:p>
      <text:p text:style-name="P319">efekt świeżości,</text:p>
      <text:p text:style-name="P320">sąsiedztwo – konieczność losowości</text:p>
      <text:p text:style-name="P321">czas przechodzenia do pamięci długotrwałej,<text:s/></text:p>
      <text:p text:style-name="P322">przeuczenie</text:p>
      <text:p text:style-name="P323"/>
      <text:p text:style-name="P324"/>
      <text:p text:style-name="P325">Przegląd rynku aplikacji opartych na wykorzystaniu krzywej zapominania</text:p>
      <text:soft-page-break/>
      <text:p text:style-name="P326">Ponieważ pomysł stworzenia niniejszego projektu, wynikł z osobistej potrzeby posiadania zaufanego narzędzia do organizacji nauki<text:s/>obcojęzycznego słownictwa, niniejszy przegląd i ocena rozwiązań rynkowych, pozostaje pod wpływem moich własnych oczekiwań, stawianych tego typu aplikacji. Postaram się jednak, aby dokładność opisu funkcjonalności porównywanych systemów, pozwoliła także innym osobom, zainteresowanym tym tematem, na wypracowanie własnego zdania o prezentowanych aplikacjach, tym bardziej, że w przeprowadzonym opisie porównawczym, opieram się na naukowo potwierdzonych warunkach i zależnościach, jakim powinna odpowiadać nauka pamięciowa obcojęzycznej leksyki.<text:s/></text:p>
      <text:p text:style-name="P327">Sporym zakoczeniem, po rozpoczęciu poszukiwań dostępnych na rynku rozwiązań, była dla mnie, ich ogromna liczba, sięgająca 30-tu aplikacji. Busuu, Memrise, HelloTalk, Mondly, FluentU, TinyCards, Quizlet, Flashcards+, czy FlashcardDeluxe, to tylko niektóre z nich. Nawet po oczywistym odjęciu od tej ilości, systemów nie wykorzystujących w pracy z użytkownikiem, automatycznego przygotowywania powtórek na bazie krzywej Ebbinghausa, pozostało i tak ok 12-tu, wymagających bliższego<text:s/>przyjrzenia się. Były to, między innymi: SuperMemo, Fiszkoteka, Anki, Mnemosyne, Memrise, oraz Repetitions. Ta obitość, sugeruje nie tylko duże zapotrzebowanie na podobne narzędzia, ale świadczy też o ogromnej różnorodności zastosowanych rozwiązań, co z kolei pozwala podejrzewać, że preferencje użytkowników są równie zróżnicowane. Stanowi to poniekąd uzasadnienie subiektywności niniejszego przeglądu konkurencyjnych, dla mojego projektu, programów.<text:s/></text:p>
      <text:p text:style-name="P328">Całokształ oceny danego systemu, można uzyskać dopiero po<text:s/>jego przetestowaniu, z użyciem odpowiednio licznego pakietu kart, pytanie-odpowiedź, w okresie czasu, pozwalającym na wykstałcenie pamięci długotrwałej. Ilość czasu, jaką mogłem poświęcić na testy, pozwoliła mi na ocenę jedynie czterech, najpopularniejszych. Dodatkowym kryterium wyboru była możliwość pracy z programem na urzadzeniach mobilnych i w przeglądarce internetowej. Do testów przeznaczyłem więc, następujące systemy: Anki, Mnemosyne, SuperMemo i Fiszkoteka. Ich porównawcza charakterystyka, przeprowadzona w odniesieniu do wspólnego zestawu cech, została przedstawiona poniżej.<text:s/></text:p>
      <text:p text:style-name="P329">Ocenie poddano następujące parametry:</text:p>
      <text:p text:style-name="P330">Łatwość pracy z aplikacją – przyjazność dla użytkownika</text:p>
      <text:p text:style-name="P331">Możlliwość Importu, eksportu i edycji kart (fiszek)</text:p>
      <text:p text:style-name="P332">Sposób przeprowadzenia fazy kodowania - nauki</text:p>
      <text:p text:style-name="P333">Czasowa organizacja powtórek</text:p>
      <text:p text:style-name="P334">Zastosowane metody samooceny</text:p>
      <text:p text:style-name="P335"/>
      <text:p text:style-name="P336">Łatwość i komfort pracy z programem</text:p>
      <text:p text:style-name="P337">Idealnym narzędziem jest takie, które można w pełni używać od samego początku. Użytkownik, w tym wypadku uczeń, ma za zadanie nauczyć się na pamięć<text:s/>słówek, przy pomocy aplikacji – nie zaś nauczyć się obsługi aplikacji, przy pomocy nauki słówek. Dlatego program powinien być prosty w obsłudze i nie wprawiać ucznia w zakłopotanie, co do prawidłowego ustawienia wszystkich opcji. Samodzielne „testowanie”<text:s/>wszystkich ustawień,<text:s/><text:soft-page-break/>tylko rozprasza użytkownika, powodując, że ewentualne niepowodzenia skłonny jest złożyć na konto programu, nie zaś np swojego braku konsekwencji w pracy. Wymóg prostoty i łatwosci startu pracy z aplikacją, spełniają tu wszystkie wymienione, oprócz Anki. Praktycznie, po dokonaniu importu kart, w przypadku Mnemosyne, Fiszkoteki i SuperMemo, można rozpocząć ich niezakłóconą naukę. Umozliwiają, co prawda ingerencję w ilość materiału, jaki jesteśmy w stanie przerobić, ale nie wpływa to na utrudnienie pracy z systemem. Programy te, nie wymagają żadnych innych regulacji, czy ustawień.<text:s/></text:p>
      <text:p text:style-name="P338">W przypadku Anki jest wręcz konieczność wstępnego doopasowania programu do swoich wymogów. Domyślne ustawienia tej aplikacji, dopuszczają dla przykładu, przemieszanie nauki nowych kart z powtórkami. Jest to powodem rozproszenia uwagi użytkownika, która powinna być skupiona na kodowaniu nowych treści i kotwiczeniu ich w pamięci. Innym przykładem takiej problematycznej, domyślnej opcji, jest jednoczesne dwukierunkowe przeprowadzanie powtórek. Zgodnie z wprowadzeniem naukowym do niniejszej pracy, <text:s/>należy rozróżnić i oddzielić czasowo od siebie dwa kierunki nauki słów, tzn L1 -&gt; L2 i L2 -&gt; L1, ponieważ każdy z nich odpowiada innemu rodzajowi znajomości obcego słownictwa. Jeden kierunek powinien być dominujący, np L1 -&gt; L2 (produktywny) w przypadku potrzeby używania słownictwa w mowie, podczas gdy drugi (reproduktywny), należy wprowadzać na dalszym etapie opanowania leksyki. Tutaj, albo opcja działa od samego początku, albo wyłączamy ją na dobre. Program Anki, narzuca początkującemu użytkownikowi konieczność ingerencji w opcje systemu już na samym początku pracy z tymże. Wiele tych opcji, jak:<text:s/></text:p>
      <text:p text:style-name="P339">-zmiana długości odstępu czasowego dla „łatwych” kart,<text:s/></text:p>
      <text:p text:style-name="P340">-procentowe ustawienie<text:s/>początkowej łatwości,<text:s/></text:p>
      <text:p text:style-name="P341">-premia odpowiedzi „łatwa” (opcja oceny znajomości hasła)</text:p>
      <text:p text:style-name="P342">-modyfikator przerw</text:p>
      <text:p text:style-name="P343">Wymagają fachowej wiedzy z dziedziny psychologii pamięci, więc nie powinny w ogóle być dostępne z poziomu ucznia.</text:p>
      <text:p text:style-name="P344">Ten z kolei, szukając rozwiązania jednej<text:s/>niedogodności, napotyka po drodze, możliwość regulacji wielu innych ustawień, które mogą mieć wyraźne przełożenie na efekty pracy z aplikacją. Udostępnione przez społeczność Anki, ponad stu kilkudziesięciu rozszerzenia i wtyczki, poprawiające wygląd idziałanie aplikacji, dodatkowo potęgują frustrację i niepewność. Uczeń, zamiast poświęcić cały wisiłek na pracę ze słownikiem, rozprasza swoje myśli i czas na próbach „poprawy” programu. W ten sposób, uświadomiona możliwość, stwarza nieuświadomiony przymus skorzystania z niej.<text:s/></text:p>
      <text:p text:style-name="P345">Trudno także, od powyższego, oddzielić odczucie przyjemności pracy z daną aplikacją, bo po części wpływa na nią złożoność samego programu, po części zaś, opracowanie graficzne i umiejscowienie (dostępność) dla ucznia, poszczególnych modułów systemu. Pod tym względem najlepiej ocenić można Fiszkotekę. Jej interfejs jest przejrzysty, a dostęp do wszystkich funkcji i zasobów, intuicyjny. Praca z kartami, zarówno w fazie nauki, jak i powtórek, jest przyjemna, szata graficzna niedrażniąca kolorami lub nadmiarem elementów. Najważniejsze treści, takie jak pytanie, hasło, odnośniki do plików dźwiękowych, są pozycjonowane zgodnie z oczekiwaniami użytkownika, który dzięki temu sprawniej pracuje z aplikacją. Na drugim miejscu, pod tym względem, plasuje się SuperMemo, którego głównym mankamentem jest utrudnione wyszukiwanie niektorych opcji, np: importu i eksportu.<text:s/><text:soft-page-break/>Minusem w jego przypadku jest także, wyświetlanie testowanych haseł i ich odpowiedzi przy lewej krawędzi strony, gdy zaraz potem wzrok użytkownika musi przewędrować na środek dolnego paska w celu dokonania oceny. Nieco gorzej pracuje się natomiast, z pozostałymi dwoma systemami, Mnemosyne i Anki, których szara kolorystyka tła, słabo kontrastuje z czarnym kolorem treści haseł. To słabe wyróżnienie najważniejszych informacji programu, dodatkowo w Mnemosyne potęgowane jest zbyt małą czcionką. Ogólnie mówiąc, praca z dwoma ostatnimi aplikacjami w warunkach słabszego oświetlenia, jest nieco męcząca.</text:p>
      <text:p text:style-name="P346"/>
      <text:p text:style-name="P347"/>
      <text:p text:style-name="P348"/>
      <text:p text:style-name="P349">Możlliwość Importu, eksportu i edycji kart (fiszek)</text:p>
      <text:p text:style-name="P350">Import własnych kart – fiszek jest podstawową funkcjonalnością oczekiwaną na początku pracy z testowanymi systemami. Trzeba zaznaczyć, że wszystkie umożliwiają ładowanie gotowych, komercyjnych, pakietów kart, w postaci plików z rozszerzeniami specyficznymi dla każdego z programów, oraz plików przygotowanych w dwóch najpopularniejszych, czyli Supermemo i Anki. Ich użytkownicy mogą dzięki temu zmienić używany program i nadal korzystać z dotychczasowych zestawów danych. Ze względu jednak na indywidualne<text:s/>potrzeby leksykalne każdego ucznia, najlepszą metodą jest stworzenie własnej listy słówek do nauki i wprowadzenie ich do programu. Każdy z opisanych programów daje możliwość <text:s/>wprowadzania pojedynczych fiszek przy pomocy klawiatury. Brak jest pod tym względem różnic –w przypadku każdego z systemów, można zapisać w pojedynczej karcie różznorodne informacje, łącznie z przykładowym zdaniem i obrazkiem ilustrującym hasło do zapamiętania. Rozbieżności pojawiają się, gdy zachodzi potrzeba przeniesienia do programu<text:s/>wielu kart jednocześnie, wczesniej np zapisanych w arkuszu kalkulacyjnym, lub pliku tekstowym. Fiszkoteka i Supermemo są tu najbardziej przyjazne, bo umożliwiają użytkownikowi proste przeklejenie skopiowanej zawartości zbioru do okna formularza importu, z<text:s/>opcją wyboru znaczników formatujących: końca linii oraz rozdziału kolumn. Końcowy efekt widoczny jest dla użytkownika jeszcze przed zatwierdzeniem akcji. Program Anki, z kolei, ładuje dane jedynie w postaci przygotowanego pliku csv. W Mnemosyne, import własnej listy kart wymaga przygotowania go w postaci arkusza kalkulacyjnego programu OpenOffice, co jest dużym utrudnieniem dla przeciętnego użytkownika peceta, bazującego na Microsoft Office.<text:s/></text:p>
      <text:p text:style-name="P351">Eksport fiszek z programu jest gwarancją zachowania na przyszłość, osobistego zbioru słówek. Jedynie Anki umożliwia odzyskanie swoich kart w postaci pliku tekstowego. W Fiszkotece, użytkownik uzyska tylko plik w formacie pdf, podczas gdy pozostałe dwa programy, Mnemosyne i SuperMemo, nie udostępniają takiej możliwości<text:s/>w ogóle. W tych dwu przypadkach, użytkownik musi liczyć się z całkowitą utratą tworzonej kolekcji, w wypadku rezygnacji z korzystania z aplikacji.<text:s/></text:p>
      <text:p text:style-name="P352"/>
      <text:p text:style-name="P353">Sposób przeprowadzenia fazy kodowania – nauki</text:p>
      <text:soft-page-break/>
      <text:p text:style-name="P354">Pierwszy kontakt z przeznaczonym do nauki materiałem, i<text:s/>następujący wraz z nim etap zapamiętywania (kodowania), jest z punktu widzenia psychologii, najważniejszą fazą, determinującą późniejszą trwałość śladu pamięciowego.</text:p>
      <text:p text:style-name="P355">Program Anki, jako jedyny zapewnia przeprowadzenie podsumowania partii materiału, poprzez<text:s/>odpytanie z niego, po upływie 1 minuty od skutecznego zapamiętania hasła. Również, jednie ta aplikacja, wyznacza pierwszą regularną powtórkę, jeszcze w okresie czasu, gdy hasło przechowywane jest w pamięci krótkotrwałej , czyli po 10-ciu minutach. Są to psychologicznie uzasadnione działania, mające na celu utrwalenie śladu pamięciowego na kolejne kilkadziesiąt godzin. Pozostałe systemy, pozwalają użytkownikowi wrócić do zapamiętanych treści, dopiero po 24 godzinach (Mnemosyne i Fiszkoteka), lub nawet dopiero po 48 godzinach – SuperMemo, kiedy ryzyko utraty wiedzy, jest już bardzo duże.</text:p>
      <text:p text:style-name="P356">Samo przeprowadzenie fazy demonstrowania pytań i odpowiedzi, nie jest źródłem znaczących różnic, pomiiędzy badanymi programami. Jednym, wspólnym brakiem wszystkich systemów, jest nieuwzględnienie opcji przeuczenia, o której wspomniano w przeglądzie literatury naukowej. Posiada ona udowodniony wpływ na utrwalenie haseł, wymagających kilkukrotnej prezentacji do zapamiętania, a wymaga jedynie dodatkowych prezentacji uczonego słowa, już po stwierdzeniu przez ucznia faktu jego zapamiętania.</text:p>
      <text:p text:style-name="P357"/>
      <text:p text:style-name="P358"/>
      <text:p text:style-name="P359">Czasowa organizacja powtórek</text:p>
      <text:p text:style-name="P360">Głównym zastrzeżeniem podnoszonym na forach internetowych przez doświadczonych użytkowników testowanych aplikacji, był fakt powstawania częstych kumulacji powtórek do przeprowadzenia jednego dnia, znacznie przekraczających możliwości czasowe uczniów.<text:s/></text:p>
      <text:p text:style-name="P361">Trzeba tu zaznaczyć, że wszystkie wymienione aplikacje, pozwalają na wprowadzenie przez użytkownika ograniczenia ilości powtórek do przeprowadzenia w ciągu jednego dnia,<text:s/>ale nie przekłada się to na jednoczesne ograniczenie ilości uczonych słów, których przewidywalne przecież terminy pierwszych powtórek spowodują przekroczenie wspoomnianego ograniczenia. Dlatego też, ograniczenie to powszechnie nie zdaje egzaminu.</text:p>
      <text:p text:style-name="P362">Co bardziej znamienne, każdy z wymienionych programów, pozwala przecież użytkownikowi na wprowadzenie ograniczeń również na ilość nowych słów do nauki jednego dnia. Pozornie takie rozwiązanie powinno być wystarczające. Niestety, oba wspomniane ograniczenia, nie są<text:s/>nigdzie ze sobą zsynchronizowane. Wtedy, co prawda, uczeń nie może jednorazowo przekroczyć w nauce pewnej ilości materiału, ale przy kolejnym otwarciu aplikacji, znowu może korzystać z nieuszczuplonego limitu, lub też jest mu to zaproponowane. Zabrakło tu, ewidentnie, mechanizmu, który ograniczałby możliwość nauki nowego materiału, gdy spodziewane terminy powtórek byłyby przeładowane.<text:s/></text:p>
      <text:p text:style-name="P363">Opisane problemy, dotyczące nadmiernego kumulowania się powtarzanego materiału, powodują ryzyko nieumyślnego opuszczania powtórek, z powodu zmęczenia nadmiarem pracy. To z kolei prowadzi szybko do pojawienia się niepowodzeń, które zniechęcają do nauki i korzystania z programu. Niestety ułomność ta nie została w żadnym testowanym systemie naprawiona. Anki, a właściwie społeczność tej aplikacji, wprowadziła kilka poprawek, mających pomóc w radzeniu sobie z tym problemem, jednak ich znalezienie,<text:s/><text:soft-page-break/>nauczenie się, oraz instalacja, stanowią wyraźny kłopot dla przeciętnego użytkownika, o czym wspomniałem wcześniej.</text:p>
      <text:p text:style-name="P364"/>
      <text:p text:style-name="P365"/>
      <text:p text:style-name="P366"/>
      <text:p text:style-name="P367"/>
      <text:p text:style-name="P368">Zastosowane metody samooceny<text:s/></text:p>
      <text:p text:style-name="P369">Praca z aplikacją testującą stopień utrwalenia pamięciowego słówek obcojęzycznych, polegać musi z konieczności na samoocenie przeprowadzanej przez użytkownika. Tylko on jest w może stwierdzić, czy jest w stanie dane słowo przywołać z pamięci,<text:s/>lub czy sprawiło mu to trudność. Uczciwość w stosunku do samego siebie, przejawia się w momencie, kiedy trzeba tę ocenę przenieść do programu testującego, wybierając jedną z dostępnych opcji. W tym aspekcie testowane aplikacje demonstrują chyba największą<text:s/>różnorodność.</text:p>
      <text:p text:style-name="P370"><text:s/>Fiszkoteka posiada najprostszy system oceny, bo zarówno w fazie nauki, kiedy dopiero poznajemy hasło, jak i w czasie jego powtórki, pozwala jedynie na opcje oceny własnej wiedzy: wiem, lub nie wiem. Przy czym ocena „wiem” w powtórce, nie skutkuje poinformowaniem ucznia, kiedy będzie kolejne testowanie danego słowa. SuperMemo, z kolei, wprowadza stopień pośredni: „prawie”, mający odzwierciedlać pewne trudności, jakie napotkał uczeń podczas przypominania sobie hasła. Dodatkowo, program ten informuje, kiedy będzie kolejne spotkanie z tym słowem. Stopniując złożoność zastosowanej skali ocen, w aplikacji Anki, oprócz skali podobnej do SuperMemo, dochodzi jeszcze ocena „Łatwe”, co ma pomóc oddzielić słowa znane bardzo dobrze, z którymi uczeń na pewno nie ma żadnego problemu i pozwolić przydzielić im bardzo odlege terminy powtórek, bez obawy o ich utratę z pamięci. Na samym końcu, pod względem stopnia skomplikowania samooceny, pozostał system Mnemosyne, posiadający aż 6-cio stopniową skalę liczbową,<text:s/>odpowiadającą kolejnym poziomom znajomości danego hasła. Niestety, mimo opisu słownego tej skali, umieszczonego w dokumentacji aplikacji, właściwe <text:s/>przyporządkowanie stopnia znajomości jest ogromnym problemem. Przy czym sam program, już ocenę na poziomie 2, a więc bardzo niskim, kwalifikuje jako zapamiętanie hasła.</text:p>
      <text:p text:style-name="P371">W odróżnieniu od innych aspektów testowanych w wymienionych programach, sposób samooceny, zastosowany w każdym z nich, jest chyba najbardziej uzależniony od osobistych preferencji ucznia, choćby<text:s/>dlatego, że trudno tu się powołać na niepodważalne doniesienia naukowe, uzasadniające jedną bądź inną metodę. Niemniej jednak, istnieją pewne praktyczne przesłanki, które pomagają w podsumowaniu zastosowanych rozwiązań. Zacznijmy od doświadczenia każdego z<text:s/>nas, jakie wynieśliśmy z wielu lat nauki szkolnej i nauki czegokolwiek. Nie ma w praktyce życia, czegoś takiego jak „wiem średnio”, bo taką wiedzą nie można się posłużyć; albo się coś wie, albo nie, a brak pewności powinien być interpretowany jako niewiedza. Z tego powodu skale samooceny, wykraczające poza dwa stopnie prezentowane w Fiszkotece, są mylące, zwłaszcza 6 stopni zastosowanych w Mnemosyne. Pewne uzasadnienie, ma dopuszczenie możliwości odznaczenia łatwych słów, zwłaszcza podczas pierwszej ich prezentacji, bo to pozwala ograniczyć ilość przyszłych niepotrzebnych powtórek. Niemniej jednak, informowanie ucznia o tym, za ile dni ponownie zobaczy dane słowo, może być źródłem powstania u niego wątpliwości, czy np: to nie za<text:s/><text:soft-page-break/>długo, lub czy nie za krótko<text:s/>– lepiej pozostawić go w niewiedzy, niech zda się na algorytm programu. Poza tym znajomość terminu testu, wg doniesień literatury, może wpływać na powstanie efektu egzaminu, co przejawia się trudnością w przypomnieniu sobie tego słowa zarówno przed tym terminem, jak i po nim. Podsumowując, sposób i skala oceny zastosowana w programie Fiszkoteka, wydaje się być najbardziej przemyślana z praktycznego punktu widzenia i efektywności nauki użytkownika.<text:s/></text:p>
      <text:p text:style-name="P372"/>
      <text:p text:style-name="P373"/>
      <text:p text:style-name="P374"/>
      <text:p text:style-name="P375"/>
      <text:p text:style-name="P376"/>
      <text:p text:style-name="P377">Podsumowanie i wnioski:</text:p>
      <text:p text:style-name="P378">W powyższym porównaniu ująłem<text:s/>celowo jedynie najistotniejsze funkcjonalności, jakie powinien posiadać system wspomagający zapamiętywanie w oparciu o krzywą zapominania. Ich krótka może, lista, odzwierciedla jednak wymogi, jakie zarówno użytkownik, jak i współczesna psychologia pamięci, stawia tego typu narzędziom. Wprowadzenie większej ilości oznaczeń, mogłoby tylko utrudnić ocenę. Pomimo to, trzeba jednak stwierdzić, że pomiędzy testowanymi aplikacjami, brak jest wyraźnie najlepszej, a więc takiej, która mogłaby być powodem zaniechania tworzenia kolejnych podobnych rozwiązań.</text:p>
      <text:p text:style-name="P379">Podsumowując, żaden z prównanych programów, nie apełnia w zadowalającym stopniu wszystkich najważniejszych wymogów, stawianych takim narzędziom.<text:s/></text:p>
      <text:p text:style-name="P380">Ani Fiszkoteka, Anki, mnemosyne, czy SuperMemo, <text:s/>nie dają możliwości testowania odwrotnego słów, zgodnego z założeniami nauki języków obcych. Nie ma też wśród nich programu, który rozwiązałby problem kumulacji powtórek, będącego najczęstszym powodem rezygnacji uczniów z nauki przy pomocy komputera.</text:p>
      <text:p text:style-name="P381">Jeśli chodzi zaś o sposób przeprowadzenia fazy nauki nowego materiału, to najlepiej jest to rozwiązane w aplikacji Anki. Niemniej, przyjazność dla użytkownika tego konkretnego systemu, pozostawia wiele do życzenia i jest chyba najgorsza z przetestowanych. Z kolei inna, mająca duży wpływ na wyniki pracy, cecha, czyli sposób przeprowadzania samooceny przez ucznia, w większości programów, jest nieadekwatna do rzeczywistości. Tutaj, jedynie Fiszkoteka, spełnia wymogi zarówno prostoty, jak i przejrzystości (zrozumienia przez użytkownika).</text:p>
      <text:p text:style-name="P382">Rozwiązanie wymienionych mankamentów jest jak najbardziej możliwe. W kolejnym rozdziale przedstawię założenia niniejszego projektu, których głównym celem jest skupienie się na komforcie użytkownika i zapewnienie wysokiej skuteczności jego wysiłkom.</text:p>
      <text:p text:style-name="P383"/>
      <text:p text:style-name="P384"/>
      <text:p text:style-name="P385"/>
      <text:p text:style-name="P386"/>
      <text:p text:style-name="P387"/>
      <text:p text:style-name="P388">Testowanie działania wspomnianych czterech aplikacji, trwało 90 dni, pomimo tego, że cechy ujęte w powyższym porównaniu, w większości dawały się oznaczyć w ciągu pierwszych kilku dni pracy z każdą aplikacją. Przedłużenie badania miało jednak na celu sprawdzenie, w jaki sposób, indywidualne rozwiązanie problemu przeprowadzenia fazy kodowania (nauki), wpłynie na łatwość odzyskiwania zapamiętanych danych w czasie kilku kolejnych powtórek, wyznaczonych przez algorytm każdego z programów. <text:s/></text:p>
      <text:p text:style-name="P389"/>
      <text:p text:style-name="P390"/>
      <text:p text:style-name="P391">Tkownika, oraz zapobiegnięcie jego<text:s/></text:p>
      <text:p text:style-name="P392">Tabelka z excela,</text:p>
      <text:p text:style-name="P393">Kto się wysuwa na prowadzenie ale dlaczego nie spełnia warunków – sformułować jakieś warunki kardynalne</text:p>
      <text:p text:style-name="P394"/>
      <text:p text:style-name="P395">Edycja kart</text:p>
      <text:p text:style-name="P396">Fiszkoteka – nie można edytować kart w czasie pracy z nimi (nauka, powtórki)</text:p>
      <text:p text:style-name="P397"/>
      <text:p text:style-name="P398"/>
      <text:p text:style-name="P399">Prowadzenie niepowodzeń</text:p>
      <text:p text:style-name="P400">Supermemo – takie słowa cofa do ponownego uczenia, chociaż nauka od razu, mija się z celem, bo łatwo jest zapamiętać 2 słowa pokazywane pod rząd</text:p>
      <text:p text:style-name="P401"/>
      <text:p text:style-name="P402">Fiszkoteka: game jako dziczyzna</text:p>
      <text:p text:style-name="P403"/>
      <text:p text:style-name="P404">Założenia implementacyjne projektu</text:p>
      <text:p text:style-name="P405">Kontekst</text:p>
      <text:p text:style-name="Normal"><text:span text:style-name="T406">W mojej aplikacji, świadomie re</text:span><text:span text:style-name="T407">zygnuję z możliwości importowania gotowych zestawów kart,powszechnego w istniejących na rynku rozwiazaniach, przygotowanych przez innych użytkowników, lub też udostępnionych, przez szkoły językowe. Mimo pozornej wygody I szybkości stworzenia własnego zbior</text:span><text:span text:style-name="T408">u, jaką to daje, nie służy samemu uczniowi. Hasłem wyjaśniającym jest tu pojęcie kontekstu, które należy w nauce słownictwa rozumieć, jako sposób użycia/zastosowania danego słowa w powiązaniu z konkretną sytuacją, w której je napotkaliśmy.<text:s/></text:span><text:span text:style-name="T409">Blachowicz I Fis</text:span><text:span text:style-name="T410">her 2000</text:span><text:span text:style-name="T411">, uważają, że poznawanie słów w kontekście, a przez to personalizacja nauki słów, jest jednym z pryncypiów, przyświecających poszerzeniu własnych możliwości komunikacji w obcym języku. To student lub jego nauczyciel, powinni decydować, którego<text:s/></text:span><text:span text:style-name="T412">słowa potrzebuje się nauczyć. Potwierdza to<text:s/></text:span><text:span text:style-name="T413">Weatherford 1990</text:span><text:span text:style-name="T414"><text:s/>od behohla 2010, pisząc, że kontekstowe poznawanie słownictwa, chroni studenta przed<text:s/></text:span><text:soft-page-break/><text:span text:style-name="T415">zagubieniem w mnogości znaczeń słownikowych danego słowa, skupiając jego uwagę jedynie na tym użyciu, z którym</text:span><text:span text:style-name="T416"><text:s/>samodzielnie się zetknął i prawdopodobnie będzie je nadal spotykał.<text:s/></text:span></text:p>
      <text:p text:style-name="P417">Przeuczenie</text:p>
      <text:p text:style-name="P418">Prowadzenie uczniów – funkcja nauczycielska</text:p>
      <text:p text:style-name="P419">Początkowy szybki przegląd nowych słówek</text:p>
      <text:p text:style-name="P420">Rezygnacja z podsumowania po każdym przelocie w nauce i powtórce, bo rozprasza</text:p>
      <text:p text:style-name="P421">Organizacja powtórek – przesuwanie w czasie zależnie od ostatniego periodu</text:p>
      <text:p text:style-name="P422">Ograniczenie nauki – żeby nie przekroczyć limitu powtórek na kolejne dni, synchronizacja pomiędzy kursami i lekcjami, ostrzeżenia o przeładowaniu</text:p>
      <text:p text:style-name="P423">Wprowadzenie testowania odwrotnego<text:s/>kart w późniejszym okresie czasu</text:p>
      <text:p text:style-name="P424"/>
      <text:p text:style-name="P425"/>
      <text:p text:style-name="P426">Keywords: vocabulary learning, spacing effect, list learning, computer-based sequencing algorithm, word list, word card</text:p>
      <text:p text:style-name="P427"/>
      <text:p text:style-name="P428"/>
      <text:p text:style-name="P429">Przedstawiony tu podział jest kluczowy z punktu widzenia działania aplikacji, ponieważ jest decydującym kryterium do obliczania terminu kolejnej powtórki.<text:s/></text:p>
      <text:p text:style-name="P430"/>
      <text:p text:style-name="P431">Ma to niebagatelne znaczenie dla efektywności poźniejszych powtórek, ponieważ, jak wynika z przeprowadzonego eksperymentu, w toku 4-7 kolejnych powtórek, które przypadały na każde słowo w okresie 2<text:s/>miesięcy trwania badania, aż ...</text:p>
      <text:p text:style-name="P432"/>
      <text:p text:style-name="P433"/>
      <text:p text:style-name="P434">Algorytmy programu</text:p>
      <text:p text:style-name="P435"/>
      <text:p text:style-name="P436">Niniejszy rozdział poświęcony jest wyjaśnieniu działania logiki programu, odpowiadającej za skuteczność wysiłków użytkownika włożonych w opanowanie uczonego materiału, oraz czynników wpływających bezpośrednio i pośrednio na jej działanie.</text:p>
      <text:p text:style-name="P437">Wszelkie działania, jakim powinno być poddane słowo, w tym głównie określanie terminów jego powtórek, zależeć muszą od stopnia jego opanowania, czy raczej, bieżącej łatwości wydobycia go z pamięci.<text:s/></text:p>
      <text:p text:style-name="P438">Ponieważ jest <text:s/>to sprawa bardzo indywidualna, nie istnieje metoda, która by to umożliwiała, bez przeprowadzenia rzeczywistego odpytania. Jednak sam fakt testowania, jest już<text:s/><text:soft-page-break/>formalną powtórką i wpływa na wynik kolejnych oznaczeń dla danego słowa, a poza tym, uzyskanie oznaczenia dla jednego hasła, nie umożliwia przewidzenia wyników dla innych. Autor pracy, zdecydował się zatem, wykorzystać do tego wartości, które dają się oznaczyć już w trakcie wstępnego zapamiętywania hasła.<text:s/></text:p>
      <text:p text:style-name="P439">Wyizolowanie tych czynników, pozwoliło podzielić<text:s/>materiał uczony na 3 grupy, w zależności od stopnia trudności w opanowaniu pamięciowym: słowa łatwe zarówno do zapamiętania i odtworzenia, o normalnej (średniej) trudności, oraz materiał trudny. Każda z tych grup jest w aplikacji prowadzona wg odmiennego algorytmu obliczania odstępów pomiędzy powtórkami, co ma zapewnić jak najmniejszą ilość niepowodzeń przy przypominaniu, a jednocześnie zoptymalizować długość odstępów pomiędzy kolejnymi powtórkami. Podział został dokonany na podstawie kryteriów, opracowanych w wyniku przeprowadzonego samodzielnie eksperymentu porównawczego trzech rynkowych systemów oraz doświadczeń własnych z pracą z listami par słów. Szczegółowe opracowanie dotyczące wspomnianego eksperymentu, zostało umieszczone w rozdziale poświęconym rozwiązaniom obecnym na rynku. Przypomnieć warto jednak tutaj główne wnioski z niego wynikające, a mianowicie wpływ sposobu przeprowadzenia etapu nauki na stopień zapamiętania materiału.<text:s/></text:p>
      <text:p text:style-name="P440">Jak wspomniano w końcowych wnioskach eksperymentu, jednoczesne zubożenie procesu kodowania o końcowe podsumowanie, sprawdzenie po 10 minutach, oraz przeprowadzenie pierwszej powtórki dopiero po upływie 48 godzin (SuperMemo), skutkowało ponad 50-cio procentowym prawdopodobieństwem porażki w pierwszej powtórce. Z kolei uzupełnienie nauki o przeprowadzenie pierwszej powtórki po 24 godzinach od zakodowania informacji (Fiszkoteka), zmniejszyło to ryzyko do 40 %. Najlepsze wyniki osiągnięto jednak w przypadku programu Anki, który, co prawda nie zapewniał podsumowania zapamiętywania,<text:s/>ani powtórki już po 24 godzinach, ale pozwalał przeprowadzać testowanie po 10-ciu minutach od skutecznego zakodowania informacji, co pozwoliło zmniejszyć ryzyko niepowodzenia w pierwszej powtórce, do 30 %. Dla uzupełnienia, trzeba dodać, że praca z listami słów, gdzie w toku procesu nauki przeprowadzane było zarówno podsumowanie, testowanie po 10-ciu minutach, jak i powtórka już po 24 godzinach, pozwalało na powtarzalne zmniejszenie ryzyka niepowodzeń w ciągu 2 pierwszych powtórek do 15%, a w toku 5-ciu kolejnych, nie przekroczyło 20%. Poza tym, w rozdziale poświęconym temu eksperymentowi, znajduje się również podsumowanie wpływu fazy nauki na stopień retencji materiału słownikowego po upłuwie ponad 2 miesięcy od momentu zakodowania.</text:p>
      <text:p text:style-name="P441">Skoro, zatem faza nauki<text:s/>ma sama w sobie tak duże znaczenie dla trwałości śladu pamięciowego, właśnie w jej przebiegu, należy upatrywać kryteriów oceny stopnia trudności słowa.<text:s/></text:p>
      <text:p text:style-name="P442">Przyjęto więc, że daną kartę/fiszkę można zaliczyć do łatwo zapamiętywalnych, gdy spełnione są wszystkie poniższe warunki jednocześnie:</text:p>
      <text:p text:style-name="P443">- przeprowadzono podsumowanie, testowanie 10 minut i powtórkę po 24 godzinach, a na żadnym z tych etapów nauki, nie miało miejsca niepowodzenie; dodatkowym warunkiem jest zapamiętanie słowa już po jednokrotnej prezentacji<text:s/>go użytkownikowi, zakładając, że liczba uczonych słów w partii, przekraczała 5 kart, co uzasadnia [przypis], powołując się na badania, wskazujące, że człowiek jest w stanie przechować w pamięci migawkowej do 7 – 9 pojedynczych wyrazów i być w stanie je odtworzyć w czasie kilkunastu sekund do kilku minut po fakcie prezentacji.</text:p>
      <text:soft-page-break/>
      <text:p text:style-name="P444">Z kolei, słowo staje się trudne, gdy albo nie przeprowadzono któregokolwiek z wyżej wymienionych etapów, albo pojawiło się w ich trakcie chociaż jedno niepowodzenie, albo też ilość prezentacji koniecznych do zapamiętania karty, przekroczyła 10, przy założeniu, że partia uczonego materiału to minimum 5, a maksymalnie 20 kart/fiszek.</text:p>
      <text:p text:style-name="P445">Do słów o normalnym stopniu trudności, zaliczono więc ostatecznie takie, które w toku pełnej fazy nauki nie zanotowały niepowodzenia, a wysiłek włożony w zapamiętanie, był niewielki. Jak jednak go wyznaczyć, skoro jest to sprawa wybitnie indywidualna? Wystarczającym wyznacznikiem tego, może być ilość prezentacji każdej karty, jaka byla konieczna do uzyskania od użytkownika potwierdzenia jej zapamiętania, przy czym najmniejsza możliwa wielkość, to 1, co odpowiadać może słowu bardzo łatwemu do zapamiętania, być może dzięki istniejącym skojarzeniom z posiadanymi przez ucznia informacjami, bądź też dzięki zastosowaniu przez niego pewnych mnemotechnik.<text:s/></text:p>
      <text:p text:style-name="P446">Mając tak zdefiniowane wymagania, pozostawało jedynie opracowanie schematu postępowania, algorytmu programowego, który sprostałby im, a jednocześnie odpowiadałby za całą logikę interakcji pomiędzy uczniem i uczonym materiałem.<text:s/></text:p>
      <text:p text:style-name="P447">Stopień złożoności problemu nauki pamięciowej, wykluczał jednak zastosowanie jednego wspólnego algorytmu pracy programu z kartą słownikową, obejmującego wszystkie jej fazy. Z tego powodu, opracowano na potrzeby niniejszej pracy, osobne sekwencje<text:s/>działań w przypadku kodowania informacji w pamięci i przeprowadzania rozłożonych w czasie powtórek.</text:p>
      <text:p text:style-name="P448">Logika, na której bazować powinien algorytm etapu zapamiętywania, musiała brać pod uwagę zróżnicowanie szybkości opanowywania konkretnych informacji, a także możliwość zaistnienia porażek na każdym etapie kontaktu użytkownika z testowaną kartą. Niemożność wykluczenia nawet najmniej prawdopodobnego scenariusza, który mógłby zaistnieć na styku użytkownik – karta, spowodowała, że właśnie schemat przeprowadzenia<text:s/>fazy nauki, stał się najbardziej skomplikowanym z zastosowanych w badanym systemie, algorytmów. Poniższy diagram przedstawia omawiany algorytm. W celu lepszej przejrzystości, został on rozdzielony na etap kodowania, widoczny poniżej, oraz podsumowania i 10-cio minutowej powtórki, przedstawione na kolejnych rysunkach.<text:s/></text:p>
      <text:p text:style-name="P449">[Obrazek]</text:p>
      <text:p text:style-name="P450">[obrazek]</text:p>
      <text:p text:style-name="P451">[obrazek]</text:p>
      <text:p text:style-name="P452">Już na samym początku pracy z programem, kiedy to dochodzi do kontaktu ucznia z hasłem, wprowadzona została możliwość zidentyfikowania słów, które użytkownik już<text:s/>dobrze zna i wyznaczenie im od razu odległych w czasie powtórek, z pominięciem prezentacji, przeuczenia, podsumowania, czy nawet testu po 24 godzinach od nauki.<text:s/></text:p>
      <text:p text:style-name="P453">Pozostałe karty podlegają już wtedy typowej, pełnej procedurze, która dzięki wspomnianemu zabiegowi, przebiega szybciej i nie irytuje użytkownika, mogącego dzięki temu łatwo uzupełnić zasoby programu o karty, stosowane przez niego wcześniej w innych systemach i nie tracić czasu na ich zbędną, pełną „naukę”.<text:s/></text:p>
      <text:p text:style-name="P454">W wyniku samej fazy prezentacji, uzyskiwane są od użytkownika dane, odzwierciedlające <text:s/>jego interakcję z uczonym materiałem. Co warto zauważyć, rejestrowana jest przy tym także<text:s/><text:soft-page-break/>wielkość wysiłku, jaki został włożony we wstępne zapamiętanie karty, poprzez zliczanie ilości wymaganych do tego, prezentacji materiału.<text:s/></text:p>
      <text:p text:style-name="P455">Algorytm powyższy, przewiduje również włączenie w tok nauki, opcji przeuczenia, dostosowując jej przebieg do łatwości zapamiętania słowa. Zrealizowana jest ona tutaj, jako cykl ponawianych prezentacji, jedynie tych słów, których zapamiętanie wymagało dużego wysiłku.<text:s/></text:p>
      <text:p text:style-name="P456">Możliwość przerwania nauki i związane z tym faktem ryzyko utraty uzyskanych przez program informacji o jej przebiegu, zostało zażegnane poprzez natychmiastowe, asynchroniczne zapisywanie uzyskanych od użytkownika danych, w bazie. Fakt zaistnienia, lub nie, danego działania, jak na przykład podsumowania, czy powtórki po 10-ciu minutach, również są rejestrowane jako osobne właściwości karty, w tabeli bazy danych.<text:s/></text:p>
      <text:p text:style-name="P457">Istotne jest także, zastosowanie w powyższym algorytmie zmiana kolejności prezentowanych do nauki kart, za każdym razem, gdy zachodzi potrzeba ponownego przedstawienia uczonego materiału użytkownikowi. Pozwala to na uniknięcie tzw efektu sąsiedztwa[x], zgodnie z którym, powtarzanie materiału w tej samej kolejności, ułatwia jego zapamiętanie, z uwagi na możliwość skojarzenia danego słowa z innymi, występującymi tuż przed i tuż po nim. Odtworzenie z pamięci tak zakodowanego hasła będzie z oczywistych względów utrudnione, o ile nie będzie się odbywało w tej samej kolejności słów, jak podczas procesu zapamiętywania.<text:s/></text:p>
      <text:p text:style-name="P458"/>
      <text:p text:style-name="P459"/>
      <text:p text:style-name="P460">Tu połączyć algorytm nauki z powtórkowym:</text:p>
      <text:p text:style-name="P461">Nauka, jest jednak krótkotrwałym<text:s/></text:p>
      <text:p text:style-name="P462"/>
      <text:p text:style-name="P463"/>
      <text:p text:style-name="P464">Niepowodzenie na etapie okresowych powtórek wymaga na bieżąco korekty stosowanego sposobu obliczania przerw, gdyż samo w sobie jest<text:s/>sygnałem na zaistnienie okoliczności lub zmiennych nie ujętych w pierwotnych założeniach, lub takich, które nie dały znać o swoim istnieniu w czasie fazy nauki, a powodujących zaburzenia toku nauki.</text:p>
      <text:p text:style-name="P465">Co więcej, nie są tu już zbyt pomocne dane wyciągnięte z<text:s/>procesu kodowania, a dodatkowym utrudnieniem staje się brak pośredniego stopnia oceny znajomości słowa, pomiędzy „nie wiem” i „pamiętam”, który mógłby być w takich wypadkach wczesnym wskaźnikiem narastających trudności, dotyczących retencji konkretnej karty. Ponieważ jednak autor dostrzegł więcej korzyści w <text:s/>rezygnacji z pośrednich stopni autooceny przez użytkownika, należało dostosować dalszy tok działania do dostępnych źródeł danych.</text:p>
      <text:p text:style-name="P466">Ważne było zatem przyjęcie nowego sposobu postępowania w przypadkach<text:s/>trudności z wydobyciem informacji z pamięci, co <text:s/>umożliwiłoby zapewnienie, wspomnianej na początku niniejszej pracy, wymaganej elastyczności algorytmu aplikacji.<text:s/></text:p>
      <text:p text:style-name="Normal"><text:span text:style-name="T467">Na niepowodzenie w odzyskaniu danych z pamięci, porównywane programy rynkowe, reagują wszystk</text:span><text:span text:style-name="T468">ie bardzo podobnie: przeprowadzana jest ponownie faza nauki, w której<text:s/></text:span><text:soft-page-break/><text:span text:style-name="T469">biorą udział karty, które odpadły w bieżącej powtórce. Słowa takie, następnie, podlegają standardowemu obliczaniu kolejnych powtórek od stanu zerowego. Jest to model bezpieczny, ale opóź</text:span><text:span text:style-name="T470">niający proces nauki, bo nie uwzględniający już dokonanych postępów.<text:s/></text:span><text:span text:style-name="T471">Poza tym, jak wynika z doświadczeń H. Ebbinghausa, przypomnienie nawet zapomnianej informacji, wymaga znacznie mniej pracy niż pierwotnie i pozwala na szybkie ponowne osiągnięcie poprzedn</text:span><text:span text:style-name="T472">ich długości odstępów pomiędzy kolejnymi powtórkami.<text:s/></text:span></text:p>
      <text:p text:style-name="P473">Sposobem, który nasuwa się na myśl jako całkowite przeciwieństwo powyższego, jest dopuszczenie takiego hasła do kontynuowania dotychczasowego trendu w przyroście czasu przerw, po powtórzeniu dla niego fazy nauki. Stwarza to jednak duże ryzyko szybkiego, ponownego zaistnienia niepowodzenia danego słowa, zwłaszcza, że zdarzyło się ono już przy krótszym odstępie między testami. Autor pracy zdecydował się na zachowanie w jak największym stopniu osiągniętych<text:s/>postępów w nauce danej karty, przy ograniczeniu ryzyka ponownej porażki. Wziął również pod uwagę klasyfikację trudności hasła, jaka dokonywana jest po fazie nauki, a która w największym stopniu rzutuje na zachowanie się karty w przyszłości.<text:s/></text:p>
      <text:p text:style-name="P474">Algorytmem obiecującym spełnienie powyższych założeń, jest jedynie ten , w którym sposób postępowania w niepowodzeniu, zależy od całości zebranych danych, zarówno tych w toku kodowania, jak i z dotychczas przeprowadzonych powtórek.</text:p>
      <text:p text:style-name="P475">Zwłaszcza ostanie z wymienionych, źródło danych, wiele potrafi powiedzieć na temat rozwoju znajomości karty w czasie. Funkcję tę wspiera wyliczany na bieżąco stosunek iości skutecznych testów do ich całkowitej liczby. Jest on odzwierciedleniem zmiany stopnia trudności słowa w toku powtórek. Wszystkim powyższym założeniom, odpowiada przedstawiony poniżej diagram:</text:p>
      <text:p text:style-name="P476">[Obrazek]</text:p>
      <text:p text:style-name="P477">Kluczowym, w powyższym schemacie, jest podejście do słów, uznanych jako problemowe (trudne) już na etapie nauki. Każde niepowodzenie w odzyskaniu takiego hasła z pamięci w trakcie którejkolwiek z powtórek, skutkuje wyzerowaniem jego postępów i skierowaniem go do ponownej nauki w grupie całkowicie nowego materiału. Aby karta taka miała możliwość wzięcia udziału w najbliższej edycji nauki, co chroni przed dalszym osłabieniem jej<text:s/>śladu pamięciowego, otrzymuje najwyższy priorytet wyboru. Wartość ta jest osobną właścicwością każdej karty w tabeli w bazie danych. Dodatkowo, zmniejszony zostaje jej współczynnik zwielokrotnienia poprzedniego interwału powtórkowego, co ma w przyszłości zmiejszyć ryzyko jej zapomnienia, poprzez skrócenie przerw pomiędzy odpytywaniami.</text:p>
      <text:p text:style-name="Normal"><text:span text:style-name="T478">Ponieważ został tu już poniekąd poruszony problem wyliczania czasu powtórek, warto przyjrzeć się metodzie, która została opracowana na potrzeby niniejszego projektu, a podleg</text:span><text:span text:style-name="T479">a jej działaniu każda testowana w czasie powtórki karta.</text:span></text:p>
      <text:p text:style-name="P480"/>
      <text:p text:style-name="P481"/>
      <text:p text:style-name="P482">Konieczność wyliczania terminów kolejnych terminów przypomnień, pojawiła się już z chwilą, gdy sam H Ebbinghaus, odkrył prawidłowości rządzące pamięcią.<text:s/></text:p>
      <text:p text:style-name="P483">Współcześnie, daje się obserwować liczne modyfikacje tego podstawowego założenia. Potwierdzonym praktycznym użyciem jest metoda Primsleura (1967) [x], opracowana do<text:s/><text:soft-page-break/>nauki ze źródeł audio, opierająca wyliczanie odstępów za pomocą zwielokratniania ich za pomocą stałego mnożnika 5, co dawało ciąg powtórek po: 5 sekundach, 25 sekundach, 2 minutach, 10 minutach, 1 godzinie, 5 godzinach, 1 dniu, 5 dniach, 25 dniach, 4 miesiącach i ostatecznie po 2 latach. Model ten nie uwzględniał jednak indywidyalizacji w podejściu do poszczególnych słów, zakładając ich<text:s/>jednakowy stopień trudności, co oczywiście jest niezgodne z rzeczywistością. Kolejne podejście, dokonane przez Leitnera w 1972 [x], dotyczyło już nauki pamięciowej za pomocą ułożonych w osobnych pudełkach, kartonowych fiszek z hasłami. Zastosowana przez niego metoda, była bardziej elastyczna, pozwalała bowiem, w wypadku niepowodzenia na cofnięcie karty do poprzedniego pudełka, określonego krótszym interwałem powtórkowym, jak na rysunku.<text:s/></text:p>
      <text:p text:style-name="P484">[obrazek]</text:p>
      <text:p text:style-name="P485">Stosowane przez Leitnera mnożniki, oscylowały wokół liczby<text:s/>2, co w świetle współczesnych badań [x], pozowala na uzyskanie przerw, lepiej odpowiadających średniemu stopniowi retencji informacji w pamięci długotrwałej.<text:s/></text:p>
      <text:p text:style-name="P486">Oba przytoczone przykłady, pomimo starań ich twórców, miały wspólne ograniczenia, wynikające z nakładu pracy, potrzebnego do ich „implementowania” w analogowej rzeczywistości tamtych lat, co powodowało, że stopniem złożoności, nie mogły wykroczyć poza proste funkcje.</text:p>
      <text:p text:style-name="P487">Przezwyciężyć te niedogodności, pozwoliło dopiero rozpowszechnienie komuterów. W późniejszych latach mogły dzięki temu powstawać algorytmy, które byłyby w stanie dostosowywać się do użytkownika i materiału z którym on pracuje.<text:s/></text:p>
      <text:p text:style-name="P488">W tej materii, od przeszło dwudziestu pięciu lat, ma wiele osiągnięć polski naukowiec, Piotr Woźniak, twórca programu SuperMemo. Opracowywane przez niego algorytmy są dostępne open-source. Jedna z jego wczesnych metod, SM-2 z 1996 roku, znalazła zastosowanie w aplikacji Anki. Sam twórca, zapewniał wtedy[x], że gwarantuje ona utrzymanie w pamięci 92% uczonych informacji.<text:s/></text:p>
      <text:p text:style-name="P489">Obecne, nowe edycje SuperMemo, bazują na modyfikacji SM-22, co nieco dewaluuje zapewnienia składane w 1996 roku, o poziomie skuteczności ówczesnej wersji systemu. Niestety, pomimo udoskonaleń, wzbogacenia algorytmu liczącego, o całe matryce danych, czy uwzględnienia subtelnych zmiennych, nie ma nadal dobrego sposobu obliczania odstępów pomiędzy powtórkami. Stoi za tym, wg autora niniejszej pracy, sama natura pamięci, a szczególnie nasz niewielki stan wiedzy o niej, co nie daje żadnych podstaw do traktowania zapamiętywania, jako funkcji matematycznej, a więc przewidywalnej w swym przebiegu i wynikach.<text:s/></text:p>
      <text:p text:style-name="P490">Wychodząc z tego przeświadczenia, praca całego opisanego <text:s/>w pracy systemu, została oparta na tym, co o pamięci jest wiadome na pewno, nie zaś na naszych oczekiwaniach wobec niej.<text:s/></text:p>
      <text:p text:style-name="P491"/>
      <text:p text:style-name="P492"/>
      <text:p text:style-name="P493"/>
      <text:p text:style-name="P494"/>
      <text:p text:style-name="P495"/>
      <text:p text:style-name="P496"/>
      <text:p text:style-name="P497"/>
      <text:p text:style-name="P498"/>
      <text:p text:style-name="P499">Powyższa klasyfikacja, dokonywana na etapie nauki, pozwoliła na opracowanie odpowiedniego wzoru do obliczania terminów kolejnych testów. Za pomocny jako wyjściowy model przeliczania, zdecydowano się wybrać udostępniony publicznie przez twórców programu SuperMemo, tzw Algorytm nr2 – stanowiący podstawę pracy wczesnych edycji tego programu. Ponieważ jednak wzór ten, jest algorytmem stosowanym bez zmian w programie Anki (wg dokumentacji systemu) i pamiętając o mylnie optymistycznych oznaczeniach uzyskiwanych dla fiszek o normalnym i łatwym stopniu trudności, należało wzór ten poddać koniecznej modyfikacji.</text:p>
      <text:p text:style-name="P500"/>
      <text:p text:style-name="Normal">One obvious limitation of the present results is that, for practical purposes, we are normally interested in achieving learning well above the 50%–60% level attained in this study. Real-world instruction often achieves, at least momentarily, some degree of overlearning, that is, more than enough learning to support 100% accurate recall. Overlearning has been shown to retard,<text:s/>or at least delay, subsequent forgetting (Driskell, Willis, &amp; Copper, 1992; Krueger, 1929), but its interactions with interstudy spacing are not known</text:p>
      <text:p text:style-name="Normal">Driskell, J. E., Willis, R. P., &amp; Copper, C. (1992). Effect of overlearning on retention. Journal of Applied Psychology, 77, 615–622.</text:p>
      <text:p text:style-name="Normal">Krueger, W. C. F. (1929). The effect of overlearning on retention. Journal of Experimental Psychology, 12, 71–78.</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Wpisywanie obrazka do overleafa:</text:p>
      <text:p text:style-name="P501">\usepackage{graphics}</text:p>
      <text:p text:style-name="P502">\graphicspath{{images/}}</text:p>
      <text:p text:style-name="P503">\begin{document}</text:p>
      <text:soft-page-break/>
      <text:p text:style-name="P504">\maketitle</text:p>
      <text:p text:style-name="P505">To mój pierwszy \LaTeX{} dokument</text:p>
      <text:p text:style-name="Normal"><text:span text:style-name="T506"><text:s text:c="4"/>\begin{figure}[htp]</text:span></text:p>
      <text:p text:style-name="P507"><text:s text:c="4"/>\centering</text:p>
      <text:p text:style-name="P508"><text:s text:c="4"/>\includegraphics{sowa}</text:p>
      <text:p text:style-name="P509"><text:s text:c="4"/>\caption{sowa}</text:p>
      <text:p text:style-name="P510"><text:s text:c="4"/>\end{figure}</text:p>
      <text:p text:style-name="P511">\end{document}</text:p>
      <text:p text:style-name="P512"/>
      <text:p text:style-name="P513"/>
      <text:p text:style-name="P5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Georgia" svg:font-family="Georgia" style:font-family-generic="roman" style:font-pitch="variable" svg:panose-1="2 4 5 2 5 4 5 2 3 3"/>
    <style:font-face style:name="avenirltstd-light" svg:font-family="avenirltstd-light"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fo:language="pl" fo:country="PL" style:language-asian="pl" style:country-asian="PL" fo:hyphenate="tru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EndnoteText" style:display-name="Endnote Text" style:family="paragraph" style:parent-style-name="Normal">
      <style:paragraph-properties fo:margin-bottom="0in"/>
      <style:text-properties fo:font-size="10pt" style:font-size-asian="10pt" style:font-size-complex="10pt" fo:hyphenate="false"/>
    </style:style>
    <style:style style:name="EndnoteTextChar" style:display-name="Endnote Text Char" style:family="text" style:parent-style-name="DefaultParagraphFont">
      <style:text-properties fo:font-size="10pt" style:font-size-asian="10pt" style:font-size-complex="10pt"/>
    </style:style>
    <style:style style:name="EndnoteReference" style:display-name="Endnote Reference" style:family="text" style:parent-style-name="DefaultParagraphFont">
      <style:text-properties style:text-position="super 63.6%"/>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sgarski</meta:initial-creator>
    <dc:creator>msgarski</dc:creator>
    <meta:creation-date>2021-04-15T09:32:00Z</meta:creation-date>
    <dc:date>2021-06-13T08:34:00Z</dc:date>
    <meta:template xlink:href="Normal" xlink:type="simple"/>
    <meta:editing-cycles>717</meta:editing-cycles>
    <meta:editing-duration>PT369660S</meta:editing-duration>
    <meta:document-statistic meta:page-count="31" meta:paragraph-count="145" meta:word-count="10420" meta:character-count="72799" meta:row-count="521" meta:non-whitespace-character-count="62524"/>
  </office:meta>
</office:document-meta>
</file>